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6.251cm" fo:margin-left="0.18cm" table:align="left"/>
    </style:style>
    <style:style style:name="Tabelle7.A" style:family="table-column">
      <style:table-column-properties style:column-width="8.124cm"/>
    </style:style>
    <style:style style:name="Tabelle7.B" style:family="table-column">
      <style:table-column-properties style:column-width="8.126cm"/>
    </style:style>
    <style:style style:name="Tabelle7.1" style:family="table-row">
      <style:table-row-properties style:row-height="0.448cm" style:use-optimal-row-height="false"/>
    </style:style>
    <style:style style:name="Tabelle7.A1" style:family="table-cell">
      <style:table-cell-properties fo:padding="0cm" fo:border="0.018cm solid #000000"/>
    </style:style>
    <style:style style:name="Tabelle7.2" style:family="table-row">
      <style:table-row-properties style:row-height="2.171cm" style:use-optimal-row-height="false"/>
    </style:style>
    <style:style style:name="Tabelle7.3" style:family="table-row">
      <style:table-row-properties style:row-height="0.445cm" style:use-optimal-row-height="false"/>
    </style:style>
    <style:style style:name="Tabelle7.4" style:family="table-row">
      <style:table-row-properties style:row-height="1.314cm" style:use-optimal-row-height="false"/>
    </style:style>
    <style:style style:name="Tabelle7.5" style:family="table-row">
      <style:table-row-properties style:row-height="0.877cm" style:use-optimal-row-height="false"/>
    </style:style>
    <style:style style:name="Tabelle7.6" style:family="table-row">
      <style:table-row-properties style:row-height="1.312cm" style:use-optimal-row-height="false"/>
    </style:style>
    <style:style style:name="Tabelle7.10" style:family="table-row">
      <style:table-row-properties style:row-height="0.88cm" style:use-optimal-row-height="false"/>
    </style:style>
    <style:style style:name="Tabelle7.11" style:family="table-row">
      <style:table-row-properties style:row-height="0.441cm" style:use-optimal-row-height="false"/>
    </style:style>
    <style:style style:name="Tabelle7.A11" style:family="table-cell">
      <style:table-cell-properties fo:padding="0cm" fo:border-left="0.018cm solid #000000" fo:border-right="0.018cm solid #000000" fo:border-top="0.018cm solid #000000" fo:border-bottom="none"/>
    </style:style>
    <style:style style:name="Tabelle8" style:family="table">
      <style:table-properties style:width="16.251cm" fo:margin-left="0.18cm" table:align="left"/>
    </style:style>
    <style:style style:name="Tabelle8.A" style:family="table-column">
      <style:table-column-properties style:column-width="8.124cm"/>
    </style:style>
    <style:style style:name="Tabelle8.B" style:family="table-column">
      <style:table-column-properties style:column-width="8.126cm"/>
    </style:style>
    <style:style style:name="Tabelle8.1" style:family="table-row">
      <style:table-row-properties style:row-height="0.877cm" style:use-optimal-row-height="false"/>
    </style:style>
    <style:style style:name="Tabelle8.A1" style:family="table-cell">
      <style:table-cell-properties fo:padding="0cm" fo:border="0.018cm solid #000000"/>
    </style:style>
    <style:style style:name="Tabelle8.2" style:family="table-row">
      <style:table-row-properties style:row-height="0.448cm" style:use-optimal-row-height="false"/>
    </style:style>
    <style:style style:name="Tabelle9" style:family="table">
      <style:table-properties style:width="16.251cm" fo:margin-left="0.18cm" table:align="left"/>
    </style:style>
    <style:style style:name="Tabelle9.A" style:family="table-column">
      <style:table-column-properties style:column-width="8.124cm"/>
    </style:style>
    <style:style style:name="Tabelle9.B" style:family="table-column">
      <style:table-column-properties style:column-width="8.126cm"/>
    </style:style>
    <style:style style:name="Tabelle9.1" style:family="table-row">
      <style:table-row-properties style:min-row-height="1.739cm" style:use-optimal-row-height="false"/>
    </style:style>
    <style:style style:name="Tabelle9.A1" style:family="table-cell">
      <style:table-cell-properties fo:padding="0cm" fo:border="0.018cm solid #000000"/>
    </style:style>
    <style:style style:name="Tabelle9.2" style:family="table-row">
      <style:table-row-properties style:row-height="1.741cm" style:use-optimal-row-height="false"/>
    </style:style>
    <style:style style:name="Tabelle9.3" style:family="table-row">
      <style:table-row-properties style:row-height="6.906cm" style:use-optimal-row-height="false"/>
    </style:style>
    <style:style style:name="Tabelle10" style:family="table">
      <style:table-properties style:width="16.251cm" fo:margin-left="0.18cm" table:align="left"/>
    </style:style>
    <style:style style:name="Tabelle10.A" style:family="table-column">
      <style:table-column-properties style:column-width="8.124cm"/>
    </style:style>
    <style:style style:name="Tabelle10.B" style:family="table-column">
      <style:table-column-properties style:column-width="8.126cm"/>
    </style:style>
    <style:style style:name="Tabelle10.1" style:family="table-row">
      <style:table-row-properties style:row-height="0.88cm" style:use-optimal-row-height="false"/>
    </style:style>
    <style:style style:name="Tabelle10.A1" style:family="table-cell">
      <style:table-cell-properties fo:padding="0cm" fo:border="0.018cm solid #000000"/>
    </style:style>
    <style:style style:name="Tabelle10.2" style:family="table-row">
      <style:table-row-properties style:row-height="5.182cm" style:use-optimal-row-height="false"/>
    </style:style>
    <style:style style:name="Tabelle11" style:family="table">
      <style:table-properties style:width="16.251cm" fo:margin-left="0.18cm" table:align="left"/>
    </style:style>
    <style:style style:name="Tabelle11.A" style:family="table-column">
      <style:table-column-properties style:column-width="8.124cm"/>
    </style:style>
    <style:style style:name="Tabelle11.B" style:family="table-column">
      <style:table-column-properties style:column-width="8.126cm"/>
    </style:style>
    <style:style style:name="Tabelle11.1" style:family="table-row">
      <style:table-row-properties style:row-height="1.309cm" style:use-optimal-row-height="false"/>
    </style:style>
    <style:style style:name="Tabelle11.A1" style:family="table-cell">
      <style:table-cell-properties fo:padding="0cm" fo:border="0.018cm solid #000000"/>
    </style:style>
    <style:style style:name="Tabelle11.2" style:family="table-row">
      <style:table-row-properties style:row-height="1.099cm" style:use-optimal-row-height="false"/>
    </style:style>
    <style:style style:name="Tabelle11.A2" style:family="table-cell">
      <style:table-cell-properties fo:padding="0cm" fo:border-left="0.018cm solid #000000" fo:border-right="0.018cm solid #000000" fo:border-top="0.018cm solid #000000" fo:border-bottom="none"/>
    </style:style>
    <style:style style:name="Tabelle12" style:family="table">
      <style:table-properties style:width="16.251cm" fo:margin-left="0.18cm" table:align="left"/>
    </style:style>
    <style:style style:name="Tabelle12.A" style:family="table-column">
      <style:table-column-properties style:column-width="8.124cm"/>
    </style:style>
    <style:style style:name="Tabelle12.B" style:family="table-column">
      <style:table-column-properties style:column-width="8.126cm"/>
    </style:style>
    <style:style style:name="Tabelle12.1" style:family="table-row">
      <style:table-row-properties style:row-height="0.445cm" style:use-optimal-row-height="false"/>
    </style:style>
    <style:style style:name="Tabelle12.A1" style:family="table-cell">
      <style:table-cell-properties fo:padding="0cm" fo:border="0.018cm solid #000000"/>
    </style:style>
    <style:style style:name="Tabelle12.A2" style:family="table-cell">
      <style:table-cell-properties fo:padding="0cm" fo:border-left="0.018cm solid #000000" fo:border-right="0.018cm solid #000000" fo:border-top="none" fo:border-bottom="0.018cm solid #000000"/>
    </style:style>
    <style:style style:name="Tabelle12.3" style:family="table-row">
      <style:table-row-properties style:row-height="0.448cm" style:use-optimal-row-height="false"/>
    </style:style>
    <style:style style:name="Tabelle12.4" style:family="table-row">
      <style:table-row-properties style:row-height="0.938cm" style:use-optimal-row-height="false"/>
    </style:style>
    <style:style style:name="Tabelle13" style:family="table">
      <style:table-properties style:width="16.251cm" fo:margin-left="0.18cm" table:align="left"/>
    </style:style>
    <style:style style:name="Tabelle13.A" style:family="table-column">
      <style:table-column-properties style:column-width="8.124cm"/>
    </style:style>
    <style:style style:name="Tabelle13.B" style:family="table-column">
      <style:table-column-properties style:column-width="8.126cm"/>
    </style:style>
    <style:style style:name="Tabelle13.1" style:family="table-row">
      <style:table-row-properties style:row-height="0.877cm" style:use-optimal-row-height="false"/>
    </style:style>
    <style:style style:name="Tabelle13.A1" style:family="table-cell">
      <style:table-cell-properties fo:padding="0cm" fo:border="0.018cm solid #000000"/>
    </style:style>
    <style:style style:name="Tabelle13.2" style:family="table-row">
      <style:table-row-properties style:row-height="4.327cm" style:use-optimal-row-height="false"/>
    </style:style>
    <style:style style:name="Tabelle13.3" style:family="table-row">
      <style:table-row-properties style:row-height="5.614cm" style:use-optimal-row-height="false"/>
    </style:style>
    <style:style style:name="Tabelle13.4" style:family="table-row">
      <style:table-row-properties style:row-height="2.171cm" style:use-optimal-row-height="false"/>
    </style:style>
    <style:style style:name="Tabelle1" style:family="table">
      <style:table-properties style:width="16.251cm" fo:margin-left="0.18cm" table:align="left"/>
    </style:style>
    <style:style style:name="Tabelle1.A" style:family="table-column">
      <style:table-column-properties style:column-width="8.124cm"/>
    </style:style>
    <style:style style:name="Tabelle1.B" style:family="table-column">
      <style:table-column-properties style:column-width="8.126cm"/>
    </style:style>
    <style:style style:name="Tabelle1.1" style:family="table-row">
      <style:table-row-properties style:row-height="1.482cm" style:use-optimal-row-height="false"/>
    </style:style>
    <style:style style:name="Tabelle1.A1" style:family="table-cell">
      <style:table-cell-properties fo:padding="0cm" fo:border="0.018cm solid #000000"/>
    </style:style>
    <style:style style:name="Tabelle1.2" style:family="table-row">
      <style:table-row-properties style:row-height="1.312cm" style:use-optimal-row-height="false"/>
    </style:style>
    <style:style style:name="Tabelle14" style:family="table">
      <style:table-properties style:width="16.251cm" fo:margin-left="0.18cm" table:align="left"/>
    </style:style>
    <style:style style:name="Tabelle14.A" style:family="table-column">
      <style:table-column-properties style:column-width="8.124cm"/>
    </style:style>
    <style:style style:name="Tabelle14.B" style:family="table-column">
      <style:table-column-properties style:column-width="8.126cm"/>
    </style:style>
    <style:style style:name="Tabelle14.1" style:family="table-row">
      <style:table-row-properties style:row-height="0.448cm" style:use-optimal-row-height="false"/>
    </style:style>
    <style:style style:name="Tabelle14.A1" style:family="table-cell">
      <style:table-cell-properties fo:padding="0cm" fo:border="0.018cm solid #000000"/>
    </style:style>
    <style:style style:name="Tabelle14.2" style:family="table-row">
      <style:table-row-properties style:row-height="2.171cm" style:use-optimal-row-height="false"/>
    </style:style>
    <style:style style:name="Tabelle14.3" style:family="table-row">
      <style:table-row-properties style:row-height="2.6cm" style:use-optimal-row-height="false"/>
    </style:style>
    <style:style style:name="Tabelle14.4" style:family="table-row">
      <style:table-row-properties style:row-height="3.03cm" style:use-optimal-row-height="false"/>
    </style:style>
    <style:style style:name="Tabelle14.5" style:family="table-row">
      <style:table-row-properties style:row-height="2.604cm" style:use-optimal-row-height="false"/>
    </style:style>
    <style:style style:name="Tabelle14.7" style:family="table-row">
      <style:table-row-properties style:row-height="3.145cm" style:use-optimal-row-height="false"/>
    </style:style>
    <style:style style:name="Tabelle2" style:family="table">
      <style:table-properties style:width="16.219cm" fo:margin-left="0.185cm" fo:margin-right="0.935cm" table:align="margins"/>
    </style:style>
    <style:style style:name="Tabelle2.A" style:family="table-column">
      <style:table-column-properties style:column-width="8.493cm" style:rel-column-width="34317*"/>
    </style:style>
    <style:style style:name="Tabelle2.B" style:family="table-column">
      <style:table-column-properties style:column-width="7.726cm" style:rel-column-width="3121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219cm" fo:margin-left="0.212cm" fo:margin-right="0.908cm" table:align="margins"/>
    </style:style>
    <style:style style:name="Tabelle3.A" style:family="table-column">
      <style:table-column-properties style:column-width="8.467cm" style:rel-column-width="34210*"/>
    </style:style>
    <style:style style:name="Tabelle3.B" style:family="table-column">
      <style:table-column-properties style:column-width="7.752cm" style:rel-column-width="3132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796cm" fo:margin-left="0.672cm" fo:margin-right="0.533cm" table:align="margins"/>
    </style:style>
    <style:style style:name="Tabelle4.A" style:family="table-column">
      <style:table-column-properties style:column-width="7.832cm" style:rel-column-width="4440*"/>
    </style:style>
    <style:style style:name="Tabelle4.B" style:family="table-column">
      <style:table-column-properties style:column-width="7.964cm" style:rel-column-width="451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text-properties style:font-name="Cambria" fo:font-size="10pt" fo:font-weight="bold" style:font-name-asian="Cambria" style:font-size-asian="10pt" style:font-weight-asian="bold" style:font-name-complex="Cambria" style:font-size-complex="10pt" style:font-weight-complex="bold"/>
    </style:style>
    <style:style style:name="P4" style:family="paragraph" style:parent-style-name="Standard">
      <style:paragraph-properties fo:margin-left="0.381cm" fo:margin-right="0cm" fo:margin-top="0.111cm" fo:margin-bottom="0cm" fo:text-indent="0cm" style:auto-text-indent="false">
        <style:tab-stops>
          <style:tab-stop style:position="8.13cm"/>
        </style:tab-stops>
      </style:paragraph-properties>
    </style:style>
    <style:style style:name="P5" style:family="paragraph" style:parent-style-name="Standard">
      <style:paragraph-properties fo:margin-left="0.381cm" fo:margin-right="0cm" fo:margin-top="0.111cm" fo:margin-bottom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381cm" fo:margin-right="0cm" fo:margin-top="0.349cm" fo:margin-bottom="0cm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0.381cm" fo:margin-right="0cm" fo:margin-top="0.092cm" fo:margin-bottom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.381cm" fo:margin-right="0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18cm" fo:margin-right="0cm" fo:line-height="0.427cm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8cm" fo:margin-right="0cm" fo:line-height="0.423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8cm" fo:margin-right="0cm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18cm" fo:margin-right="0cm" fo:line-height="0.399cm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.18cm" fo:margin-right="0cm" fo:line-height="0.397cm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18cm" fo:margin-right="0cm" fo:line-height="0.429cm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18cm" fo:margin-right="0cm" fo:line-height="0.513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18cm" fo:margin-right="0cm" fo:line-height="0.601cm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18cm" fo:margin-right="0cm" fo:line-height="0.423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8" style:family="paragraph" style:parent-style-name="Table_20_Paragraph">
      <style:paragraph-properties fo:margin-left="0.18cm" fo:margin-right="0cm" fo:margin-top="0.002cm" fo:margin-bottom="0cm" fo:line-height="0.429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8cm" fo:margin-right="0cm" fo:margin-top="0.002cm" fo:margin-bottom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18cm" fo:margin-right="0cm" fo:margin-top="0.002cm" fo:margin-bottom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18cm" fo:margin-right="0cm" fo:margin-top="0.005cm" fo:margin-bottom="0cm" fo:line-height="0.399cm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.183cm" fo:margin-right="0cm" fo:line-height="0.427cm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183cm" fo:margin-right="0cm" fo:line-height="0.429cm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183cm" fo:margin-right="0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183cm" fo:margin-right="0cm" fo:line-height="0.423cm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183cm" fo:margin-right="0cm" fo:line-height="0.425cm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183cm" fo:margin-right="0cm" fo:line-height="0.423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28" style:family="paragraph" style:parent-style-name="Table_20_Paragraph">
      <style:paragraph-properties fo:margin-left="0.183cm" fo:margin-right="0cm" fo:line-height="0.427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29" style:family="paragraph" style:parent-style-name="Standard">
      <style:paragraph-properties fo:margin-left="0.183cm" fo:margin-right="0cm" fo:line-height="0.409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0.183cm" fo:margin-right="0cm" fo:line-height="0.399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0.183cm" fo:margin-right="0cm" fo:line-height="0.395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183cm" fo:margin-right="0cm" fo:line-height="0.397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.183cm" fo:margin-right="0cm" fo:margin-top="0.011cm" fo:margin-bottom="0cm" fo:line-height="0.399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.183cm" fo:margin-right="0cm" fo:margin-top="0.007cm" fo:margin-bottom="0cm" fo:line-height="0.397cm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.183cm" fo:margin-right="0cm" fo:margin-top="0.007cm" fo:margin-bottom="0cm" fo:line-height="0.399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183cm" fo:margin-right="0cm" fo:margin-top="0.002cm" fo:margin-bottom="0cm" fo:line-height="0.399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0.183cm" fo:margin-right="0cm" fo:margin-top="0.002cm" fo:margin-bottom="0cm" fo:line-height="0.39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183cm" fo:margin-right="0cm" fo:margin-top="0.005cm" fo:margin-bottom="0cm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0.183cm" fo:margin-right="4.408cm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.183cm" fo:margin-right="0.974cm" fo:text-indent="0cm" style:auto-text-indent="false">
        <style:tab-stops/>
      </style:paragraph-properties>
    </style:style>
    <style:style style:name="P41" style:family="paragraph" style:parent-style-name="Table_20_Paragraph">
      <style:paragraph-properties fo:margin-left="0.183cm" fo:margin-right="0.236cm" fo:text-indent="0cm" style:auto-text-indent="false">
        <style:tab-stops/>
      </style:paragraph-properties>
    </style:style>
    <style:style style:name="P42" style:family="paragraph" style:parent-style-name="Table_20_Paragraph">
      <style:paragraph-properties fo:margin-left="0.183cm" fo:margin-right="0.827cm" fo:text-indent="0cm" style:auto-text-indent="false">
        <style:tab-stops/>
      </style:paragraph-properties>
    </style:style>
    <style:style style:name="P43" style:family="paragraph" style:parent-style-name="Table_20_Paragraph">
      <style:paragraph-properties fo:margin-left="0.183cm" fo:margin-right="0.766cm" fo:text-indent="0cm" style:auto-text-indent="false">
        <style:tab-stops/>
      </style:paragraph-properties>
    </style:style>
    <style:style style:name="P44" style:family="paragraph" style:parent-style-name="Table_20_Paragraph">
      <style:paragraph-properties fo:margin-left="0.183cm" fo:margin-right="0.429cm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left="0.183cm" fo:margin-right="0.305cm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0.183cm" fo:margin-right="1.3cm" fo:text-indent="0cm" style:auto-text-indent="false">
        <style:tab-stops/>
      </style:paragraph-properties>
    </style:style>
    <style:style style:name="P47" style:family="paragraph" style:parent-style-name="Table_20_Paragraph">
      <style:paragraph-properties fo:margin-left="0.183cm" fo:margin-right="3.415cm" fo:text-indent="0cm" style:auto-text-indent="false">
        <style:tab-stops/>
      </style:paragraph-properties>
    </style:style>
    <style:style style:name="P48" style:family="paragraph" style:parent-style-name="Table_20_Paragraph">
      <style:paragraph-properties fo:margin-left="0.561cm" fo:margin-right="4.514cm" fo:text-indent="0cm" style:auto-text-indent="false">
        <style:tab-stops/>
      </style:paragraph-properties>
    </style:style>
    <style:style style:name="P49" style:family="paragraph" style:parent-style-name="Table_20_Paragraph">
      <style:paragraph-properties fo:margin-left="0.561cm" fo:margin-right="2.528cm" fo:text-indent="0cm" style:auto-text-indent="false">
        <style:tab-stops/>
      </style:paragraph-properties>
    </style:style>
    <style:style style:name="P50" style:family="paragraph" style:parent-style-name="Table_20_Paragraph">
      <style:paragraph-properties fo:margin-left="0.561cm" fo:margin-right="4.658cm" fo:text-indent="0cm" style:auto-text-indent="false">
        <style:tab-stops/>
      </style:paragraph-properties>
    </style:style>
    <style:style style:name="P51" style:family="paragraph" style:parent-style-name="Table_20_Paragraph">
      <style:paragraph-properties fo:margin-top="0.019cm" fo:margin-bottom="0cm"/>
      <style:text-properties style:font-name="Calibri" fo:font-size="9.5pt" fo:font-weight="bold" style:font-name-asian="Calibri" style:font-size-asian="9.5pt" style:font-weight-asian="bold" style:font-name-complex="Calibri" style:font-size-complex="9.5pt" style:font-weight-complex="bold"/>
    </style:style>
    <style:style style:name="P52" style:family="paragraph" style:parent-style-name="Table_20_Paragraph">
      <style:paragraph-properties fo:margin-top="0.019cm" fo:margin-bottom="0cm"/>
      <style:text-properties style:font-name="Cambria" fo:font-size="10pt" fo:font-weight="bold" style:font-name-asian="Cambria" style:font-size-asian="10pt" style:font-weight-asian="bold" style:font-name-complex="Cambria" style:font-size-complex="10pt" style:font-weight-complex="bold"/>
    </style:style>
    <style:style style:name="P53" style:family="paragraph" style:parent-style-name="Standard">
      <style:paragraph-properties fo:margin-top="0.019cm" fo:margin-bottom="0cm"/>
      <style:text-properties style:font-name="Calibri" fo:font-size="8pt" style:font-name-asian="Calibri" style:font-size-asian="8pt" style:font-name-complex="Calibri" style:font-size-complex="8pt"/>
    </style:style>
    <style:style style:name="P54" style:family="paragraph" style:parent-style-name="Table_20_Paragraph">
      <style:paragraph-properties fo:margin-left="0.183cm" fo:margin-right="0.395cm" fo:text-align="justify" style:justify-single-word="false" fo:text-indent="0cm" style:auto-text-indent="false">
        <style:tab-stops/>
      </style:paragraph-properties>
    </style:style>
    <style:style style:name="P55" style:family="paragraph" style:parent-style-name="Table_20_Paragraph">
      <style:paragraph-properties fo:margin-left="0.183cm" fo:margin-right="4.835cm" fo:text-indent="0cm" style:auto-text-indent="false">
        <style:tab-stops/>
      </style:paragraph-properties>
    </style:style>
    <style:style style:name="P56" style:family="paragraph" style:parent-style-name="Table_20_Paragraph">
      <style:paragraph-properties fo:margin-left="0.183cm" fo:margin-right="4.56cm" fo:text-indent="0cm" style:auto-text-indent="false">
        <style:tab-stops/>
      </style:paragraph-properties>
    </style:style>
    <style:style style:name="P57" style:family="paragraph" style:parent-style-name="Table_20_Paragraph">
      <style:paragraph-properties fo:margin-left="0.183cm" fo:margin-right="0.64cm" fo:text-indent="0cm" style:auto-text-indent="false">
        <style:tab-stops/>
      </style:paragraph-properties>
    </style:style>
    <style:style style:name="P58" style:family="paragraph" style:parent-style-name="Table_20_Paragraph">
      <style:paragraph-properties fo:margin-left="0.183cm" fo:margin-right="0.411cm" fo:text-indent="0cm" style:auto-text-indent="false">
        <style:tab-stops/>
      </style:paragraph-properties>
    </style:style>
    <style:style style:name="P59" style:family="paragraph" style:parent-style-name="Table_20_Paragraph">
      <style:paragraph-properties fo:margin-left="0.183cm" fo:margin-right="0.552cm" fo:text-indent="0cm" style:auto-text-indent="false">
        <style:tab-stops/>
      </style:paragraph-properties>
    </style:style>
    <style:style style:name="P60" style:family="paragraph" style:parent-style-name="Table_20_Paragraph">
      <style:paragraph-properties fo:margin-left="0.183cm" fo:margin-right="0.506cm" fo:text-indent="0cm" style:auto-text-indent="false">
        <style:tab-stops/>
      </style:paragraph-properties>
    </style:style>
    <style:style style:name="P61" style:family="paragraph" style:parent-style-name="Table_20_Paragraph">
      <style:paragraph-properties fo:margin-left="0.183cm" fo:margin-right="0.792cm" fo:text-indent="0cm" style:auto-text-indent="false">
        <style:tab-stops/>
      </style:paragraph-properties>
    </style:style>
    <style:style style:name="P62" style:family="paragraph" style:parent-style-name="Table_20_Paragraph">
      <style:paragraph-properties fo:margin-left="0.183cm" fo:margin-right="1.556cm" fo:text-indent="0cm" style:auto-text-indent="false">
        <style:tab-stops/>
      </style:paragraph-properties>
    </style:style>
    <style:style style:name="P63" style:family="paragraph" style:parent-style-name="Table_20_Paragraph">
      <style:paragraph-properties fo:margin-left="0.183cm" fo:margin-right="1.651cm" fo:text-indent="0cm" style:auto-text-indent="false">
        <style:tab-stops/>
      </style:paragraph-properties>
    </style:style>
    <style:style style:name="P64" style:family="paragraph" style:parent-style-name="Table_20_Paragraph">
      <style:paragraph-properties fo:margin-left="0.183cm" fo:margin-right="1.374cm" fo:margin-top="0.002cm" fo:margin-bottom="0cm" fo:text-indent="0cm" style:auto-text-indent="false">
        <style:tab-stops/>
      </style:paragraph-properties>
    </style:style>
    <style:style style:name="P65" style:family="paragraph" style:parent-style-name="Table_20_Paragraph">
      <style:paragraph-properties fo:margin-left="0.183cm" fo:margin-right="0.681cm" fo:text-indent="0cm" style:auto-text-indent="false">
        <style:tab-stops/>
      </style:paragraph-properties>
    </style:style>
    <style:style style:name="P66" style:family="paragraph" style:parent-style-name="Table_20_Paragraph">
      <style:paragraph-properties fo:margin-left="0.183cm" fo:margin-right="0.653cm" fo:text-indent="0cm" style:auto-text-indent="false">
        <style:tab-stops/>
      </style:paragraph-properties>
    </style:style>
    <style:style style:name="P67" style:family="paragraph" style:parent-style-name="Table_20_Paragraph">
      <style:paragraph-properties fo:margin-top="0.016cm" fo:margin-bottom="0cm"/>
      <style:text-properties style:font-name="Cambria" fo:font-size="10pt" fo:font-weight="bold" style:font-name-asian="Cambria" style:font-size-asian="10pt" style:font-weight-asian="bold" style:font-name-complex="Cambria" style:font-size-complex="10pt" style:font-weight-complex="bold"/>
    </style:style>
    <style:style style:name="P68" style:family="paragraph" style:parent-style-name="Standard">
      <style:paragraph-properties fo:margin-top="0.016cm" fo:margin-bottom="0cm"/>
      <style:text-properties style:font-name="Cambria" fo:font-size="5.5pt" fo:font-weight="bold" style:font-name-asian="Cambria" style:font-size-asian="5.5pt" style:font-weight-asian="bold" style:font-name-complex="Cambria" style:font-size-complex="5.5pt" style:font-weight-complex="bold"/>
    </style:style>
    <style:style style:name="P69" style:family="paragraph" style:parent-style-name="Standard">
      <style:paragraph-properties fo:margin-top="0.016cm" fo:margin-bottom="0cm"/>
      <style:text-properties style:font-name="Cambria" fo:font-size="1.5pt" fo:font-weight="bold" style:font-name-asian="Cambria" style:font-size-asian="1.5pt" style:font-weight-asian="bold" style:font-name-complex="Cambria" style:font-size-complex="1.5pt" style:font-weight-complex="bold"/>
    </style:style>
    <style:style style:name="P70" style:family="paragraph" style:parent-style-name="Table_20_Paragraph">
      <style:paragraph-properties fo:margin-left="0.183cm" fo:margin-right="0.596cm" fo:text-indent="0cm" style:auto-text-indent="false">
        <style:tab-stops/>
      </style:paragraph-properties>
    </style:style>
    <style:style style:name="P71" style:family="paragraph" style:parent-style-name="Table_20_Paragraph">
      <style:paragraph-properties fo:margin-left="0.183cm" fo:margin-right="0.36cm" fo:text-indent="0cm" style:auto-text-indent="false">
        <style:tab-stops/>
      </style:paragraph-properties>
    </style:style>
    <style:style style:name="P72" style:family="paragraph" style:parent-style-name="Table_20_Paragraph">
      <style:paragraph-properties fo:margin-left="0.18cm" fo:margin-right="0.928cm" fo:text-indent="0cm" style:auto-text-indent="false">
        <style:tab-stops/>
      </style:paragraph-properties>
    </style:style>
    <style:style style:name="P73" style:family="paragraph" style:parent-style-name="Table_20_Paragraph">
      <style:paragraph-properties fo:margin-left="0.183cm" fo:margin-right="3.313cm" fo:text-indent="0cm" style:auto-text-indent="false">
        <style:tab-stops/>
      </style:paragraph-properties>
    </style:style>
    <style:style style:name="P74" style:family="paragraph" style:parent-style-name="Table_20_Paragraph">
      <style:paragraph-properties fo:margin-left="0.183cm" fo:margin-right="0.453cm" fo:text-indent="0cm" style:auto-text-indent="false">
        <style:tab-stops/>
      </style:paragraph-properties>
    </style:style>
    <style:style style:name="P75" style:family="paragraph" style:parent-style-name="Table_20_Paragraph">
      <style:paragraph-properties fo:margin-left="0.183cm" fo:margin-right="4.614cm" fo:margin-top="0.002cm" fo:margin-bottom="0cm" fo:text-indent="0cm" style:auto-text-indent="false">
        <style:tab-stops/>
      </style:paragraph-properties>
    </style:style>
    <style:style style:name="P76" style:family="paragraph" style:parent-style-name="Table_20_Paragraph">
      <style:paragraph-properties fo:margin-left="0.183cm" fo:margin-right="0.663cm" fo:text-indent="0cm" style:auto-text-indent="false">
        <style:tab-stops/>
      </style:paragraph-properties>
    </style:style>
    <style:style style:name="P77" style:family="paragraph" style:parent-style-name="Table_20_Paragraph">
      <style:paragraph-properties fo:margin-left="0.183cm" fo:margin-right="4.613cm" fo:text-indent="0cm" style:auto-text-indent="false">
        <style:tab-stops/>
      </style:paragraph-properties>
    </style:style>
    <style:style style:name="P78" style:family="paragraph" style:parent-style-name="Table_20_Paragraph">
      <style:paragraph-properties fo:margin-left="0.183cm" fo:margin-right="3.651cm" fo:text-indent="0cm" style:auto-text-indent="false">
        <style:tab-stops/>
      </style:paragraph-properties>
    </style:style>
    <style:style style:name="P79" style:family="paragraph" style:parent-style-name="Table_20_Paragraph">
      <style:paragraph-properties fo:margin-left="0.183cm" fo:margin-right="4.791cm" fo:margin-top="0.002cm" fo:margin-bottom="0cm" fo:text-indent="0cm" style:auto-text-indent="false">
        <style:tab-stops/>
      </style:paragraph-properties>
    </style:style>
    <style:style style:name="P80" style:family="paragraph" style:parent-style-name="Table_20_Paragraph">
      <style:paragraph-properties fo:margin-left="0.183cm" fo:margin-right="0.448cm" fo:text-indent="0cm" style:auto-text-indent="false">
        <style:tab-stops/>
      </style:paragraph-properties>
    </style:style>
    <style:style style:name="P81" style:family="paragraph" style:parent-style-name="Table_20_Paragraph">
      <style:paragraph-properties fo:margin-top="0.002cm" fo:margin-bottom="0cm"/>
      <style:text-properties style:font-name="Calibri" fo:font-size="10pt" style:font-name-asian="Calibri" style:font-size-asian="10pt" style:font-name-complex="Calibri" style:font-size-complex="10pt"/>
    </style:style>
    <style:style style:name="P82" style:family="paragraph" style:parent-style-name="Standard">
      <style:paragraph-properties fo:margin-top="0.002cm" fo:margin-bottom="0cm"/>
      <style:text-properties style:font-name="Calibri" fo:font-size="5.5pt" style:font-name-asian="Calibri" style:font-size-asian="5.5pt" style:font-name-complex="Calibri" style:font-size-complex="5.5pt"/>
    </style:style>
    <style:style style:name="P83" style:family="paragraph" style:parent-style-name="Standard">
      <style:paragraph-properties fo:margin-top="0.002cm" fo:margin-bottom="0cm"/>
      <style:text-properties style:font-name="Cambria" fo:font-size="1.5pt" fo:font-weight="bold" style:font-name-asian="Cambria" style:font-size-asian="1.5pt" style:font-weight-asian="bold" style:font-name-complex="Cambria" style:font-size-complex="1.5pt" style:font-weight-complex="bold"/>
    </style:style>
    <style:style style:name="P84" style:family="paragraph" style:parent-style-name="Table_20_Paragraph">
      <style:paragraph-properties fo:margin-left="0.183cm" fo:margin-right="0.801cm" fo:text-indent="0cm" style:auto-text-indent="false">
        <style:tab-stops/>
      </style:paragraph-properties>
    </style:style>
    <style:style style:name="P85" style:family="paragraph" style:parent-style-name="Table_20_Paragraph">
      <style:paragraph-properties fo:margin-left="0.224cm" fo:margin-right="0cm" fo:line-height="0.427cm" fo:text-indent="0cm" style:auto-text-indent="false">
        <style:tab-stops/>
      </style:paragraph-properties>
    </style:style>
    <style:style style:name="P86" style:family="paragraph" style:parent-style-name="Table_20_Paragraph">
      <style:paragraph-properties fo:margin-left="0.224cm" fo:margin-right="0cm" fo:line-height="0.399cm" fo:text-indent="0cm" style:auto-text-indent="false">
        <style:tab-stops/>
      </style:paragraph-properties>
    </style:style>
    <style:style style:name="P87" style:family="paragraph" style:parent-style-name="Table_20_Paragraph">
      <style:paragraph-properties fo:margin-left="0.224cm" fo:margin-right="0cm" fo:line-height="0.397cm" fo:text-indent="0cm" style:auto-text-indent="false">
        <style:tab-stops/>
      </style:paragraph-properties>
    </style:style>
    <style:style style:name="P88" style:family="paragraph" style:parent-style-name="Table_20_Paragraph">
      <style:paragraph-properties fo:margin-left="0.224cm" fo:margin-right="0cm" fo:line-height="0.429cm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196cm" fo:margin-right="0cm" fo:line-height="0.427cm" fo:text-indent="0cm" style:auto-text-indent="false">
        <style:tab-stops/>
      </style:paragraph-properties>
    </style:style>
    <style:style style:name="P90" style:family="paragraph" style:parent-style-name="Table_20_Paragraph">
      <style:paragraph-properties fo:margin-left="0.196cm" fo:margin-right="0cm" fo:line-height="0.399cm" fo:text-indent="0cm" style:auto-text-indent="false">
        <style:tab-stops/>
      </style:paragraph-properties>
    </style:style>
    <style:style style:name="P91" style:family="paragraph" style:parent-style-name="Table_20_Paragraph">
      <style:paragraph-properties fo:margin-left="0.196cm" fo:margin-right="0cm" fo:line-height="0.397cm" fo:text-indent="0cm" style:auto-text-indent="false">
        <style:tab-stops/>
      </style:paragraph-properties>
    </style:style>
    <style:style style:name="P92" style:family="paragraph" style:parent-style-name="Table_20_Paragraph">
      <style:paragraph-properties fo:margin-left="0.196cm" fo:margin-right="0cm" fo:line-height="0.429cm" fo:text-indent="0cm" style:auto-text-indent="false">
        <style:tab-stops/>
      </style:paragraph-properties>
    </style:style>
    <style:style style:name="P93" style:family="paragraph" style:parent-style-name="Table_20_Paragraph">
      <style:paragraph-properties fo:margin-left="0.18cm" fo:margin-right="0.538cm" fo:text-indent="0cm" style:auto-text-indent="false">
        <style:tab-stops/>
      </style:paragraph-properties>
    </style:style>
    <style:style style:name="P94" style:family="paragraph" style:parent-style-name="Table_20_Paragraph">
      <style:paragraph-properties fo:margin-left="0.183cm" fo:margin-right="3.859cm" fo:text-indent="0cm" style:auto-text-indent="false">
        <style:tab-stops/>
      </style:paragraph-properties>
    </style:style>
    <style:style style:name="P95" style:family="paragraph" style:parent-style-name="Table_20_Paragraph">
      <style:paragraph-properties fo:margin-left="0.183cm" fo:margin-right="6.027cm" fo:text-indent="0cm" style:auto-text-indent="false">
        <style:tab-stops/>
      </style:paragraph-properties>
    </style:style>
    <style:style style:name="P96" style:family="paragraph" style:parent-style-name="Table_20_Paragraph">
      <style:paragraph-properties fo:margin-left="0.183cm" fo:margin-right="1.221cm" fo:text-indent="0cm" style:auto-text-indent="false">
        <style:tab-stops/>
      </style:paragraph-properties>
    </style:style>
    <style:style style:name="P97" style:family="paragraph" style:parent-style-name="Table_20_Paragraph">
      <style:paragraph-properties fo:margin-left="0.183cm" fo:margin-right="4.032cm" fo:text-indent="0cm" style:auto-text-indent="false">
        <style:tab-stops/>
      </style:paragraph-properties>
    </style:style>
    <style:style style:name="P98" style:family="paragraph" style:parent-style-name="Table_20_Paragraph">
      <style:paragraph-properties fo:margin-left="0.183cm" fo:margin-right="4.265cm" fo:text-indent="0cm" style:auto-text-indent="false">
        <style:tab-stops/>
      </style:paragraph-properties>
    </style:style>
    <style:style style:name="P99" style:family="paragraph" style:parent-style-name="Table_20_Paragraph">
      <style:paragraph-properties fo:margin-left="0.183cm" fo:margin-right="4.228cm" fo:text-indent="0cm" style:auto-text-indent="false">
        <style:tab-stops/>
      </style:paragraph-properties>
    </style:style>
    <style:style style:name="P100" style:family="paragraph" style:parent-style-name="Table_20_Paragraph">
      <style:paragraph-properties fo:margin-left="0.183cm" fo:margin-right="0.566cm" fo:text-indent="0cm" style:auto-text-indent="false">
        <style:tab-stops/>
      </style:paragraph-properties>
    </style:style>
    <style:style style:name="P101" style:family="paragraph" style:parent-style-name="Table_20_Paragraph">
      <style:paragraph-properties fo:margin-left="0.183cm" fo:margin-right="0.566cm" fo:text-align="justify" style:justify-single-word="false" fo:text-indent="0cm" style:auto-text-indent="false">
        <style:tab-stops/>
      </style:paragraph-properties>
    </style:style>
    <style:style style:name="P102" style:family="paragraph" style:parent-style-name="Table_20_Paragraph">
      <style:paragraph-properties fo:margin-left="2.177cm" fo:margin-right="0cm" fo:line-height="0.43cm" fo:text-indent="0cm" style:auto-text-indent="false">
        <style:tab-stops/>
      </style:paragraph-properties>
    </style:style>
    <style:style style:name="P103" style:family="paragraph" style:parent-style-name="Table_20_Paragraph">
      <style:paragraph-properties fo:margin-left="2.177cm" fo:margin-right="0cm" fo:text-indent="0cm" style:auto-text-indent="false">
        <style:tab-stops/>
      </style:paragraph-properties>
    </style:style>
    <style:style style:name="P104" style:family="paragraph" style:parent-style-name="Table_20_Paragraph">
      <style:paragraph-properties fo:margin-left="0.183cm" fo:margin-right="2.937cm" fo:text-align="justify" style:justify-single-word="false" fo:text-indent="0cm" style:auto-text-indent="false">
        <style:tab-stops/>
      </style:paragraph-properties>
    </style:style>
    <style:style style:name="P105" style:family="paragraph" style:parent-style-name="Table_20_Paragraph">
      <style:paragraph-properties fo:margin-left="0.18cm" fo:margin-right="3.898cm" fo:text-indent="0cm" style:auto-text-indent="false">
        <style:tab-stops/>
      </style:paragraph-properties>
    </style:style>
    <style:style style:name="P106" style:family="paragraph" style:parent-style-name="Table_20_Paragraph">
      <style:paragraph-properties fo:margin-left="0.183cm" fo:margin-right="3.29cm" fo:text-indent="0cm" style:auto-text-indent="false">
        <style:tab-stops/>
      </style:paragraph-properties>
    </style:style>
    <style:style style:name="P107" style:family="paragraph" style:parent-style-name="Table_20_Paragraph">
      <style:paragraph-properties fo:margin-left="0.183cm" fo:margin-right="1.173cm" fo:text-indent="0cm" style:auto-text-indent="false">
        <style:tab-stops/>
      </style:paragraph-properties>
    </style:style>
    <style:style style:name="P108" style:family="paragraph" style:parent-style-name="Table_20_Paragraph">
      <style:paragraph-properties fo:margin-left="0.183cm" fo:margin-right="4.242cm" fo:text-indent="0cm" style:auto-text-indent="false">
        <style:tab-stops/>
      </style:paragraph-properties>
    </style:style>
    <style:style style:name="P109" style:family="paragraph" style:parent-style-name="Table_20_Paragraph">
      <style:paragraph-properties fo:margin-left="0.183cm" fo:margin-right="3.632cm" fo:text-indent="0cm" style:auto-text-indent="false">
        <style:tab-stops/>
      </style:paragraph-properties>
    </style:style>
    <style:style style:name="P110" style:family="paragraph" style:parent-style-name="Table_20_Paragraph">
      <style:paragraph-properties fo:margin-left="0.183cm" fo:margin-right="4.419cm" fo:text-indent="0cm" style:auto-text-indent="false">
        <style:tab-stops/>
      </style:paragraph-properties>
    </style:style>
    <style:style style:name="P111" style:family="paragraph" style:parent-style-name="Table_20_Paragraph">
      <style:paragraph-properties fo:margin-left="0.18cm" fo:margin-right="4.627cm" fo:text-indent="0cm" style:auto-text-indent="false">
        <style:tab-stops/>
      </style:paragraph-properties>
    </style:style>
    <style:style style:name="P112" style:family="paragraph" style:parent-style-name="Table_20_Paragraph">
      <style:paragraph-properties fo:margin-left="0.183cm" fo:margin-right="4.355cm" fo:text-indent="0cm" style:auto-text-indent="false">
        <style:tab-stops/>
      </style:paragraph-properties>
    </style:style>
    <style:style style:name="P113" style:family="paragraph" style:parent-style-name="Table_20_Paragraph">
      <style:paragraph-properties fo:margin-left="0.18cm" fo:margin-right="4.614cm" fo:text-indent="0cm" style:auto-text-indent="false">
        <style:tab-stops/>
      </style:paragraph-properties>
    </style:style>
    <style:style style:name="P114" style:family="paragraph" style:parent-style-name="Table_20_Paragraph">
      <style:paragraph-properties fo:margin-left="0.183cm" fo:margin-right="4.981cm" fo:text-indent="0cm" style:auto-text-indent="false">
        <style:tab-stops/>
      </style:paragraph-properties>
    </style:style>
    <style:style style:name="P115" style:family="paragraph" style:parent-style-name="Table_20_Paragraph">
      <style:paragraph-properties fo:margin-left="0.183cm" fo:margin-right="3.341cm" fo:text-indent="0cm" style:auto-text-indent="false">
        <style:tab-stops/>
      </style:paragraph-properties>
    </style:style>
    <style:style style:name="P116" style:family="paragraph" style:parent-style-name="Table_20_Paragraph">
      <style:paragraph-properties fo:margin-left="0.183cm" fo:margin-right="1.095cm" fo:text-indent="0cm" style:auto-text-indent="false">
        <style:tab-stops/>
      </style:paragraph-properties>
    </style:style>
    <style:style style:name="P117" style:family="paragraph" style:parent-style-name="Table_20_Paragraph">
      <style:paragraph-properties fo:margin-left="0.183cm" fo:margin-right="0.75cm" fo:text-indent="0cm" style:auto-text-indent="false">
        <style:tab-stops/>
      </style:paragraph-properties>
    </style:style>
    <style:style style:name="P118" style:family="paragraph" style:parent-style-name="Standard">
      <style:paragraph-properties fo:margin-top="0.018cm" fo:margin-bottom="0cm"/>
      <style:text-properties style:font-name="Calibri" fo:font-size="9.5pt" style:font-name-asian="Calibri" style:font-size-asian="9.5pt" style:font-name-complex="Calibri" style:font-size-complex="9.5pt"/>
    </style:style>
    <style:style style:name="P119" style:family="paragraph" style:parent-style-name="Standard">
      <style:paragraph-properties fo:margin-top="0.018cm" fo:margin-bottom="0cm"/>
      <style:text-properties style:font-name="Cambria" fo:font-size="10pt" fo:font-weight="bold" style:font-name-asian="Cambria" style:font-size-asian="10pt" style:font-weight-asian="bold" style:font-name-complex="Cambria" style:font-size-complex="10pt" style:font-weight-complex="bold"/>
    </style:style>
    <style:style style:name="P120" style:family="paragraph" style:parent-style-name="Standard">
      <style:paragraph-properties fo:margin-top="0.018cm" fo:margin-bottom="0cm"/>
      <style:text-properties style:font-name="Cambria" fo:font-size="1.5pt" fo:font-weight="bold" style:font-name-asian="Cambria" style:font-size-asian="1.5pt" style:font-weight-asian="bold" style:font-name-complex="Cambria" style:font-size-complex="1.5pt" style:font-weight-complex="bold"/>
    </style:style>
    <style:style style:name="P121" style:family="paragraph" style:parent-style-name="Standard">
      <style:paragraph-properties fo:margin-left="0.631cm" fo:margin-right="0cm" style:line-height-at-least="0.353cm" fo:text-indent="0cm" style:auto-text-indent="false">
        <style:tab-stops/>
      </style:paragraph-properties>
    </style:style>
    <style:style style:name="P122" style:family="paragraph" style:parent-style-name="Standard">
      <style:paragraph-properties fo:margin-left="1.665cm" fo:margin-right="0cm" fo:line-height="0.397cm" fo:text-indent="0cm" style:auto-text-indent="false">
        <style:tab-stops/>
      </style:paragraph-properties>
    </style:style>
    <style:style style:name="P123" style:family="paragraph" style:parent-style-name="Standard">
      <style:paragraph-properties fo:margin-top="0.012cm" fo:margin-bottom="0cm"/>
      <style:text-properties style:font-name="Calibri" fo:font-size="8pt" style:font-name-asian="Calibri" style:font-size-asian="8pt" style:font-name-complex="Calibri" style:font-size-complex="8pt"/>
    </style:style>
    <style:style style:name="P124" style:family="paragraph" style:parent-style-name="Standard">
      <style:paragraph-properties fo:margin-top="0.009cm" fo:margin-bottom="0cm"/>
      <style:text-properties style:font-name="Calibri" fo:font-size="8pt" style:font-name-asian="Calibri" style:font-size-asian="8pt" style:font-name-complex="Calibri" style:font-size-complex="8pt"/>
    </style:style>
    <style:style style:name="P125" style:family="paragraph" style:parent-style-name="Standard">
      <style:paragraph-properties fo:margin-top="0.009cm" fo:margin-bottom="0cm"/>
      <style:text-properties style:font-name="Calibri" fo:font-size="9.5pt" style:font-name-asian="Calibri" style:font-size-asian="9.5pt" style:font-name-complex="Calibri" style:font-size-complex="9.5pt"/>
    </style:style>
    <style:style style:name="P126" style:family="paragraph" style:parent-style-name="Standard">
      <style:paragraph-properties fo:margin-left="0.818cm" fo:margin-right="0cm" fo:margin-top="0.002cm" fo:margin-bottom="0cm" fo:line-height="0.399cm" fo:text-indent="0cm" style:auto-text-indent="false">
        <style:tab-stops/>
      </style:paragraph-properties>
    </style:style>
    <style:style style:name="P127" style:family="paragraph" style:parent-style-name="Standard">
      <style:paragraph-properties fo:margin-left="0.818cm" fo:margin-right="0cm" fo:line-height="0.399cm" fo:text-indent="0cm" style:auto-text-indent="false">
        <style:tab-stops/>
      </style:paragraph-properties>
    </style:style>
    <style:style style:name="P128" style:family="paragraph" style:parent-style-name="Standard">
      <style:paragraph-properties fo:margin-top="0.011cm" fo:margin-bottom="0cm"/>
      <style:text-properties style:font-name="Cambria" fo:font-size="10.5pt" fo:font-weight="bold" style:font-name-asian="Cambria" style:font-size-asian="10.5pt" style:font-weight-asian="bold" style:font-name-complex="Cambria" style:font-size-complex="10.5pt" style:font-weight-complex="bold"/>
    </style:style>
    <style:style style:name="P129" style:family="paragraph" style:parent-style-name="Standard">
      <style:paragraph-properties fo:margin-top="0.011cm" fo:margin-bottom="0cm"/>
      <style:text-properties style:font-name="Cambria" fo:font-size="5.5pt" fo:font-weight="bold" style:font-name-asian="Cambria" style:font-size-asian="5.5pt" style:font-weight-asian="bold" style:font-name-complex="Cambria" style:font-size-complex="5.5pt" style:font-weight-complex="bold"/>
    </style:style>
    <style:style style:name="P130" style:family="paragraph" style:parent-style-name="Standard">
      <style:paragraph-properties fo:margin-top="0.011cm" fo:margin-bottom="0cm"/>
      <style:text-properties style:font-name="Calibri" fo:font-size="9pt" style:font-name-asian="Calibri" style:font-size-asian="9pt" style:font-name-complex="Calibri" style:font-size-complex="9pt"/>
    </style:style>
    <style:style style:name="P131" style:family="paragraph" style:parent-style-name="Standard">
      <style:paragraph-properties fo:margin-top="0.005cm" fo:margin-bottom="0cm"/>
      <style:text-properties style:font-name="Calibri" fo:font-size="5.5pt" fo:font-weight="bold" style:font-name-asian="Calibri" style:font-size-asian="5.5pt" style:font-weight-asian="bold" style:font-name-complex="Calibri" style:font-size-complex="5.5pt" style:font-weight-complex="bold"/>
    </style:style>
    <style:style style:name="P132" style:family="paragraph" style:parent-style-name="Standard">
      <style:paragraph-properties fo:margin-top="0.014cm" fo:margin-bottom="0cm"/>
      <style:text-properties style:font-name="Calibri" fo:font-size="9.5pt" style:font-name-asian="Calibri" style:font-size-asian="9.5pt" style:font-name-complex="Calibri" style:font-size-complex="9.5pt"/>
    </style:style>
    <style:style style:name="P133" style:family="paragraph" style:parent-style-name="Standard">
      <style:paragraph-properties fo:margin-left="0.191cm" fo:margin-right="0cm" style:line-height-at-least="0.353cm" fo:text-indent="0cm" style:auto-text-indent="false">
        <style:tab-stops/>
      </style:paragraph-properties>
    </style:style>
    <style:style style:name="P134" style:family="paragraph" style:parent-style-name="Standard">
      <style:paragraph-properties fo:margin-left="0.603cm" fo:margin-right="0cm" fo:line-height="0.399cm" fo:text-indent="0cm" style:auto-text-indent="false">
        <style:tab-stops/>
      </style:paragraph-properties>
    </style:style>
    <style:style style:name="P135" style:family="paragraph" style:parent-style-name="Standard">
      <style:paragraph-properties fo:margin-left="1.027cm" fo:margin-right="0cm" fo:margin-top="0.002cm" fo:margin-bottom="0cm" fo:line-height="0.399cm" fo:text-indent="0cm" style:auto-text-indent="false">
        <style:tab-stops/>
      </style:paragraph-properties>
    </style:style>
    <style:style style:name="P136" style:family="paragraph" style:parent-style-name="Standard">
      <style:paragraph-properties fo:margin-left="1.027cm" fo:margin-right="0cm" fo:line-height="0.399cm" fo:text-indent="0cm" style:auto-text-indent="false">
        <style:tab-stops/>
      </style:paragraph-properties>
    </style:style>
    <style:style style:name="P137" style:family="paragraph" style:parent-style-name="Text_20_body">
      <style:paragraph-properties fo:margin-left="0.381cm" fo:margin-right="2.048cm" fo:margin-top="0.007cm" fo:margin-bottom="0cm" fo:line-height="115%" fo:text-indent="0cm" style:auto-text-indent="false">
        <style:tab-stops/>
      </style:paragraph-properties>
    </style:style>
    <style:style style:name="P138" style:family="paragraph" style:parent-style-name="Text_20_body">
      <style:paragraph-properties fo:margin-left="2.879cm" fo:margin-right="3.097cm" fo:margin-top="0.078cm" fo:margin-bottom="0cm" fo:line-height="115%" fo:text-indent="-2.498cm" style:auto-text-indent="false">
        <style:tab-stops>
          <style:tab-stop style:position="-1.249cm"/>
          <style:tab-stop style:position="0cm"/>
        </style:tab-stops>
      </style:paragraph-properties>
    </style:style>
    <style:style style:name="P139" style:family="paragraph" style:parent-style-name="Text_20_body">
      <style:paragraph-properties fo:margin-left="2.879cm" fo:margin-right="0cm" fo:margin-top="0.004cm" fo:margin-bottom="0cm" fo:text-indent="0cm" style:auto-text-indent="false">
        <style:tab-stops/>
      </style:paragraph-properties>
    </style:style>
    <style:style style:name="P140" style:family="paragraph" style:parent-style-name="Text_20_body">
      <style:paragraph-properties fo:margin-left="0.381cm" fo:margin-right="1.182cm" fo:margin-top="0.079cm" fo:margin-bottom="0cm" fo:line-height="115%" fo:text-indent="0cm" style:auto-text-indent="false">
        <style:tab-stops/>
      </style:paragraph-properties>
    </style:style>
    <style:style style:name="P141" style:family="paragraph" style:parent-style-name="Text_20_body">
      <style:paragraph-properties fo:margin-left="0.381cm" fo:margin-right="1.182cm" fo:line-height="115%" fo:text-indent="0cm" style:auto-text-indent="false">
        <style:tab-stops/>
      </style:paragraph-properties>
    </style:style>
    <style:style style:name="P142" style:family="paragraph" style:parent-style-name="Text_20_body">
      <style:paragraph-properties fo:margin-left="0.381cm" fo:margin-right="3.097cm" fo:margin-top="0.083cm" fo:margin-bottom="0cm" fo:line-height="197%" fo:text-indent="0cm" style:auto-text-indent="false">
        <style:tab-stops/>
      </style:paragraph-properties>
    </style:style>
    <style:style style:name="P143" style:family="paragraph" style:parent-style-name="Table_20_Contents">
      <style:text-properties style:font-name="Calibri" fo:font-size="10pt" style:font-size-asian="10pt" style:font-size-complex="10pt"/>
    </style:style>
    <style:style style:name="P144" style:family="paragraph" style:parent-style-name="Table_20_Paragraph">
      <style:paragraph-properties fo:margin-left="0.501cm" fo:margin-right="2.372cm" fo:margin-top="0.002cm" fo:margin-bottom="0cm" fo:text-indent="0cm" style:auto-text-indent="false">
        <style:tab-stops/>
      </style:paragraph-properties>
    </style:style>
    <style:style style:name="P145" style:family="paragraph" style:parent-style-name="Table_20_Paragraph">
      <style:paragraph-properties fo:margin-left="0.183cm" fo:margin-right="0.808cm" fo:text-indent="0cm" style:auto-text-indent="false">
        <style:tab-stops/>
      </style:paragraph-properties>
    </style:style>
    <style:style style:name="P146" style:family="paragraph" style:parent-style-name="Standard">
      <style:paragraph-properties fo:margin-top="0.007cm" fo:margin-bottom="0cm"/>
      <style:text-properties style:font-name="Calibri" fo:font-size="10pt" style:font-name-asian="Calibri" style:font-size-asian="10pt" style:font-name-complex="Calibri" style:font-size-complex="10pt"/>
    </style:style>
    <style:style style:name="P147" style:family="paragraph" style:parent-style-name="Text_20_body">
      <style:paragraph-properties fo:margin-left="0cm" fo:margin-right="0.845cm" fo:margin-top="0.104cm" fo:margin-bottom="0cm" fo:line-height="115%" fo:text-indent="0cm" style:auto-text-indent="false">
        <style:tab-stops/>
      </style:paragraph-properties>
    </style:style>
    <style:style style:name="P148" style:family="paragraph" style:parent-style-name="Heading_20_3">
      <style:paragraph-properties fo:margin-left="0.381cm" fo:margin-right="0cm" fo:text-indent="0cm" style:auto-text-indent="false">
        <style:tab-stops/>
      </style:paragraph-properties>
    </style:style>
    <style:style style:name="P149" style:family="paragraph" style:parent-style-name="Listenabsatz" style:list-style-name="L1">
      <style:paragraph-properties fo:margin-left="0cm" fo:margin-right="1.743cm" fo:text-indent="0cm" style:auto-text-indent="false">
        <style:tab-stops>
          <style:tab-stop style:position="0.286cm"/>
        </style:tab-stops>
      </style:paragraph-properties>
    </style:style>
    <style:style style:name="P150" style:family="paragraph" style:parent-style-name="Listenabsatz" style:list-style-name="L1">
      <style:paragraph-properties fo:margin-left="0.467cm" fo:margin-right="0cm" fo:line-height="0.427cm" fo:text-indent="-0.282cm" style:auto-text-indent="false">
        <style:tab-stops>
          <style:tab-stop style:position="0.004cm"/>
        </style:tab-stops>
      </style:paragraph-properties>
    </style:style>
    <style:style style:name="P151" style:family="paragraph" style:parent-style-name="Table_20_Contents">
      <style:text-properties style:font-name="Calibri" fo:font-size="10pt" style:font-name-asian="Cambria" style:font-size-asian="10pt" style:font-size-complex="10pt"/>
    </style:style>
    <style:style style:name="P152" style:family="paragraph" style:parent-style-name="Heading_20_2">
      <style:paragraph-properties fo:margin-left="0.381cm" fo:margin-right="0cm" fo:margin-top="0cm" fo:margin-bottom="0cm" fo:text-indent="0cm" style:auto-text-indent="false">
        <style:tab-stops/>
      </style:paragraph-properties>
    </style:style>
    <style:style style:name="P153" style:family="paragraph" style:parent-style-name="Heading_20_2" style:master-page-name="MP9">
      <style:paragraph-properties fo:margin-left="0.381cm" fo:margin-right="0cm" fo:margin-top="0.356cm" fo:margin-bottom="0cm" fo:text-indent="0cm" style:auto-text-indent="false" style:page-number="auto" fo:break-before="page">
        <style:tab-stops/>
      </style:paragraph-properties>
    </style:style>
    <style:style style:name="P154" style:family="paragraph" style:parent-style-name="Heading_20_2" style:master-page-name="MP10">
      <style:paragraph-properties fo:margin-left="0.381cm" fo:margin-right="0cm" fo:margin-top="0.356cm" fo:margin-bottom="0cm" fo:text-indent="0cm" style:auto-text-indent="false" style:page-number="11" fo:break-before="page">
        <style:tab-stops/>
      </style:paragraph-properties>
    </style:style>
    <style:style style:name="P155" style:family="paragraph" style:parent-style-name="Heading_20_2">
      <style:paragraph-properties fo:margin-left="0.381cm" fo:margin-right="0cm" fo:text-indent="0cm" style:auto-text-indent="false">
        <style:tab-stops/>
      </style:paragraph-properties>
    </style:style>
    <style:style style:name="P156" style:family="paragraph" style:parent-style-name="Heading_20_2">
      <style:paragraph-properties fo:margin-left="0.381cm" fo:margin-right="0cm" fo:margin-top="0.014cm" fo:margin-bottom="0cm" fo:text-indent="0cm" style:auto-text-indent="false">
        <style:tab-stops/>
      </style:paragraph-properties>
      <style:text-properties style:font-name="Cambria" fo:font-size="7.5pt" fo:font-weight="bold" style:font-name-asian="Cambria" style:font-size-asian="7.5pt" style:font-weight-asian="bold" style:font-name-complex="Cambria" style:font-size-complex="7.5pt" style:font-weight-complex="bold"/>
    </style:style>
    <style:style style:name="P157" style:family="paragraph" style:parent-style-name="Heading_20_2" style:master-page-name="MP11">
      <style:paragraph-properties fo:margin-left="0.381cm" fo:margin-right="0cm" fo:text-indent="0cm" style:auto-text-indent="false" style:page-number="auto" fo:break-before="page">
        <style:tab-stops/>
      </style:paragraph-properties>
    </style:style>
    <style:style style:name="P158" style:family="paragraph" style:parent-style-name="Heading_20_2">
      <style:paragraph-properties fo:margin-left="0.381cm" fo:margin-right="0cm" fo:margin-top="0.002cm" fo:margin-bottom="0cm" fo:text-indent="0cm" style:auto-text-indent="false">
        <style:tab-stops/>
      </style:paragraph-properties>
      <style:text-properties style:font-name="Calibri" fo:font-size="5.5pt" style:font-name-asian="Calibri" style:font-size-asian="5.5pt" style:font-name-complex="Calibri" style:font-size-complex="5.5pt"/>
    </style:style>
    <style:style style:name="P159" style:family="paragraph" style:parent-style-name="Heading_20_2">
      <style:paragraph-properties fo:margin-left="0.381cm" fo:margin-right="0cm" fo:margin-top="0.335cm" fo:margin-bottom="0cm" fo:text-indent="0cm" style:auto-text-indent="false">
        <style:tab-stops/>
      </style:paragraph-properties>
    </style:style>
    <style:style style:name="P160" style:family="paragraph" style:parent-style-name="Heading_20_1">
      <style:paragraph-properties fo:margin-left="0.199cm" fo:margin-right="0cm" fo:text-indent="0cm" style:auto-text-indent="false"/>
    </style:style>
    <style:style style:name="P161" style:family="paragraph" style:parent-style-name="Standard">
      <style:text-properties style:font-name="Calibri" fo:font-size="10pt" style:font-name-asian="Calibri" style:font-size-asian="10pt" style:font-name-complex="Calibri" style:font-size-complex="10pt"/>
    </style:style>
    <style:style style:name="P162" style:family="paragraph" style:parent-style-name="Standard" style:master-page-name="MP13">
      <style:paragraph-properties fo:margin-left="0cm" fo:margin-right="0cm" fo:margin-top="0.108cm" fo:margin-bottom="0cm" fo:text-indent="0cm" style:auto-text-indent="false" style:page-number="auto" fo:break-before="page">
        <style:tab-stops/>
      </style:paragraph-properties>
    </style:style>
    <style:style style:name="P163" style:family="paragraph" style:parent-style-name="Standard" style:master-page-name="MP14">
      <style:paragraph-properties fo:margin-top="0.018cm" fo:margin-bottom="0cm" style:page-number="auto" fo:break-before="page"/>
    </style:style>
    <style:style style:name="P164" style:family="paragraph" style:parent-style-name="Standard" style:master-page-name="MP15">
      <style:paragraph-properties fo:margin-top="0.018cm" fo:margin-bottom="0cm" style:page-number="auto" fo:break-before="page"/>
      <style:text-properties style:font-name="Cambria" fo:font-size="7pt" fo:font-weight="bold" style:font-name-asian="Cambria" style:font-size-asian="7pt" style:font-weight-asian="bold" style:font-name-complex="Cambria" style:font-size-complex="7pt" style:font-weight-complex="bold"/>
    </style:style>
    <style:style style:name="P165" style:family="paragraph" style:parent-style-name="Standard">
      <style:paragraph-properties fo:margin-left="0.631cm" fo:margin-right="0cm" style:line-height-at-least="0.353cm" fo:text-indent="0cm" style:auto-text-indent="false">
        <style:tab-stops/>
      </style:paragraph-properties>
    </style:style>
    <style:style style:name="P166" style:family="paragraph">
      <style:paragraph-properties style:writing-mode="lr-tb"/>
    </style:style>
    <style:style style:name="T1" style:family="text">
      <style:text-properties fo:color="#4f80bc"/>
    </style:style>
    <style:style style:name="T2" style:family="text">
      <style:text-properties fo:color="#4f80bc" style:font-name="Cambria" fo:font-size="13pt" fo:letter-spacing="-0.002cm" fo:font-weight="bold" style:font-size-asian="13pt" style:font-weight-asian="bold"/>
    </style:style>
    <style:style style:name="T3" style:family="text">
      <style:text-properties fo:color="#4f80bc" style:font-name="Cambria" fo:font-size="13pt" fo:letter-spacing="-0.002cm" style:font-size-asian="13pt" style:font-size-complex="13pt"/>
    </style:style>
    <style:style style:name="T4" style:family="text">
      <style:text-properties fo:color="#4f80bc" style:font-name="Cambria" fo:font-size="13pt" fo:letter-spacing="-0.03cm" fo:font-weight="bold" style:font-size-asian="13pt" style:font-weight-asian="bold"/>
    </style:style>
    <style:style style:name="T5" style:family="text">
      <style:text-properties fo:color="#4f80bc" style:font-name="Cambria" fo:font-size="13pt" fo:letter-spacing="-0.032cm" fo:font-weight="bold" style:font-size-asian="13pt" style:font-weight-asian="bold"/>
    </style:style>
    <style:style style:name="T6" style:family="text">
      <style:text-properties fo:color="#4f80bc" style:font-name="Cambria" fo:font-size="13pt" fo:letter-spacing="-0.016cm" fo:font-weight="bold" style:font-size-asian="13pt" style:font-weight-asian="bold"/>
    </style:style>
    <style:style style:name="T7" style:family="text">
      <style:text-properties fo:color="#4f80bc" style:font-name="Cambria" fo:font-size="13pt" fo:letter-spacing="-0.014cm" fo:font-weight="bold" style:font-size-asian="13pt" style:font-weight-asian="bold"/>
    </style:style>
    <style:style style:name="T8" style:family="text">
      <style:text-properties fo:color="#4f80bc" style:font-name="Cambria" fo:font-size="13pt" fo:letter-spacing="-0.039cm" fo:font-weight="bold" style:font-size-asian="13pt" style:font-weight-asian="bold"/>
    </style:style>
    <style:style style:name="T9" style:family="text">
      <style:text-properties fo:color="#4f80bc" style:font-name="Cambria" fo:font-size="13pt" fo:letter-spacing="-0.026cm" fo:font-weight="bold" style:font-size-asian="13pt" style:font-weight-asian="bold"/>
    </style:style>
    <style:style style:name="T10" style:family="text">
      <style:text-properties fo:color="#4f80bc" style:font-name="Cambria" fo:font-size="13pt" fo:letter-spacing="-0.028cm" fo:font-weight="bold" style:font-size-asian="13pt" style:font-weight-asian="bold"/>
    </style:style>
    <style:style style:name="T11" style:family="text">
      <style:text-properties fo:color="#4f80bc" style:font-name="Cambria" fo:font-size="13pt" fo:font-weight="bold" style:font-size-asian="13pt" style:font-weight-asian="bold"/>
    </style:style>
    <style:style style:name="T12" style:family="text">
      <style:text-properties fo:color="#4f80bc" style:font-name="Cambria" fo:font-size="13pt" fo:letter-spacing="-0.051cm" fo:font-weight="bold" style:font-size-asian="13pt" style:font-weight-asian="bold"/>
    </style:style>
    <style:style style:name="T13" style:family="text">
      <style:text-properties fo:color="#4f80bc" style:font-name="Cambria" fo:font-size="13pt" fo:letter-spacing="-0.019cm" fo:font-weight="bold" style:font-size-asian="13pt" style:font-weight-asian="bold"/>
    </style:style>
    <style:style style:name="T14" style:family="text">
      <style:text-properties fo:color="#4f80bc" style:font-name="Cambria" fo:letter-spacing="-0.002cm"/>
    </style:style>
    <style:style style:name="T15" style:family="text">
      <style:text-properties fo:color="#4f80bc" fo:letter-spacing="-0.002cm"/>
    </style:style>
    <style:style style:name="T16" style:family="text">
      <style:text-properties fo:color="#4f80bc" fo:letter-spacing="-0.002cm" style:text-scale="95%"/>
    </style:style>
    <style:style style:name="T17" style:family="text">
      <style:text-properties fo:color="#4f80bc" fo:letter-spacing="-0.026cm"/>
    </style:style>
    <style:style style:name="T18" style:family="text">
      <style:text-properties fo:color="#4f80bc" fo:letter-spacing="-0.025cm"/>
    </style:style>
    <style:style style:name="T19" style:family="text">
      <style:text-properties fo:color="#4f80bc" style:font-name="Times New Roman" fo:font-size="13pt" fo:letter-spacing="-0.002cm" fo:font-weight="bold" style:font-size-asian="13pt" style:font-weight-asian="bold"/>
    </style:style>
    <style:style style:name="T20" style:family="text">
      <style:text-properties fo:color="#4f80bc" fo:letter-spacing="-0.023cm"/>
    </style:style>
    <style:style style:name="T21" style:family="text">
      <style:text-properties fo:color="#4f80bc" fo:letter-spacing="-0.019cm"/>
    </style:style>
    <style:style style:name="T22" style:family="text">
      <style:text-properties fo:color="#4f80bc" fo:letter-spacing="-0.034cm"/>
    </style:style>
    <style:style style:name="T23" style:family="text">
      <style:text-properties fo:color="#4f80bc" fo:letter-spacing="-0.032cm"/>
    </style:style>
    <style:style style:name="T24" style:family="text">
      <style:text-properties fo:color="#4f80bc" fo:letter-spacing="-0.046cm"/>
    </style:style>
    <style:style style:name="T25" style:family="text">
      <style:text-properties fo:color="#4f80bc" fo:letter-spacing="0.002cm"/>
    </style:style>
    <style:style style:name="T26" style:family="text">
      <style:text-properties fo:color="#4f80bc" fo:letter-spacing="-0.044cm"/>
    </style:style>
    <style:style style:name="T27" style:family="text">
      <style:text-properties fo:color="#4f80bc" style:text-scale="95%"/>
    </style:style>
    <style:style style:name="T28" style:family="text">
      <style:text-properties fo:color="#4f80bc" fo:letter-spacing="0.085cm" style:text-scale="95%"/>
    </style:style>
    <style:style style:name="T29" style:family="text">
      <style:text-properties fo:color="#4f80bc" fo:letter-spacing="-0.039cm"/>
    </style:style>
    <style:style style:name="T30" style:family="text">
      <style:text-properties fo:color="#365f90"/>
    </style:style>
    <style:style style:name="T31" style:family="text">
      <style:text-properties fo:color="#365f90" fo:letter-spacing="-0.002cm"/>
    </style:style>
    <style:style style:name="T32" style:family="text">
      <style:text-properties fo:color="#365f90" fo:letter-spacing="-0.005cm"/>
    </style:style>
    <style:style style:name="T33" style:family="text">
      <style:text-properties fo:color="#365f90" style:font-name="Cambria" fo:font-size="14pt" fo:letter-spacing="-0.002cm" fo:font-weight="bold" style:font-size-asian="14pt" style:font-weight-asian="bold"/>
    </style:style>
    <style:style style:name="T34" style:family="text">
      <style:text-properties fo:letter-spacing="-0.011cm"/>
    </style:style>
    <style:style style:name="T35" style:family="text">
      <style:text-properties fo:letter-spacing="-0.011cm" style:font-name-complex="Calibri"/>
    </style:style>
    <style:style style:name="T36" style:family="text">
      <style:text-properties fo:letter-spacing="-0.009cm"/>
    </style:style>
    <style:style style:name="T37" style:family="text">
      <style:text-properties fo:letter-spacing="-0.009cm" style:font-name-complex="Calibri"/>
    </style:style>
    <style:style style:name="T38" style:family="text">
      <style:text-properties fo:letter-spacing="-0.002cm"/>
    </style:style>
    <style:style style:name="T39" style:family="text">
      <style:text-properties fo:letter-spacing="-0.007cm"/>
    </style:style>
    <style:style style:name="T40" style:family="text">
      <style:text-properties fo:letter-spacing="0.002cm"/>
    </style:style>
    <style:style style:name="T41" style:family="text">
      <style:text-properties fo:letter-spacing="-0.012cm"/>
    </style:style>
    <style:style style:name="T42" style:family="text">
      <style:text-properties fo:letter-spacing="-0.004cm"/>
    </style:style>
    <style:style style:name="T43" style:family="text">
      <style:text-properties style:font-name="Calibri" fo:font-size="10pt" style:font-name-asian="Calibri" style:font-size-asian="10pt" style:font-name-complex="Calibri" style:font-size-complex="10pt"/>
    </style:style>
    <style:style style:name="T44" style:family="text">
      <style:text-properties style:font-name="Calibri" fo:font-size="10pt" style:font-name-asian="Calibri" style:font-size-asian="10pt" style:font-name-complex="Calibri" style:font-size-complex="10pt" style:text-scale="70%"/>
    </style:style>
    <style:style style:name="T45" style:family="text">
      <style:text-properties style:font-name="Calibri" fo:font-size="10pt" style:font-name-asian="Calibri" style:font-size-asian="10pt" style:font-name-complex="Calibri" style:font-size-complex="10pt" style:text-scale="95%"/>
    </style:style>
    <style:style style:name="T46" style:family="text">
      <style:text-properties style:font-name="Calibri" fo:font-size="10pt" fo:letter-spacing="-0.002cm" style:font-size-asian="10pt"/>
    </style:style>
    <style:style style:name="T47" style:family="text">
      <style:text-properties style:font-name="Calibri" fo:font-size="10pt" fo:letter-spacing="-0.002cm" style:font-size-asian="10pt" style:text-scale="95%"/>
    </style:style>
    <style:style style:name="T48" style:family="text">
      <style:text-properties style:font-name="Calibri" fo:font-size="10pt" fo:letter-spacing="-0.002cm" fo:font-weight="bold" style:font-size-asian="10pt" style:font-weight-asian="bold"/>
    </style:style>
    <style:style style:name="T49" style:family="text">
      <style:text-properties style:font-name="Calibri" fo:font-size="10pt" fo:letter-spacing="-0.002cm" fo:font-weight="bold" style:font-name-asian="Calibri" style:font-size-asian="10pt" style:font-weight-asian="bold" style:font-name-complex="Calibri" style:font-size-complex="10pt" style:font-weight-complex="bold"/>
    </style:style>
    <style:style style:name="T50" style:family="text">
      <style:text-properties style:font-name="Calibri" fo:font-size="10pt" fo:letter-spacing="-0.002cm" style:font-name-asian="Calibri" style:font-size-asian="10pt" style:font-name-complex="Calibri" style:font-size-complex="10pt"/>
    </style:style>
    <style:style style:name="T51" style:family="text">
      <style:text-properties style:font-name="Calibri" fo:font-size="10pt" fo:letter-spacing="-0.002cm" style:font-name-asian="Calibri" style:font-size-asian="10pt" style:font-name-complex="Calibri" style:font-size-complex="10pt" style:text-scale="95%"/>
    </style:style>
    <style:style style:name="T52" style:family="text">
      <style:text-properties style:font-name="Calibri" fo:font-size="10pt" fo:letter-spacing="-0.012cm" style:font-size-asian="10pt"/>
    </style:style>
    <style:style style:name="T53" style:family="text">
      <style:text-properties style:font-name="Calibri" fo:font-size="10pt" fo:letter-spacing="-0.012cm" fo:font-weight="bold" style:font-size-asian="10pt" style:font-weight-asian="bold"/>
    </style:style>
    <style:style style:name="T54" style:family="text">
      <style:text-properties style:font-name="Calibri" fo:font-size="10pt" fo:letter-spacing="-0.012cm" style:font-name-asian="Calibri" style:font-size-asian="10pt" style:font-name-complex="Calibri" style:font-size-complex="10pt"/>
    </style:style>
    <style:style style:name="T55" style:family="text">
      <style:text-properties style:font-name="Calibri" fo:font-size="10pt" style:font-size-asian="10pt"/>
    </style:style>
    <style:style style:name="T56" style:family="text">
      <style:text-properties style:font-name="Calibri" fo:font-size="10pt" style:font-size-asian="10pt" style:text-scale="95%"/>
    </style:style>
    <style:style style:name="T57" style:family="text">
      <style:text-properties style:font-name="Calibri" fo:font-size="10pt" style:font-size-asian="10pt" style:font-size-complex="10pt"/>
    </style:style>
    <style:style style:name="T58" style:family="text">
      <style:text-properties style:font-name="Calibri" fo:font-size="10pt" fo:letter-spacing="-0.011cm" style:font-size-asian="10pt"/>
    </style:style>
    <style:style style:name="T59" style:family="text">
      <style:text-properties style:font-name="Calibri" fo:font-size="10pt" fo:letter-spacing="-0.011cm" style:font-name-asian="Calibri" style:font-size-asian="10pt" style:font-name-complex="Calibri" style:font-size-complex="10pt"/>
    </style:style>
    <style:style style:name="T60" style:family="text">
      <style:text-properties style:font-name="Calibri" fo:font-size="10pt" fo:letter-spacing="-0.011cm" fo:font-weight="bold" style:font-size-asian="10pt" style:font-weight-asian="bold"/>
    </style:style>
    <style:style style:name="T61" style:family="text">
      <style:text-properties style:font-name="Calibri" fo:font-size="10pt" fo:letter-spacing="-0.009cm" style:font-size-asian="10pt"/>
    </style:style>
    <style:style style:name="T62" style:family="text">
      <style:text-properties style:font-name="Calibri" fo:font-size="10pt" fo:letter-spacing="-0.009cm" style:font-name-asian="Calibri" style:font-size-asian="10pt" style:font-name-complex="Calibri" style:font-size-complex="10pt"/>
    </style:style>
    <style:style style:name="T63" style:family="text">
      <style:text-properties style:font-name="Calibri" fo:font-size="10pt" fo:letter-spacing="-0.009cm" fo:font-weight="bold" style:font-size-asian="10pt" style:font-weight-asian="bold"/>
    </style:style>
    <style:style style:name="T64" style:family="text">
      <style:text-properties style:font-name="Calibri" fo:font-size="10pt" fo:font-weight="bold" style:font-size-asian="10pt" style:font-weight-asian="bold"/>
    </style:style>
    <style:style style:name="T65" style:family="text">
      <style:text-properties style:font-name="Calibri" fo:font-size="10pt" fo:letter-spacing="-0.014cm" fo:font-weight="bold" style:font-size-asian="10pt" style:font-weight-asian="bold"/>
    </style:style>
    <style:style style:name="T66" style:family="text">
      <style:text-properties style:font-name="Calibri" fo:font-size="10pt" fo:letter-spacing="-0.014cm" style:font-size-asian="10pt"/>
    </style:style>
    <style:style style:name="T67" style:family="text">
      <style:text-properties style:font-name="Calibri" fo:font-size="10pt" fo:letter-spacing="-0.014cm" style:font-name-asian="Calibri" style:font-size-asian="10pt" style:font-name-complex="Calibri" style:font-size-complex="10pt"/>
    </style:style>
    <style:style style:name="T68" style:family="text">
      <style:text-properties style:font-name="Calibri" fo:font-size="10pt" fo:letter-spacing="-0.019cm" style:font-size-asian="10pt"/>
    </style:style>
    <style:style style:name="T69" style:family="text">
      <style:text-properties style:font-name="Calibri" fo:font-size="10pt" fo:letter-spacing="-0.019cm" style:font-name-asian="Calibri" style:font-size-asian="10pt" style:font-name-complex="Calibri" style:font-size-complex="10pt"/>
    </style:style>
    <style:style style:name="T70" style:family="text">
      <style:text-properties style:font-name="Calibri" fo:font-size="10pt" fo:letter-spacing="-0.018cm" style:font-size-asian="10pt"/>
    </style:style>
    <style:style style:name="T71" style:family="text">
      <style:text-properties style:font-name="Calibri" fo:font-size="10pt" fo:letter-spacing="-0.018cm" style:font-name-asian="Calibri" style:font-size-asian="10pt" style:font-name-complex="Calibri" style:font-size-complex="10pt"/>
    </style:style>
    <style:style style:name="T72" style:family="text">
      <style:text-properties style:font-name="Calibri" fo:font-size="10pt" fo:letter-spacing="-0.018cm" fo:font-weight="bold" style:font-size-asian="10pt" style:font-weight-asian="bold"/>
    </style:style>
    <style:style style:name="T73" style:family="text">
      <style:text-properties style:font-name="Calibri" fo:font-size="10pt" fo:letter-spacing="-0.016cm" style:font-size-asian="10pt"/>
    </style:style>
    <style:style style:name="T74" style:family="text">
      <style:text-properties style:font-name="Calibri" fo:font-size="10pt" fo:letter-spacing="-0.016cm" fo:font-weight="bold" style:font-size-asian="10pt" style:font-weight-asian="bold"/>
    </style:style>
    <style:style style:name="T75" style:family="text">
      <style:text-properties style:font-name="Calibri" fo:font-size="10pt" fo:letter-spacing="-0.034cm" style:font-size-asian="10pt"/>
    </style:style>
    <style:style style:name="T76" style:family="text">
      <style:text-properties style:font-name="Calibri" fo:font-size="10pt" fo:letter-spacing="-0.021cm" style:font-size-asian="10pt"/>
    </style:style>
    <style:style style:name="T77" style:family="text">
      <style:text-properties style:font-name="Calibri" fo:font-size="10pt" fo:letter-spacing="-0.021cm" style:font-name-asian="Calibri" style:font-size-asian="10pt" style:font-name-complex="Calibri" style:font-size-complex="10pt"/>
    </style:style>
    <style:style style:name="T78" style:family="text">
      <style:text-properties style:font-name="Calibri" fo:font-size="10pt" fo:letter-spacing="-0.025cm" style:font-size-asian="10pt"/>
    </style:style>
    <style:style style:name="T79" style:family="text">
      <style:text-properties style:font-name="Calibri" fo:font-size="10pt" fo:letter-spacing="-0.025cm" style:font-name-asian="Calibri" style:font-size-asian="10pt" style:font-name-complex="Calibri" style:font-size-complex="10pt"/>
    </style:style>
    <style:style style:name="T80" style:family="text">
      <style:text-properties style:font-name="Calibri" fo:font-size="10pt" fo:letter-spacing="0.002cm" fo:font-weight="bold" style:font-size-asian="10pt" style:font-weight-asian="bold"/>
    </style:style>
    <style:style style:name="T81" style:family="text">
      <style:text-properties style:font-name="Calibri" fo:font-size="10pt" fo:letter-spacing="0.002cm" style:font-size-asian="10pt"/>
    </style:style>
    <style:style style:name="T82" style:family="text">
      <style:text-properties style:font-name="Calibri" fo:font-size="10pt" fo:letter-spacing="-0.007cm" style:font-name-asian="Calibri" style:font-size-asian="10pt" style:font-name-complex="Calibri" style:font-size-complex="10pt"/>
    </style:style>
    <style:style style:name="T83" style:family="text">
      <style:text-properties style:font-name="Calibri" fo:font-size="10pt" fo:letter-spacing="-0.007cm" style:font-size-asian="10pt"/>
    </style:style>
    <style:style style:name="T84" style:family="text">
      <style:text-properties style:font-name="Calibri" fo:font-size="10pt" fo:letter-spacing="-0.007cm" fo:font-weight="bold" style:font-size-asian="10pt" style:font-weight-asian="bold"/>
    </style:style>
    <style:style style:name="T85" style:family="text">
      <style:text-properties style:font-name="Calibri" fo:font-size="10pt" fo:letter-spacing="-0.005cm" style:font-size-asian="10pt"/>
    </style:style>
    <style:style style:name="T86" style:family="text">
      <style:text-properties style:font-name="Calibri" fo:font-size="10pt" fo:letter-spacing="-0.005cm" style:font-name-asian="Calibri" style:font-size-asian="10pt" style:font-name-complex="Calibri" style:font-size-complex="10pt"/>
    </style:style>
    <style:style style:name="T87" style:family="text">
      <style:text-properties style:font-name="Calibri" fo:font-size="10pt" fo:letter-spacing="-0.004cm" style:font-size-asian="10pt"/>
    </style:style>
    <style:style style:name="T88" style:family="text">
      <style:text-properties style:font-name="Calibri" fo:font-size="10pt" fo:letter-spacing="-0.004cm" style:font-name-asian="Calibri" style:font-size-asian="10pt" style:font-name-complex="Calibri" style:font-size-complex="10pt"/>
    </style:style>
    <style:style style:name="T89" style:family="text">
      <style:text-properties style:font-name="Calibri" fo:font-size="10pt" fo:letter-spacing="-0.039cm" style:font-size-asian="10pt"/>
    </style:style>
    <style:style style:name="T90" style:family="text">
      <style:text-properties style:font-name="Calibri" fo:font-size="10pt" fo:letter-spacing="-0.039cm" style:font-name-asian="Calibri" style:font-size-asian="10pt" style:font-name-complex="Calibri" style:font-size-complex="10pt"/>
    </style:style>
    <style:style style:name="T91" style:family="text">
      <style:text-properties style:font-name="Calibri" fo:font-size="10pt" fo:letter-spacing="-0.037cm" style:font-size-asian="10pt"/>
    </style:style>
    <style:style style:name="T92" style:family="text">
      <style:text-properties style:font-name="Calibri" fo:font-size="10pt" fo:letter-spacing="-0.032cm" style:font-size-asian="10pt"/>
    </style:style>
    <style:style style:name="T93" style:family="text">
      <style:text-properties style:font-name="Calibri" fo:font-size="10pt" fo:letter-spacing="-0.026cm" style:font-size-asian="10pt"/>
    </style:style>
    <style:style style:name="T94" style:family="text">
      <style:text-properties style:font-name="Calibri" fo:font-size="10pt" fo:letter-spacing="-0.026cm" fo:font-weight="bold" style:font-size-asian="10pt" style:font-weight-asian="bold"/>
    </style:style>
    <style:style style:name="T95" style:family="text">
      <style:text-properties style:font-name="Calibri" fo:font-size="10pt" fo:letter-spacing="-0.023cm" style:font-size-asian="10pt"/>
    </style:style>
    <style:style style:name="T96" style:family="text">
      <style:text-properties style:font-name="Calibri" fo:font-size="10pt" fo:letter-spacing="-0.03cm" style:font-size-asian="10pt"/>
    </style:style>
    <style:style style:name="T97" style:family="text">
      <style:text-properties style:font-name="Calibri" fo:font-size="10pt" fo:letter-spacing="0.016cm" style:font-size-asian="10pt" style:text-scale="95%"/>
    </style:style>
    <style:style style:name="T98" style:family="text">
      <style:text-properties style:font-name="Calibri" fo:font-size="10pt" fo:letter-spacing="0.055cm" style:font-size-asian="10pt"/>
    </style:style>
    <style:style style:name="T99" style:family="text">
      <style:text-properties style:font-name="Calibri" fo:font-size="10pt" fo:letter-spacing="-0.046cm" style:font-size-asian="10pt"/>
    </style:style>
    <style:style style:name="T100" style:family="text">
      <style:text-properties style:font-name="Calibri" fo:font-size="10pt" fo:letter-spacing="-0.044cm" style:font-size-asian="10pt"/>
    </style:style>
    <style:style style:name="T101" style:family="text">
      <style:text-properties style:font-name="Calibri" fo:font-size="10pt" fo:letter-spacing="-0.044cm" style:font-name-asian="Calibri" style:font-size-asian="10pt" style:font-name-complex="Calibri" style:font-size-complex="10pt"/>
    </style:style>
    <style:style style:name="T102" style:family="text">
      <style:text-properties style:font-name="Calibri" fo:font-size="10pt" fo:letter-spacing="-0.028cm" style:font-size-asian="10pt"/>
    </style:style>
    <style:style style:name="T103" style:family="text">
      <style:text-properties style:font-name="Calibri" fo:font-size="10pt" fo:letter-spacing="-0.041cm" style:font-size-asian="10pt"/>
    </style:style>
    <style:style style:name="T104" style:family="text">
      <style:text-properties style:font-name="Calibri" fo:font-size="10pt" fo:letter-spacing="0.058cm" style:font-size-asian="10pt"/>
    </style:style>
    <style:style style:name="T105" style:family="text">
      <style:text-properties style:font-name="Calibri" fo:font-size="10pt" fo:letter-spacing="-0.042cm" style:font-name-asian="Calibri" style:font-size-asian="10pt" style:font-name-complex="Calibri" style:font-size-complex="10pt"/>
    </style:style>
    <style:style style:name="T106" style:family="text">
      <style:text-properties style:font-name="Calibri" fo:font-size="10pt" fo:letter-spacing="-0.042cm" style:font-size-asian="10pt"/>
    </style:style>
    <style:style style:name="T107" style:family="text">
      <style:text-properties style:font-name="Calibri" fo:font-size="10pt" fo:letter-spacing="0.06cm" style:font-size-asian="10pt"/>
    </style:style>
    <style:style style:name="T108" style:family="text">
      <style:text-properties style:font-name="Calibri" fo:font-size="10pt" fo:letter-spacing="0.065cm" style:font-size-asian="10pt"/>
    </style:style>
    <style:style style:name="T109" style:family="text">
      <style:text-properties style:font-name="Calibri" fo:font-size="10pt" fo:letter-spacing="0.065cm" style:font-size-asian="10pt" style:text-scale="95%"/>
    </style:style>
    <style:style style:name="T110" style:family="text">
      <style:text-properties style:font-name="Calibri" fo:font-size="10pt" fo:letter-spacing="0.064cm" style:font-size-asian="10pt"/>
    </style:style>
    <style:style style:name="T111" style:family="text">
      <style:text-properties style:font-name="Calibri" fo:font-size="10pt" fo:letter-spacing="-0.035cm" fo:font-weight="bold" style:font-size-asian="10pt" style:font-weight-asian="bold"/>
    </style:style>
    <style:style style:name="T112" style:family="text">
      <style:text-properties style:font-name="Calibri" fo:font-size="10pt" fo:letter-spacing="-0.035cm" style:font-size-asian="10pt"/>
    </style:style>
    <style:style style:name="T113" style:family="text">
      <style:text-properties style:font-name="Calibri" fo:font-size="10pt" fo:letter-spacing="-0.049cm" style:font-size-asian="10pt"/>
    </style:style>
    <style:style style:name="T114" style:family="text">
      <style:text-properties style:font-name="Calibri" fo:font-size="10pt" fo:letter-spacing="-0.049cm" fo:font-weight="bold" style:font-size-asian="10pt" style:font-weight-asian="bold"/>
    </style:style>
    <style:style style:name="T115" style:family="text">
      <style:text-properties style:font-name="Calibri" fo:font-size="10pt" fo:letter-spacing="-0.048cm" style:font-size-asian="10pt"/>
    </style:style>
    <style:style style:name="T116" style:family="text">
      <style:text-properties style:font-name="Calibri" fo:font-size="10pt" fo:letter-spacing="0.072cm" style:font-size-asian="10pt" style:text-scale="95%"/>
    </style:style>
    <style:style style:name="T117" style:family="text">
      <style:text-properties style:font-name="Calibri" fo:font-size="10pt" fo:letter-spacing="0.035cm" style:font-size-asian="10pt"/>
    </style:style>
    <style:style style:name="T118" style:family="text">
      <style:text-properties style:font-name="Calibri" fo:font-size="10pt" fo:letter-spacing="0.004cm" style:font-name-asian="Calibri" style:font-size-asian="10pt" style:font-name-complex="Calibri" style:font-size-complex="10pt" style:text-scale="95%"/>
    </style:style>
    <style:style style:name="T119" style:family="text">
      <style:text-properties style:font-name="Calibri" fo:font-size="10pt" fo:letter-spacing="0.007cm" style:font-name-asian="Calibri" style:font-size-asian="10pt" style:font-name-complex="Calibri" style:font-size-complex="10pt" style:text-scale="95%"/>
    </style:style>
    <style:style style:name="T120" style:family="text">
      <style:text-properties style:font-name="Consolas" fo:font-size="10pt" fo:letter-spacing="-0.002cm" style:font-size-asian="10pt"/>
    </style:style>
    <style:style style:name="T121" style:family="text">
      <style:text-properties style:font-name="Consolas" fo:font-size="10pt" fo:letter-spacing="-0.026cm" style:font-size-asian="10pt"/>
    </style:style>
    <style:style style:name="T122" style:family="text">
      <style:text-properties style:font-name="Courier New" fo:font-size="10pt" style:font-size-asian="10pt"/>
    </style:style>
    <style:style style:name="T123" style:family="text">
      <style:text-properties style:font-name="Courier New" fo:font-size="10pt" fo:letter-spacing="-0.048cm" style:font-size-asian="10pt"/>
    </style:style>
    <style:style style:name="T124" style:family="text">
      <style:text-properties style:font-name="Courier New" fo:font-size="10pt" fo:font-weight="bold" style:font-size-asian="10pt" style:font-weight-asian="bold"/>
    </style:style>
    <style:style style:name="T125" style:family="text">
      <style:text-properties style:font-name="Courier New" fo:font-size="10pt" fo:letter-spacing="-0.018cm" fo:font-weight="bold" style:font-size-asian="10pt" style:font-weight-asian="bold"/>
    </style:style>
    <style:style style:name="T126" style:family="text">
      <style:text-properties style:font-name="Courier New" fo:font-size="10pt" fo:letter-spacing="-0.016cm" fo:font-weight="bold" style:font-size-asian="10pt" style:font-weight-asian="bold"/>
    </style:style>
    <style:style style:name="T127" style:family="text">
      <style:text-properties style:font-name="Courier New" fo:font-size="10pt" fo:letter-spacing="-0.03cm" fo:font-weight="bold" style:font-size-asian="10pt" style:font-weight-asian="bold"/>
    </style:style>
    <style:style style:name="T128" style:family="text">
      <style:text-properties style:font-name="Courier New" fo:font-size="10pt" fo:letter-spacing="-0.03cm" style:font-size-asian="10pt"/>
    </style:style>
    <style:style style:name="T129" style:family="text">
      <style:text-properties style:font-name="Courier New" fo:font-size="10pt" fo:letter-spacing="-0.028cm" fo:font-weight="bold" style:font-size-asian="10pt" style:font-weight-asian="bold"/>
    </style:style>
    <style:style style:name="T130" style:family="text">
      <style:text-properties style:font-name="Courier New" fo:font-size="10pt" fo:letter-spacing="-0.007cm" style:font-size-asian="10pt"/>
    </style:style>
    <style:style style:name="T131" style:family="text">
      <style:text-properties style:font-name="Courier New" fo:font-size="10pt" fo:letter-spacing="-0.021cm" style:font-size-asian="10pt"/>
    </style:style>
    <style:style style:name="T132" style:family="text">
      <style:text-properties style:font-name="Courier New" fo:font-size="10pt" fo:letter-spacing="-0.041cm" style:font-size-asian="10pt"/>
    </style:style>
    <style:style style:name="T133" style:family="text">
      <style:text-properties style:font-name="Courier New" fo:font-size="10pt" fo:letter-spacing="-0.09cm" style:font-size-asian="10pt"/>
    </style:style>
    <style:style style:name="T134" style:family="text">
      <style:text-properties style:font-name="Courier New" fo:font-size="10pt" fo:letter-spacing="-0.088cm" style:font-size-asian="10pt"/>
    </style:style>
    <style:style style:name="T135" style:family="text">
      <style:text-properties style:font-name="Courier New" fo:font-size="10pt" fo:letter-spacing="-0.095cm" style:font-size-asian="10pt"/>
    </style:style>
    <style:style style:name="T136" style:family="text">
      <style:text-properties fo:letter-spacing="-0.005cm"/>
    </style:style>
    <style:style style:name="T137" style:family="text">
      <style:text-properties style:font-name-complex="Calibri"/>
    </style:style>
    <style:style style:name="T138" style:family="text">
      <style:text-properties style:font-name="Times New Roman" fo:letter-spacing="0.139cm" style:font-name-asian="Times New Roman" style:font-name-complex="Times New Roman" style:text-scale="99%"/>
    </style:style>
    <style:style style:name="T139" style:family="text">
      <style:text-properties style:font-name="Times New Roman" fo:letter-spacing="0.134cm" style:text-scale="99%"/>
    </style:style>
    <style:style style:name="T140" style:family="text">
      <style:text-properties style:font-name="Times New Roman" fo:font-size="10pt" fo:letter-spacing="0.049cm" style:font-size-asian="10pt" style:text-scale="99%"/>
    </style:style>
    <style:style style:name="T141" style:family="text">
      <style:text-properties style:font-name="Times New Roman" fo:font-size="10pt" fo:letter-spacing="0.062cm" style:font-size-asian="10pt" style:text-scale="99%"/>
    </style:style>
    <style:style style:name="T142" style:family="text">
      <style:text-properties style:font-name="Times New Roman" fo:font-size="10pt" fo:letter-spacing="0.062cm" style:font-name-asian="Times New Roman" style:font-size-asian="10pt" style:font-name-complex="Times New Roman" style:font-size-complex="10pt" style:text-scale="99%"/>
    </style:style>
    <style:style style:name="T143" style:family="text">
      <style:text-properties style:font-name="Times New Roman" fo:font-size="10pt" fo:letter-spacing="0.065cm" style:font-size-asian="10pt" style:text-scale="99%"/>
    </style:style>
    <style:style style:name="T144" style:family="text">
      <style:text-properties style:font-name="Times New Roman" fo:font-size="10pt" fo:letter-spacing="0.065cm" style:font-name-asian="Times New Roman" style:font-size-asian="10pt" style:font-name-complex="Times New Roman" style:font-size-complex="10pt" style:text-scale="99%"/>
    </style:style>
    <style:style style:name="T145" style:family="text">
      <style:text-properties style:font-name="Times New Roman" fo:font-size="10pt" fo:letter-spacing="0.053cm" style:font-size-asian="10pt" style:text-scale="99%"/>
    </style:style>
    <style:style style:name="T146" style:family="text">
      <style:text-properties style:font-name="Times New Roman" fo:font-size="10pt" fo:letter-spacing="0.041cm" style:font-size-asian="10pt" style:text-scale="99%"/>
    </style:style>
    <style:style style:name="T147" style:family="text">
      <style:text-properties style:font-name="Times New Roman" fo:font-size="10pt" fo:letter-spacing="0.118cm" style:font-size-asian="10pt" style:text-scale="99%"/>
    </style:style>
    <style:style style:name="T148" style:family="text">
      <style:text-properties style:font-name="Times New Roman" fo:font-size="10pt" fo:letter-spacing="0.139cm" style:font-size-asian="10pt" style:text-scale="99%"/>
    </style:style>
    <style:style style:name="T149" style:family="text">
      <style:text-properties style:font-name="Times New Roman" fo:font-size="10pt" fo:letter-spacing="0.074cm" style:font-size-asian="10pt" style:text-scale="99%"/>
    </style:style>
    <style:style style:name="T150" style:family="text">
      <style:text-properties style:font-name="Times New Roman" fo:font-size="10pt" fo:letter-spacing="0.064cm" style:font-size-asian="10pt" style:text-scale="99%"/>
    </style:style>
    <style:style style:name="T151" style:family="text">
      <style:text-properties style:font-name="Times New Roman" fo:font-size="10pt" fo:letter-spacing="0.056cm" style:font-size-asian="10pt" style:text-scale="99%"/>
    </style:style>
    <style:style style:name="T152" style:family="text">
      <style:text-properties style:font-name="Times New Roman" fo:font-size="10pt" fo:letter-spacing="0.044cm" style:font-size-asian="10pt" style:text-scale="99%"/>
    </style:style>
    <style:style style:name="T153" style:family="text">
      <style:text-properties style:font-name="Times New Roman" fo:font-size="10pt" fo:letter-spacing="0.044cm" style:font-name-asian="Times New Roman" style:font-size-asian="10pt" style:font-name-complex="Times New Roman" style:font-size-complex="10pt" style:text-scale="99%"/>
    </style:style>
    <style:style style:name="T154" style:family="text">
      <style:text-properties style:font-name="Times New Roman" fo:font-size="10pt" fo:letter-spacing="0.048cm" style:font-size-asian="10pt" style:text-scale="99%"/>
    </style:style>
    <style:style style:name="T155" style:family="text">
      <style:text-properties style:font-name="Times New Roman" fo:font-size="10pt" fo:letter-spacing="0.048cm" style:font-name-asian="Times New Roman" style:font-size-asian="10pt" style:font-name-complex="Times New Roman" style:font-size-complex="10pt" style:text-scale="99%"/>
    </style:style>
    <style:style style:name="T156" style:family="text">
      <style:text-properties style:font-name="Times New Roman" fo:font-size="10pt" fo:letter-spacing="0.037cm" style:font-size-asian="10pt" style:text-scale="99%"/>
    </style:style>
    <style:style style:name="T157" style:family="text">
      <style:text-properties style:font-name="Times New Roman" fo:font-size="10pt" fo:letter-spacing="0.037cm" style:font-name-asian="Times New Roman" style:font-size-asian="10pt" style:font-name-complex="Times New Roman" style:font-size-complex="10pt" style:text-scale="99%"/>
    </style:style>
    <style:style style:name="T158" style:family="text">
      <style:text-properties style:font-name="Times New Roman" fo:font-size="10pt" fo:letter-spacing="0.042cm" style:font-size-asian="10pt" style:text-scale="99%"/>
    </style:style>
    <style:style style:name="T159" style:family="text">
      <style:text-properties style:font-name="Times New Roman" fo:font-size="10pt" style:font-size-asian="10pt" style:text-scale="99%"/>
    </style:style>
    <style:style style:name="T160" style:family="text">
      <style:text-properties style:font-name="Times New Roman" fo:font-size="10pt" fo:letter-spacing="0.055cm" style:font-size-asian="10pt" style:text-scale="99%"/>
    </style:style>
    <style:style style:name="T161" style:family="text">
      <style:text-properties style:font-name="Times New Roman" fo:font-size="10pt" fo:letter-spacing="0.067cm" style:font-size-asian="10pt" style:text-scale="99%"/>
    </style:style>
    <style:style style:name="T162" style:family="text">
      <style:text-properties style:font-name="Times New Roman" fo:font-size="10pt" fo:letter-spacing="0.071cm" style:font-size-asian="10pt" style:text-scale="99%"/>
    </style:style>
    <style:style style:name="T163" style:family="text">
      <style:text-properties style:font-name="Times New Roman" fo:font-size="10pt" fo:letter-spacing="0.071cm" style:font-name-asian="Times New Roman" style:font-size-asian="10pt" style:font-name-complex="Times New Roman" style:font-size-complex="10pt" style:text-scale="99%"/>
    </style:style>
    <style:style style:name="T164" style:family="text">
      <style:text-properties style:font-name="Times New Roman" fo:font-size="10pt" fo:letter-spacing="0.097cm" style:font-size-asian="10pt" style:text-scale="99%"/>
    </style:style>
    <style:style style:name="T165" style:family="text">
      <style:text-properties style:font-name="Times New Roman" fo:font-size="10pt" fo:letter-spacing="0.051cm" style:font-size-asian="10pt" style:text-scale="99%"/>
    </style:style>
    <style:style style:name="T166" style:family="text">
      <style:text-properties style:font-name="Times New Roman" fo:font-size="10pt" fo:letter-spacing="0.051cm" style:font-name-asian="Times New Roman" style:font-size-asian="10pt" style:font-name-complex="Times New Roman" style:font-size-complex="10pt" style:text-scale="99%"/>
    </style:style>
    <style:style style:name="T167" style:family="text">
      <style:text-properties style:font-name="Times New Roman" fo:font-size="10pt" fo:letter-spacing="0.083cm" style:font-size-asian="10pt" style:text-scale="99%"/>
    </style:style>
    <style:style style:name="T168" style:family="text">
      <style:text-properties style:font-name="Times New Roman" fo:font-size="10pt" fo:letter-spacing="0.083cm" style:font-name-asian="Times New Roman" style:font-size-asian="10pt" style:font-name-complex="Times New Roman" style:font-size-complex="10pt" style:text-scale="99%"/>
    </style:style>
    <style:style style:name="T169" style:family="text">
      <style:text-properties style:font-name="Times New Roman" fo:font-size="10pt" fo:letter-spacing="0.108cm" style:font-size-asian="10pt" style:text-scale="99%"/>
    </style:style>
    <style:style style:name="T170" style:family="text">
      <style:text-properties style:font-name="Times New Roman" fo:font-size="10pt" fo:letter-spacing="0.076cm" style:font-size-asian="10pt" style:text-scale="99%"/>
    </style:style>
    <style:style style:name="T171" style:family="text">
      <style:text-properties style:font-name="Times New Roman" fo:font-size="10pt" fo:letter-spacing="0.046cm" style:font-size-asian="10pt" style:text-scale="99%"/>
    </style:style>
    <style:style style:name="T172" style:family="text">
      <style:text-properties style:font-name="Times New Roman" fo:font-size="10pt" fo:letter-spacing="0.035cm" style:font-size-asian="10pt" style:text-scale="99%"/>
    </style:style>
    <style:style style:name="T173" style:family="text">
      <style:text-properties style:font-name="Times New Roman" fo:font-size="10pt" fo:letter-spacing="0.039cm" style:font-size-asian="10pt" style:text-scale="99%"/>
    </style:style>
    <style:style style:name="T174" style:family="text">
      <style:text-properties style:font-name="Times New Roman" fo:font-size="10pt" fo:letter-spacing="0.039cm" style:font-name-asian="Times New Roman" style:font-size-asian="10pt" style:font-name-complex="Times New Roman" style:font-size-complex="10pt" style:text-scale="99%"/>
    </style:style>
    <style:style style:name="T175" style:family="text">
      <style:text-properties style:font-name="Times New Roman" fo:font-size="10pt" fo:letter-spacing="0.078cm" style:font-size-asian="10pt" style:text-scale="99%"/>
    </style:style>
    <style:style style:name="T176" style:family="text">
      <style:text-properties style:font-name="Times New Roman" fo:font-size="10pt" fo:letter-spacing="0.078cm" style:font-size-asian="10pt" style:font-size-complex="10pt" style:text-scale="99%"/>
    </style:style>
    <style:style style:name="T177" style:family="text">
      <style:text-properties style:font-name="Times New Roman" fo:font-size="10pt" fo:letter-spacing="0.09cm" style:font-size-asian="10pt" style:text-scale="99%"/>
    </style:style>
    <style:style style:name="T178" style:family="text">
      <style:text-properties style:font-name="Times New Roman" fo:font-size="10pt" fo:letter-spacing="0.06cm" style:font-size-asian="10pt" style:text-scale="99%"/>
    </style:style>
    <style:style style:name="T179" style:family="text">
      <style:text-properties style:font-name="Times New Roman" fo:font-size="10pt" fo:letter-spacing="0.06cm" style:font-size-asian="10pt" style:font-size-complex="10pt" style:text-scale="99%"/>
    </style:style>
    <style:style style:name="T180" style:family="text">
      <style:text-properties style:font-name="Times New Roman" fo:font-size="10pt" fo:letter-spacing="0.079cm" style:font-size-asian="10pt" style:text-scale="99%"/>
    </style:style>
    <style:style style:name="T181" style:family="text">
      <style:text-properties style:font-name="Times New Roman" fo:font-size="10pt" fo:letter-spacing="0.122cm" style:font-size-asian="10pt" style:text-scale="99%"/>
    </style:style>
    <style:style style:name="T182" style:family="text">
      <style:text-properties style:font-name="Times New Roman" fo:font-size="10pt" fo:letter-spacing="0.086cm" style:font-size-asian="10pt" style:text-scale="99%"/>
    </style:style>
    <style:style style:name="T183" style:family="text">
      <style:text-properties style:font-name="Times New Roman" fo:font-size="10pt" fo:letter-spacing="0.099cm" style:font-size-asian="10pt" style:text-scale="99%"/>
    </style:style>
    <style:style style:name="T184" style:family="text">
      <style:text-properties style:font-name="Times New Roman" fo:font-size="10pt" fo:letter-spacing="0.058cm" style:font-size-asian="10pt" style:text-scale="99%"/>
    </style:style>
    <style:style style:name="T185" style:family="text">
      <style:text-properties style:font-name="Times New Roman" fo:font-size="10pt" fo:letter-spacing="0.072cm" style:font-size-asian="10pt" style:text-scale="99%"/>
    </style:style>
    <style:style style:name="T186" style:family="text">
      <style:text-properties style:font-name="Times New Roman" fo:font-size="10pt" fo:letter-spacing="-0.002cm" style:font-size-asian="10pt" style:font-size-complex="10pt" style:text-scale="95%"/>
    </style:style>
    <style:style style:name="T187" style:family="text">
      <style:text-properties style:font-name="Times New Roman" fo:letter-spacing="0.086cm" style:text-scale="99%"/>
    </style:style>
    <style:style style:name="T188" style:family="text">
      <style:text-properties style:font-name="Times New Roman" fo:letter-spacing="0.159cm" style:font-name-asian="Times New Roman" style:font-name-complex="Times New Roman" style:text-scale="99%"/>
    </style:style>
    <style:style style:name="T189" style:family="text">
      <style:text-properties fo:letter-spacing="-0.023cm"/>
    </style:style>
    <style:style style:name="T190" style:family="text">
      <style:text-properties fo:letter-spacing="-0.014cm"/>
    </style:style>
    <style:style style:name="T191" style:family="text">
      <style:text-properties fo:letter-spacing="-0.03cm"/>
    </style:style>
    <style:style style:name="T192" style:family="text">
      <style:text-properties style:text-position="5% 100%" style:font-name="Calibri" fo:font-size="10pt" fo:letter-spacing="-0.002cm" fo:font-weight="bold" style:font-size-asian="10pt" style:font-weight-asian="bold"/>
    </style:style>
    <style:style style:name="T193" style:family="text">
      <style:text-properties style:text-position="5% 100%" style:font-name="Calibri" fo:font-size="10pt" fo:letter-spacing="-0.011cm" fo:font-weight="bold" style:font-size-asian="10pt" style:font-weight-asian="bold"/>
    </style:style>
    <style:style style:name="T194" style:family="text">
      <style:text-properties style:text-position="5% 100%" style:font-name="Calibri" fo:font-size="10pt" fo:font-weight="bold" style:font-size-asian="10pt" style:font-weight-asian="bold"/>
    </style:style>
    <style:style style:name="T195" style:family="text">
      <style:text-properties style:text-position="5% 100%" style:font-name="Calibri" fo:font-size="10pt" fo:letter-spacing="-0.009cm" fo:font-weight="bold" style:font-size-asian="10pt" style:font-weight-asian="bold"/>
    </style:style>
    <style:style style:name="T196" style:family="text">
      <style:text-properties style:text-position="5% 100%" style:font-name="Calibri" fo:font-size="10pt" fo:letter-spacing="-0.014cm" fo:font-weight="bold" style:font-size-asian="10pt" style:font-weight-asian="bold"/>
    </style:style>
    <style:style style:name="T197" style:family="text">
      <style:text-properties fo:letter-spacing="-0.016cm"/>
    </style:style>
    <style:style style:name="T198" style:family="text">
      <style:text-properties fo:color="#006fc0" fo:letter-spacing="-0.002cm" style:text-underline-style="solid" style:text-underline-width="auto" style:text-underline-color="#006fc0" style:text-underline-mode="continuous" style:text-overline-mode="continuous" style:text-line-through-mode="continuous"/>
    </style:style>
    <style:style style:name="T199" style:family="text">
      <style:text-properties fo:letter-spacing="-0.021cm"/>
    </style:style>
    <style:style style:name="T200" style:family="text">
      <style:text-properties fo:letter-spacing="-0.019cm"/>
    </style:style>
    <style:style style:name="T201" style:family="text">
      <style:text-properties fo:color="#ff0000" style:font-name="Calibri" fo:font-size="12pt" fo:font-weight="bold" style:font-size-asian="12pt" style:font-weight-asian="bold"/>
    </style:style>
    <style:style style:name="T202" style:family="text">
      <style:text-properties fo:color="#ff0000" style:font-name="Calibri" fo:font-size="14pt" fo:font-weight="bold" style:font-size-asian="14pt" style:font-weight-asian="bold"/>
    </style:style>
    <style:style style:name="T203" style:family="text">
      <style:text-properties fo:color="#ff0000" style:font-name="Times New Roman" fo:font-size="14pt" fo:letter-spacing="0.122cm" fo:font-weight="bold" style:font-size-asian="14pt" style:font-weight-asian="bold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font-size="10pt" style:font-size-asian="10pt" style:font-name-complex="Calibri" style:font-size-complex="10pt"/>
    </style:style>
    <style:style style:name="T206" style:family="text">
      <style:text-properties fo:font-size="10pt" fo:letter-spacing="-0.002cm" style:font-size-asian="10pt" style:font-size-complex="10pt"/>
    </style:style>
    <style:style style:name="T207" style:family="text">
      <style:text-properties fo:font-size="10pt" fo:letter-spacing="-0.002cm" style:font-size-asian="10pt" style:font-size-complex="10pt" style:text-scale="95%"/>
    </style:style>
    <style:style style:name="T208" style:family="text">
      <style:text-properties fo:font-size="10pt" fo:letter-spacing="-0.014cm" style:font-size-asian="10pt" style:font-size-complex="10pt"/>
    </style:style>
    <style:style style:name="T209" style:family="text">
      <style:text-properties fo:font-size="10pt" fo:letter-spacing="-0.012cm" style:font-size-asian="10pt" style:font-size-complex="10pt"/>
    </style:style>
    <style:style style:name="T210" style:family="text">
      <style:text-properties fo:font-size="10pt" fo:letter-spacing="0.002cm" style:font-size-asian="10pt" style:font-size-complex="10pt"/>
    </style:style>
    <style:style style:name="T211" style:family="text">
      <style:text-properties fo:font-size="10pt" fo:letter-spacing="-0.011cm" style:font-size-asian="10pt" style:font-size-complex="10pt"/>
    </style:style>
    <style:style style:name="T212" style:family="text">
      <style:text-properties fo:font-size="10pt" fo:letter-spacing="-0.016cm" style:font-size-asian="10pt" style:font-size-complex="10pt"/>
    </style:style>
    <style:style style:name="T213" style:family="text">
      <style:text-properties fo:font-size="10pt" fo:letter-spacing="-0.007cm" style:font-size-asian="10pt" style:font-size-complex="10pt"/>
    </style:style>
    <style:style style:name="T214" style:family="text">
      <style:text-properties fo:font-size="10pt" fo:letter-spacing="-0.009cm" style:font-size-asian="10pt" style:font-size-complex="10pt"/>
    </style:style>
    <style:style style:name="T215" style:family="text">
      <style:text-properties style:font-name="Calibri"/>
    </style:style>
    <style:style style:name="T216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style:background-transparency="100%" fo:padding="0cm" fo:border="0.019cm solid #000000" style:writing-mode="lr-tb">
        <style:background-image/>
      </style:graphic-properties>
    </style:style>
    <text:list-style style:name="L1">
      <text:list-level-style-number text:level="1" text:style-name="WW_5f_CharLFO1LVL1" style:num-suffix="-" style:num-format="1">
        <style:list-level-properties text:space-before="-0.099cm" text:min-label-width="0.284cm"/>
      </text:list-level-style-number>
      <text:list-level-style-bullet text:level="2" text:bullet-char="•">
        <style:list-level-properties text:space-before="0.693cm" text:min-label-width="0.284cm"/>
      </text:list-level-style-bullet>
      <text:list-level-style-bullet text:level="3" text:bullet-char="•">
        <style:list-level-properties text:space-before="1.485cm" text:min-label-width="0.284cm"/>
      </text:list-level-style-bullet>
      <text:list-level-style-bullet text:level="4" text:bullet-char="•">
        <style:list-level-properties text:space-before="2.277cm" text:min-label-width="0.284cm"/>
      </text:list-level-style-bullet>
      <text:list-level-style-bullet text:level="5" text:bullet-char="•">
        <style:list-level-properties text:space-before="3.069cm" text:min-label-width="0.284cm"/>
      </text:list-level-style-bullet>
      <text:list-level-style-bullet text:level="6" text:bullet-char="•">
        <style:list-level-properties text:space-before="3.861cm" text:min-label-width="0.284cm"/>
      </text:list-level-style-bullet>
      <text:list-level-style-bullet text:level="7" text:bullet-char="•">
        <style:list-level-properties text:space-before="4.653cm" text:min-label-width="0.284cm"/>
      </text:list-level-style-bullet>
      <text:list-level-style-bullet text:level="8" text:bullet-char="•">
        <style:list-level-properties text:space-before="5.445cm" text:min-label-width="0.284cm"/>
      </text:list-level-style-bullet>
      <text:list-level-style-bullet text:level="9" text:bullet-char="•">
        <style:list-level-properties text:space-before="6.237cm" text:min-label-width="0.28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8cm" svg:stroke-color="#000000" svg:stroke-opacity="100%" draw:stroke-linejoin="round" draw:fill="none" fo:min-height="0cm" fo:min-width="0cm" fo:padding-top="-0.01cm" fo:padding-bottom="-0.01cm" fo:padding-left="-0.01cm" fo:padding-right="-0.01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Absatz-Standardschriftart"><text:span text:style-name="T31">CSS</text:span></text:span></text:h>
      <text:p text:style-name="P7">Integration<text:span text:style-name="Absatz-Standardschriftart"><text:span text:style-name="T34"> </text:span></text:span>in<text:span text:style-name="Absatz-Standardschriftart"><text:span text:style-name="T36"> </text:span></text:span>die<text:span text:style-name="Absatz-Standardschriftart"><text:span text:style-name="T34"> </text:span></text:span><text:span text:style-name="Absatz-Standardschriftart"><text:span text:style-name="T38">HTML-Datei</text:span></text:span><text:span text:style-name="Absatz-Standardschriftart"><text:span text:style-name="T39"> </text:span></text:span><text:span text:style-name="Absatz-Standardschriftart"><text:span text:style-name="T38">entweder</text:span></text:span><text:span text:style-name="Absatz-Standardschriftart"><text:span text:style-name="T34"> </text:span></text:span>durch<text:span text:style-name="Absatz-Standardschriftart"><text:span text:style-name="T34"> </text:span></text:span>Bereich<text:span text:style-name="Absatz-Standardschriftart"><text:span text:style-name="T36"> </text:span></text:span><text:span text:style-name="Absatz-Standardschriftart"><text:span text:style-name="T40">im</text:span></text:span><text:span text:style-name="Absatz-Standardschriftart"><text:span text:style-name="T41"> </text:span></text:span>Kopf<text:span text:style-name="Absatz-Standardschriftart"><text:span text:style-name="T34"> </text:span></text:span><text:span text:style-name="Absatz-Standardschriftart"><text:span text:style-name="T38">(gut</text:span></text:span><text:span text:style-name="Absatz-Standardschriftart"><text:span text:style-name="T34"> </text:span></text:span>zum<text:span text:style-name="Absatz-Standardschriftart"><text:span text:style-name="T42"> </text:span></text:span><text:span text:style-name="Absatz-Standardschriftart"><text:span text:style-name="T38">Lernen)</text:span></text:span></text:p>
      <text:p text:style-name="P118"/>
      <text:p text:style-name="P121"><text:span text:style-name="Absatz-Standardschriftart"><text:span text:style-name="T43"><draw:frame draw:style-name="fr1" draw:name="Text Box 111" text:anchor-type="as-char" svg:y="0cm" svg:width="15.812cm" style:rel-width="scale" svg:height="2.94cm" style:rel-height="scale" draw:z-index="14"><draw:text-box><text:p text:style-name="P29"><text:span text:style-name="Absatz-Standardschriftart"><text:span text:style-name="T120">&lt;!DOCTYPE</text:span></text:span><text:span text:style-name="Absatz-Standardschriftart"><text:span text:style-name="T121"> </text:span></text:span><text:span text:style-name="Absatz-Standardschriftart"><text:span text:style-name="T120">html&gt;</text:span></text:span></text:p><text:p text:style-name="P33"><text:span text:style-name="Absatz-Standardschriftart"><text:span text:style-name="T122">&lt;head&gt;</text:span></text:span></text:p><text:p text:style-name="P30"><text:span text:style-name="Absatz-Standardschriftart"><text:span text:style-name="T122">&lt;style</text:span></text:span><text:span text:style-name="Absatz-Standardschriftart"><text:span text:style-name="T123"> </text:span></text:span><text:span text:style-name="Absatz-Standardschriftart"><text:span text:style-name="T122">type="text/css"&gt;</text:span></text:span></text:p><text:p text:style-name="P31"><text:span text:style-name="Absatz-Standardschriftart"><text:span text:style-name="T122">&lt;!--</text:span></text:span></text:p><text:p text:style-name="P122"><text:span text:style-name="Absatz-Standardschriftart"><text:span text:style-name="T124">HIER</text:span></text:span><text:span text:style-name="Absatz-Standardschriftart"><text:span text:style-name="T125"> </text:span></text:span><text:span text:style-name="Absatz-Standardschriftart"><text:span text:style-name="T124">KOMMEN</text:span></text:span><text:span text:style-name="Absatz-Standardschriftart"><text:span text:style-name="T126"> </text:span></text:span><text:span text:style-name="Absatz-Standardschriftart"><text:span text:style-name="T124">NUN</text:span></text:span><text:span text:style-name="Absatz-Standardschriftart"><text:span text:style-name="T126"> </text:span></text:span><text:span text:style-name="Absatz-Standardschriftart"><text:span text:style-name="T124">DIE</text:span></text:span><text:span text:style-name="Absatz-Standardschriftart"><text:span text:style-name="T126"> </text:span></text:span><text:span text:style-name="Absatz-Standardschriftart"><text:span text:style-name="T124">CSS-DEFINITONEN <text:s/></text:span></text:span><text:span text:style-name="Absatz-Standardschriftart"><text:span text:style-name="T122">--&gt;</text:span></text:span></text:p><text:p text:style-name="P36"><text:span text:style-name="Absatz-Standardschriftart"><text:span text:style-name="T122">&lt;/style&gt;</text:span></text:span></text:p><text:p text:style-name="P30"><text:span text:style-name="Absatz-Standardschriftart"><text:span text:style-name="T122">&lt;/head&gt;</text:span></text:span></text:p></draw:text-box></draw:frame></text:span></text:span></text:p>
      <text:p text:style-name="P147"><text:span text:style-name="Absatz-Standardschriftart"><text:span text:style-name="T38"><text:s text:c="5"/>Oder</text:span></text:span><text:span text:style-name="Absatz-Standardschriftart"><text:span text:style-name="T36"> </text:span></text:span>als<text:span text:style-name="Absatz-Standardschriftart"><text:span text:style-name="T34"> </text:span></text:span>externe<text:span text:style-name="Absatz-Standardschriftart"><text:span text:style-name="T36"> </text:span></text:span>Datei<text:span text:style-name="Absatz-Standardschriftart"><text:span text:style-name="T36"> </text:span></text:span>(ratsam),<text:span text:style-name="Absatz-Standardschriftart"><text:span text:style-name="T36"> </text:span></text:span>die<text:span text:style-name="Absatz-Standardschriftart"><text:span text:style-name="T39"> </text:span></text:span><text:span text:style-name="Absatz-Standardschriftart"><text:span text:style-name="T38">von</text:span></text:span><text:span text:style-name="Absatz-Standardschriftart"><text:span text:style-name="T39"> </text:span></text:span>allen<text:span text:style-name="Absatz-Standardschriftart"><text:span text:style-name="T39"> </text:span></text:span><text:span text:style-name="Absatz-Standardschriftart"><text:span text:style-name="T38">Seiten</text:span></text:span><text:span text:style-name="Absatz-Standardschriftart"><text:span text:style-name="T42"> </text:span></text:span><text:span text:style-name="Absatz-Standardschriftart"><text:span text:style-name="T38">einer</text:span></text:span><text:span text:style-name="Absatz-Standardschriftart"><text:span text:style-name="T136"> </text:span></text:span><text:span text:style-name="Absatz-Standardschriftart"><text:span text:style-name="T38">Website</text:span></text:span><text:span text:style-name="Absatz-Standardschriftart"><text:span text:style-name="T136"> </text:span></text:span><text:span text:style-name="Absatz-Standardschriftart"><text:span text:style-name="T38">genutzt</text:span></text:span><text:span text:style-name="Absatz-Standardschriftart"><text:span text:style-name="T36"> </text:span></text:span>wird<text:span text:style-name="Absatz-Standardschriftart"><text:span text:style-name="T39"> </text:span></text:span><text:span text:style-name="Absatz-Standardschriftart"><text:span text:style-name="T137">–</text:span></text:span><text:span text:style-name="Absatz-Standardschriftart"><text:span text:style-name="T37"> </text:span></text:span><text:span text:style-name="Absatz-Standardschriftart"><text:span text:style-name="T38">Link</text:span></text:span><text:span text:style-name="Absatz-Standardschriftart"><text:span text:style-name="T39"> </text:span></text:span>wird<text:span text:style-name="Absatz-Standardschriftart"><text:span text:style-name="T36"> <text:s text:c="4"/></text:span></text:span></text:p>
      <text:p text:style-name="P147"><text:span text:style-name="Absatz-Standardschriftart"><text:span text:style-name="T36"><text:s text:c="6"/></text:span></text:span>im<text:span text:style-name="Absatz-Standardschriftart"><text:span text:style-name="T39"> </text:span></text:span><text:span text:style-name="Absatz-Standardschriftart"><text:span text:style-name="T38">Kopfbereich</text:span></text:span><text:span text:style-name="Absatz-Standardschriftart"><text:span text:style-name="T36"> </text:span></text:span>wie<text:span text:style-name="Absatz-Standardschriftart"><text:span text:style-name="T138"> </text:span></text:span><text:span text:style-name="Absatz-Standardschriftart"><text:span text:style-name="T38">folgt</text:span></text:span><text:span text:style-name="Absatz-Standardschriftart"><text:span text:style-name="T189"> </text:span></text:span>integriert:</text:p>
      <text:p text:style-name="P123"/>
      <text:p text:style-name="P121"><text:span text:style-name="Absatz-Standardschriftart"><text:span text:style-name="T43"><draw:frame draw:style-name="fr1" draw:name="Text Box 109" text:anchor-type="as-char" svg:y="0cm" svg:width="15.812cm" style:rel-width="scale" svg:height="1.7cm" style:rel-height="scale" draw:z-index="0"><draw:text-box><text:p text:style-name="P29"><text:span text:style-name="Absatz-Standardschriftart"><text:span text:style-name="T120">&lt;!DOCTYPE</text:span></text:span><text:span text:style-name="Absatz-Standardschriftart"><text:span text:style-name="T121"> </text:span></text:span><text:span text:style-name="Absatz-Standardschriftart"><text:span text:style-name="T120">html&gt;</text:span></text:span></text:p><text:p text:style-name="P34"><text:span text:style-name="Absatz-Standardschriftart"><text:span text:style-name="T122">&lt;head&gt;</text:span></text:span></text:p><text:p text:style-name="P32"><text:span text:style-name="Absatz-Standardschriftart"><text:span text:style-name="T124">&lt;link</text:span></text:span><text:span text:style-name="Absatz-Standardschriftart"><text:span text:style-name="T127"> </text:span></text:span><text:span text:style-name="Absatz-Standardschriftart"><text:span text:style-name="T124">href="style.css"</text:span></text:span><text:span text:style-name="Absatz-Standardschriftart"><text:span text:style-name="T129"> </text:span></text:span><text:span text:style-name="Absatz-Standardschriftart"><text:span text:style-name="T124">type="text/css"</text:span></text:span><text:span text:style-name="Absatz-Standardschriftart"><text:span text:style-name="T129"> </text:span></text:span><text:span text:style-name="Absatz-Standardschriftart"><text:span text:style-name="T124">rel="stylesheet"</text:span></text:span><text:span text:style-name="Absatz-Standardschriftart"><text:span text:style-name="T129"> </text:span></text:span><text:span text:style-name="Absatz-Standardschriftart"><text:span text:style-name="T124">/&gt;</text:span></text:span></text:p><text:p text:style-name="P35"><text:span text:style-name="Absatz-Standardschriftart"><text:span text:style-name="T122">&lt;/head&gt;</text:span></text:span></text:p></draw:text-box></draw:frame></text:span></text:span></text:p>
      <text:p text:style-name="P137">In<text:span text:style-name="Absatz-Standardschriftart"><text:span text:style-name="T41"> </text:span></text:span>der<text:span text:style-name="Absatz-Standardschriftart"><text:span text:style-name="T34"> </text:span></text:span><text:span text:style-name="Absatz-Standardschriftart"><text:span text:style-name="T38">externen</text:span></text:span><text:span text:style-name="Absatz-Standardschriftart"><text:span text:style-name="T34"> </text:span></text:span><text:span text:style-name="Absatz-Standardschriftart"><text:span text:style-name="T38">Datei</text:span></text:span><text:span text:style-name="Absatz-Standardschriftart"><text:span text:style-name="T34"> </text:span></text:span>(hier<text:span text:style-name="Absatz-Standardschriftart"><text:span text:style-name="T34"> </text:span></text:span>im<text:span text:style-name="Absatz-Standardschriftart"><text:span text:style-name="T34"> </text:span></text:span><text:span text:style-name="Absatz-Standardschriftart"><text:span text:style-name="T38">Beispiel</text:span></text:span><text:span text:style-name="Absatz-Standardschriftart"><text:span text:style-name="T34"> </text:span></text:span>design.css<text:span text:style-name="Absatz-Standardschriftart"><text:span text:style-name="T41"> </text:span></text:span>genannt)<text:span text:style-name="Absatz-Standardschriftart"><text:span text:style-name="T34"> </text:span></text:span>werden<text:span text:style-name="Absatz-Standardschriftart"><text:span text:style-name="T34"> </text:span></text:span>dann<text:span text:style-name="Absatz-Standardschriftart"><text:span text:style-name="T39"> </text:span></text:span>alle<text:span text:style-name="Absatz-Standardschriftart"><text:span text:style-name="T190"> </text:span></text:span><text:span text:style-name="Absatz-Standardschriftart"><text:span text:style-name="T38">CSS-Definitionen</text:span></text:span><text:span text:style-name="Absatz-Standardschriftart"><text:span text:style-name="T34"> </text:span></text:span>gebracht<text:span text:style-name="Absatz-Standardschriftart"><text:span text:style-name="T139"> </text:span></text:span><text:span text:style-name="Absatz-Standardschriftart"><text:span text:style-name="T38">Beispiel:</text:span></text:span><text:span text:style-name="Absatz-Standardschriftart"><text:span text:style-name="T191"> </text:span></text:span>design.css</text:p>
      <text:p text:style-name="P124"/>
      <text:p text:style-name="P121"><text:span text:style-name="Absatz-Standardschriftart"><text:span text:style-name="T43"><draw:frame draw:style-name="fr1" draw:name="Text Box 9" text:anchor-type="as-char" svg:y="0cm" svg:width="15.812cm" style:rel-width="scale" svg:height="1.617cm" style:rel-height="scale" draw:z-index="1"><draw:text-box><text:p text:style-name="P38"><text:span text:style-name="Absatz-Standardschriftart"><text:span text:style-name="T122">h1</text:span></text:span><text:span text:style-name="Absatz-Standardschriftart"><text:span text:style-name="T130"> </text:span></text:span><text:span text:style-name="Absatz-Standardschriftart"><text:span text:style-name="T122">{</text:span></text:span></text:p><text:p text:style-name="P126"><text:span text:style-name="Absatz-Standardschriftart"><text:span text:style-name="T122">color:</text:span></text:span><text:span text:style-name="Absatz-Standardschriftart"><text:span text:style-name="T131"> </text:span></text:span><text:span text:style-name="Absatz-Standardschriftart"><text:span text:style-name="T122">red;</text:span></text:span></text:p><text:p text:style-name="P127"><text:span text:style-name="Absatz-Standardschriftart"><text:span text:style-name="T122">letter-spacing:</text:span></text:span><text:span text:style-name="Absatz-Standardschriftart"><text:span text:style-name="T132"> </text:span></text:span><text:span text:style-name="Absatz-Standardschriftart"><text:span text:style-name="T122">20px;</text:span></text:span></text:p><text:p text:style-name="P37"><text:span text:style-name="Absatz-Standardschriftart"><text:span text:style-name="T122">}</text:span></text:span></text:p></draw:text-box></draw:frame></text:span></text:span></text:p>
      <text:p text:style-name="P2"/>
      <text:p text:style-name="Standard"><text:s text:c="4"/>Selektoren sind dabei wie im Beispiel oben 'h1' – also Element welches gestylt wird. 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51">tags </text:p>
          </table:table-cell>
          <table:table-cell table:style-name="Tabelle4.B1" office:value-type="string">
            <text:p text:style-name="P151">Wie im Beispiel oben</text:p>
          </table:table-cell>
        </table:table-row>
        <table:table-row>
          <table:table-cell table:style-name="Tabelle4.A2" office:value-type="string">
            <text:p text:style-name="P151">ids</text:p>
          </table:table-cell>
          <table:table-cell table:style-name="Tabelle4.B2" office:value-type="string">
            <text:p text:style-name="P151">#para → mit id=“para“ im tag</text:p>
          </table:table-cell>
        </table:table-row>
        <table:table-row>
          <table:table-cell table:style-name="Tabelle4.A2" office:value-type="string">
            <text:p text:style-name="P151">class</text:p>
          </table:table-cell>
          <table:table-cell table:style-name="Tabelle4.B2" office:value-type="string">
            <text:p text:style-name="P151">.center → mit class=“center“ im tag</text:p>
          </table:table-cell>
        </table:table-row>
      </table:table>
      <text:h text:style-name="P160" text:outline-level="1"><text:span text:style-name="Absatz-Standardschriftart"><text:span text:style-name="T31">Auflistung</text:span></text:span><text:span text:style-name="Absatz-Standardschriftart"><text:span text:style-name="T30"> </text:span></text:span><text:span text:style-name="Absatz-Standardschriftart"><text:span text:style-name="T31">CSS</text:span></text:span><text:span text:style-name="Absatz-Standardschriftart"><text:span text:style-name="T32"> </text:span></text:span><text:span text:style-name="Absatz-Standardschriftart"><text:span text:style-name="T31">und </text:span></text:span><text:span text:style-name="Absatz-Standardschriftart"><text:span text:style-name="T30">ihrer</text:span></text:span><text:span text:style-name="Absatz-Standardschriftart"><text:span text:style-name="T32"> </text:span></text:span><text:span text:style-name="Absatz-Standardschriftart"><text:span text:style-name="T31">Attribute</text:span></text:span></text:h>
      <text:p text:style-name="P128"/>
      <text:h text:style-name="P152" text:outline-level="2"><text:span text:style-name="Absatz-Standardschriftart"><text:span text:style-name="T15">Schrift</text:span></text:span><text:span text:style-name="Absatz-Standardschriftart"><text:span text:style-name="T17"> </text:span></text:span><text:span text:style-name="Absatz-Standardschriftart"><text:span text:style-name="T1">(CSS)</text:span></text:span>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9"><text:span text:style-name="Absatz-Standardschriftart"><text:span text:style-name="T46">font-size:</text:span></text:span></text:p>
          </table:table-cell>
          <table:table-cell table:style-name="Tabelle7.A1" office:value-type="string">
            <text:p text:style-name="P22"><text:span text:style-name="Absatz-Standardschriftart"><text:span text:style-name="T46">Mögliche</text:span></text:span><text:span text:style-name="Absatz-Standardschriftart"><text:span text:style-name="T52"> </text:span></text:span><text:span text:style-name="Absatz-Standardschriftart"><text:span text:style-name="T55">Werte:</text:span></text:span><text:span text:style-name="Absatz-Standardschriftart"><text:span text:style-name="T58"> </text:span></text:span><text:span text:style-name="Absatz-Standardschriftart"><text:span text:style-name="T55">pt,</text:span></text:span><text:span text:style-name="Absatz-Standardschriftart"><text:span text:style-name="T61"> </text:span></text:span><text:span text:style-name="Absatz-Standardschriftart"><text:span text:style-name="T55">px,</text:span></text:span><text:span text:style-name="Absatz-Standardschriftart"><text:span text:style-name="T58"> </text:span></text:span><text:span text:style-name="Absatz-Standardschriftart"><text:span text:style-name="T55">em</text:span></text:span></text:p>
          </table:table-cell>
        </table:table-row>
        <table:table-row table:style-name="Tabelle7.2">
          <table:table-cell table:style-name="Tabelle7.A1" office:value-type="string">
            <text:p text:style-name="P9"><text:span text:style-name="Absatz-Standardschriftart"><text:span text:style-name="T46">font-family:</text:span></text:span></text:p>
          </table:table-cell>
          <table:table-cell table:style-name="Tabelle7.A1" office:value-type="string">
            <text:p text:style-name="P22"><text:span text:style-name="Absatz-Standardschriftart"><text:span text:style-name="T46">Schriftart,</text:span></text:span><text:span text:style-name="Absatz-Standardschriftart"><text:span text:style-name="T58"> </text:span></text:span><text:span text:style-name="Absatz-Standardschriftart"><text:span text:style-name="T46">wichtig</text:span></text:span><text:span text:style-name="Absatz-Standardschriftart"><text:span text:style-name="T58"> </text:span></text:span><text:span text:style-name="Absatz-Standardschriftart"><text:span text:style-name="T55">ist</text:span></text:span><text:span text:style-name="Absatz-Standardschriftart"><text:span text:style-name="T52"> </text:span></text:span><text:span text:style-name="Absatz-Standardschriftart"><text:span text:style-name="T55">als</text:span></text:span><text:span text:style-name="Absatz-Standardschriftart"><text:span text:style-name="T52"> </text:span></text:span><text:span text:style-name="Absatz-Standardschriftart"><text:span text:style-name="T55">letzte</text:span></text:span><text:span text:style-name="Absatz-Standardschriftart"><text:span text:style-name="T61"> </text:span></text:span><text:span text:style-name="Absatz-Standardschriftart"><text:span text:style-name="T55">Angabe</text:span></text:span><text:span text:style-name="Absatz-Standardschriftart"><text:span text:style-name="T52"> </text:span></text:span><text:span text:style-name="Absatz-Standardschriftart"><text:span text:style-name="T55">entweder</text:span></text:span></text:p>
            <text:p text:style-name="P23"><text:span text:style-name="Absatz-Standardschriftart"><text:span text:style-name="T64">sans-serif</text:span></text:span><text:span text:style-name="Absatz-Standardschriftart"><text:span text:style-name="T65"> </text:span></text:span><text:span text:style-name="Absatz-Standardschriftart"><text:span text:style-name="T46">(Schrift</text:span></text:span><text:span text:style-name="Absatz-Standardschriftart"><text:span text:style-name="T52"> </text:span></text:span><text:span text:style-name="Absatz-Standardschriftart"><text:span text:style-name="T55">ohne</text:span></text:span><text:span text:style-name="Absatz-Standardschriftart"><text:span text:style-name="T66"> </text:span></text:span><text:span text:style-name="Absatz-Standardschriftart"><text:span text:style-name="T46">Serifen)</text:span></text:span><text:span text:style-name="Absatz-Standardschriftart"><text:span text:style-name="T61"> </text:span></text:span><text:span text:style-name="Absatz-Standardschriftart"><text:span text:style-name="T46">oder</text:span></text:span></text:p>
            <text:p text:style-name="P39"><text:span text:style-name="Absatz-Standardschriftart"><text:span text:style-name="T64">serif</text:span></text:span><text:span text:style-name="Absatz-Standardschriftart"><text:span text:style-name="T53"> </text:span></text:span><text:span text:style-name="Absatz-Standardschriftart"><text:span text:style-name="T46">(Schrift</text:span></text:span><text:span text:style-name="Absatz-Standardschriftart"><text:span text:style-name="T58"> </text:span></text:span><text:span text:style-name="Absatz-Standardschriftart"><text:span text:style-name="T46">mit</text:span></text:span><text:span text:style-name="Absatz-Standardschriftart"><text:span text:style-name="T52"> </text:span></text:span><text:span text:style-name="Absatz-Standardschriftart"><text:span text:style-name="T55">Serifen)</text:span></text:span><text:span text:style-name="Absatz-Standardschriftart"><text:span text:style-name="T140"> </text:span></text:span><text:span text:style-name="Absatz-Standardschriftart"><text:span text:style-name="T46">Beispiel:</text:span></text:span></text:p>
            <text:p text:style-name="P24"><text:span text:style-name="Absatz-Standardschriftart"><text:span text:style-name="T46">font-family:</text:span></text:span><text:span text:style-name="Absatz-Standardschriftart"><text:span text:style-name="T68"> </text:span></text:span><text:span text:style-name="Absatz-Standardschriftart"><text:span text:style-name="T55">Arial,</text:span></text:span><text:span text:style-name="Absatz-Standardschriftart"><text:span text:style-name="T70"> </text:span></text:span><text:span text:style-name="Absatz-Standardschriftart"><text:span text:style-name="T55">Helvetica,</text:span></text:span><text:span text:style-name="Absatz-Standardschriftart"><text:span text:style-name="T70"> </text:span></text:span><text:span text:style-name="Absatz-Standardschriftart"><text:span text:style-name="T55">sans-serif;</text:span></text:span></text:p>
          </table:table-cell>
        </table:table-row>
        <table:table-row table:style-name="Tabelle7.3">
          <table:table-cell table:style-name="Tabelle7.A1" office:value-type="string">
            <text:p text:style-name="P10"><text:span text:style-name="Absatz-Standardschriftart"><text:span text:style-name="T46">font-weight:</text:span></text:span></text:p>
          </table:table-cell>
          <table:table-cell table:style-name="Tabelle7.A1" office:value-type="string">
            <text:p text:style-name="P25"><text:span text:style-name="Absatz-Standardschriftart"><text:span text:style-name="T48">normal</text:span></text:span><text:span text:style-name="Absatz-Standardschriftart"><text:span text:style-name="T46">|</text:span></text:span><text:span text:style-name="Absatz-Standardschriftart"><text:span text:style-name="T48">bold</text:span></text:span><text:span text:style-name="Absatz-Standardschriftart"><text:span text:style-name="T46">|</text:span></text:span><text:span text:style-name="Absatz-Standardschriftart"><text:span text:style-name="T48">bolder</text:span></text:span><text:span text:style-name="Absatz-Standardschriftart"><text:span text:style-name="T46">|</text:span></text:span><text:span text:style-name="Absatz-Standardschriftart"><text:span text:style-name="T48">lighter</text:span></text:span></text:p>
          </table:table-cell>
        </table:table-row>
        <table:table-row table:style-name="Tabelle7.4">
          <table:table-cell table:style-name="Tabelle7.A1" office:value-type="string">
            <text:p text:style-name="P11"><text:span text:style-name="Absatz-Standardschriftart"><text:span text:style-name="T46">font-style:</text:span></text:span></text:p>
          </table:table-cell>
          <table:table-cell table:style-name="Tabelle7.A1" office:value-type="string">
            <text:p text:style-name="P40"><text:span text:style-name="Absatz-Standardschriftart"><text:span text:style-name="T48">italic</text:span></text:span><text:span text:style-name="Absatz-Standardschriftart"><text:span text:style-name="T53"> </text:span></text:span><text:span text:style-name="Absatz-Standardschriftart"><text:span text:style-name="T55">=</text:span></text:span><text:span text:style-name="Absatz-Standardschriftart"><text:span text:style-name="T73"> </text:span></text:span><text:span text:style-name="Absatz-Standardschriftart"><text:span text:style-name="T55">kursiv</text:span></text:span><text:span text:style-name="Absatz-Standardschriftart"><text:span text:style-name="T70"> </text:span></text:span><text:span text:style-name="Absatz-Standardschriftart"><text:span text:style-name="T46">(physikalische</text:span></text:span><text:span text:style-name="Absatz-Standardschriftart"><text:span text:style-name="T73"> </text:span></text:span><text:span text:style-name="Absatz-Standardschriftart"><text:span text:style-name="T55">Auszeichnung)</text:span></text:span><text:span text:style-name="Absatz-Standardschriftart"><text:span text:style-name="T141"> </text:span></text:span><text:span text:style-name="Absatz-Standardschriftart"><text:span text:style-name="T48">oblique</text:span></text:span><text:span text:style-name="Absatz-Standardschriftart"><text:span text:style-name="T65"> </text:span></text:span><text:span text:style-name="Absatz-Standardschriftart"><text:span text:style-name="T55">=</text:span></text:span><text:span text:style-name="Absatz-Standardschriftart"><text:span text:style-name="T68"> </text:span></text:span><text:span text:style-name="Absatz-Standardschriftart"><text:span text:style-name="T46">schräggestellt</text:span></text:span><text:span text:style-name="Absatz-Standardschriftart"><text:span text:style-name="T73"> </text:span></text:span><text:span text:style-name="Absatz-Standardschriftart"><text:span text:style-name="T55">(logische</text:span></text:span><text:span text:style-name="Absatz-Standardschriftart"><text:span text:style-name="T70"> </text:span></text:span><text:span text:style-name="Absatz-Standardschriftart"><text:span text:style-name="T55">Auszeichnung)</text:span></text:span><text:span text:style-name="Absatz-Standardschriftart"><text:span text:style-name="T143"> </text:span></text:span><text:span text:style-name="Absatz-Standardschriftart"><text:span text:style-name="T64">normal</text:span></text:span><text:span text:style-name="Absatz-Standardschriftart"><text:span text:style-name="T53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normal</text:span></text:span></text:p>
          </table:table-cell>
        </table:table-row>
        <table:table-row table:style-name="Tabelle7.5">
          <table:table-cell table:style-name="Tabelle7.A1" office:value-type="string">
            <text:p text:style-name="P9"><text:span text:style-name="Absatz-Standardschriftart"><text:span text:style-name="T46">text-indent:</text:span></text:span></text:p>
          </table:table-cell>
          <table:table-cell table:style-name="Tabelle7.A1" office:value-type="string">
            <text:p text:style-name="P41"><text:span text:style-name="Absatz-Standardschriftart"><text:span text:style-name="T55">Einrückung</text:span></text:span><text:span text:style-name="Absatz-Standardschriftart"><text:span text:style-name="T52"> </text:span></text:span><text:span text:style-name="Absatz-Standardschriftart"><text:span text:style-name="T55">der</text:span></text:span><text:span text:style-name="Absatz-Standardschriftart"><text:span text:style-name="T58"> </text:span></text:span><text:span text:style-name="Absatz-Standardschriftart"><text:span text:style-name="T46">ersten</text:span></text:span><text:span text:style-name="Absatz-Standardschriftart"><text:span text:style-name="T58"> </text:span></text:span><text:span text:style-name="Absatz-Standardschriftart"><text:span text:style-name="T55">Zeile</text:span></text:span><text:span text:style-name="Absatz-Standardschriftart"><text:span text:style-name="T52"> </text:span></text:span><text:span text:style-name="Absatz-Standardschriftart"><text:span text:style-name="T55">eines</text:span></text:span><text:span text:style-name="Absatz-Standardschriftart"><text:span text:style-name="T58"> </text:span></text:span><text:span text:style-name="Absatz-Standardschriftart"><text:span text:style-name="T46">Textblockes</text:span></text:span><text:span text:style-name="Absatz-Standardschriftart"><text:span text:style-name="T52"> </text:span></text:span><text:span text:style-name="Absatz-Standardschriftart"><text:span text:style-name="T55">um</text:span></text:span><text:span text:style-name="Absatz-Standardschriftart"><text:span text:style-name="T52"> </text:span></text:span><text:span text:style-name="Absatz-Standardschriftart"><text:span text:style-name="T55">den</text:span></text:span><text:span text:style-name="Absatz-Standardschriftart"><text:span text:style-name="T145"> </text:span></text:span><text:span text:style-name="Absatz-Standardschriftart"><text:span text:style-name="T46">vorgegebenen</text:span></text:span><text:span text:style-name="Absatz-Standardschriftart"><text:span text:style-name="T75"> </text:span></text:span><text:span text:style-name="Absatz-Standardschriftart"><text:span text:style-name="T55">Abstand</text:span></text:span></text:p>
          </table:table-cell>
        </table:table-row>
        <table:table-row table:style-name="Tabelle7.6">
          <table:table-cell table:style-name="Tabelle7.A1" office:value-type="string">
            <text:p text:style-name="P11"><text:span text:style-name="Absatz-Standardschriftart"><text:span text:style-name="T46">line-height:</text:span></text:span></text:p>
          </table:table-cell>
          <table:table-cell table:style-name="Tabelle7.A1" office:value-type="string">
            <text:p text:style-name="P42"><text:span text:style-name="Absatz-Standardschriftart"><text:span text:style-name="T46">Zeilenhöhe</text:span></text:span><text:span text:style-name="Absatz-Standardschriftart"><text:span text:style-name="T73"> </text:span></text:span><text:span text:style-name="Absatz-Standardschriftart"><text:span text:style-name="T55">bestimmen,</text:span></text:span><text:span text:style-name="Absatz-Standardschriftart"><text:span text:style-name="T66"> </text:span></text:span><text:span text:style-name="Absatz-Standardschriftart"><text:span text:style-name="T55">wenn</text:span></text:span><text:span text:style-name="Absatz-Standardschriftart"><text:span text:style-name="T66"> </text:span></text:span><text:span text:style-name="Absatz-Standardschriftart"><text:span text:style-name="T55">der</text:span></text:span><text:span text:style-name="Absatz-Standardschriftart"><text:span text:style-name="T66"> </text:span></text:span><text:span text:style-name="Absatz-Standardschriftart"><text:span text:style-name="T46">Text</text:span></text:span><text:span text:style-name="Absatz-Standardschriftart"><text:span text:style-name="T52"> </text:span></text:span><text:span text:style-name="Absatz-Standardschriftart"><text:span text:style-name="T55">mehrzeilig</text:span></text:span><text:span text:style-name="Absatz-Standardschriftart"><text:span text:style-name="T146"> </text:span></text:span><text:span text:style-name="Absatz-Standardschriftart"><text:span text:style-name="T46">angezeigt</text:span></text:span><text:span text:style-name="Absatz-Standardschriftart"><text:span text:style-name="T73"> </text:span></text:span><text:span text:style-name="Absatz-Standardschriftart"><text:span text:style-name="T55">wird</text:span></text:span><text:span text:style-name="Absatz-Standardschriftart"><text:span text:style-name="T73"> </text:span></text:span><text:span text:style-name="Absatz-Standardschriftart"><text:span text:style-name="T46">(empfehlenswert</text:span></text:span><text:span text:style-name="Absatz-Standardschriftart"><text:span text:style-name="T73"> </text:span></text:span><text:span text:style-name="Absatz-Standardschriftart"><text:span text:style-name="T46">sind</text:span></text:span><text:span text:style-name="Absatz-Standardschriftart"><text:span text:style-name="T73"> </text:span></text:span><text:span text:style-name="Absatz-Standardschriftart"><text:span text:style-name="T46">relative</text:span></text:span><text:span text:style-name="Absatz-Standardschriftart"><text:span text:style-name="T147"> </text:span></text:span><text:span text:style-name="Absatz-Standardschriftart"><text:span text:style-name="T55">Angaben</text:span></text:span><text:span text:style-name="Absatz-Standardschriftart"><text:span text:style-name="T76"> </text:span></text:span><text:span text:style-name="Absatz-Standardschriftart"><text:span text:style-name="T55">(EM))</text:span></text:span></text:p>
          </table:table-cell>
        </table:table-row>
        <table:table-row table:style-name="Tabelle7.1">
          <table:table-cell table:style-name="Tabelle7.A1" office:value-type="string">
            <text:p text:style-name="P9"><text:span text:style-name="Absatz-Standardschriftart"><text:span text:style-name="T46">letter-spacing:</text:span></text:span></text:p>
          </table:table-cell>
          <table:table-cell table:style-name="Tabelle7.A1" office:value-type="string">
            <text:p text:style-name="P22"><text:span text:style-name="Absatz-Standardschriftart"><text:span text:style-name="T46">Abstände</text:span></text:span><text:span text:style-name="Absatz-Standardschriftart"><text:span text:style-name="T70"> </text:span></text:span><text:span text:style-name="Absatz-Standardschriftart"><text:span text:style-name="T55">zwischen</text:span></text:span><text:span text:style-name="Absatz-Standardschriftart"><text:span text:style-name="T70"> </text:span></text:span><text:span text:style-name="Absatz-Standardschriftart"><text:span text:style-name="T55">den</text:span></text:span><text:span text:style-name="Absatz-Standardschriftart"><text:span text:style-name="T73"> </text:span></text:span><text:span text:style-name="Absatz-Standardschriftart"><text:span text:style-name="T55">einzelnen</text:span></text:span><text:span text:style-name="Absatz-Standardschriftart"><text:span text:style-name="T73"> </text:span></text:span><text:span text:style-name="Absatz-Standardschriftart"><text:span text:style-name="T46">Buchstaben</text:span></text:span></text:p>
          </table:table-cell>
        </table:table-row>
        <table:table-row table:style-name="Tabelle7.1">
          <table:table-cell table:style-name="Tabelle7.A1" office:value-type="string">
            <text:p text:style-name="P9"><text:span text:style-name="Absatz-Standardschriftart"><text:span text:style-name="T55">word-spacing:</text:span></text:span></text:p>
          </table:table-cell>
          <table:table-cell table:style-name="Tabelle7.A1" office:value-type="string">
            <text:p text:style-name="P22"><text:span text:style-name="Absatz-Standardschriftart"><text:span text:style-name="T46">Abstände</text:span></text:span><text:span text:style-name="Absatz-Standardschriftart"><text:span text:style-name="T70"> </text:span></text:span><text:span text:style-name="Absatz-Standardschriftart"><text:span text:style-name="T55">zwischen</text:span></text:span><text:span text:style-name="Absatz-Standardschriftart"><text:span text:style-name="T66"> </text:span></text:span><text:span text:style-name="Absatz-Standardschriftart"><text:span text:style-name="T55">den</text:span></text:span><text:span text:style-name="Absatz-Standardschriftart"><text:span text:style-name="T73"> </text:span></text:span><text:span text:style-name="Absatz-Standardschriftart"><text:span text:style-name="T55">einzelnen</text:span></text:span><text:span text:style-name="Absatz-Standardschriftart"><text:span text:style-name="T66"> </text:span></text:span><text:span text:style-name="Absatz-Standardschriftart"><text:span text:style-name="T55">Wörtern</text:span></text:span></text:p>
          </table:table-cell>
        </table:table-row>
        <table:table-row table:style-name="Tabelle7.3">
          <table:table-cell table:style-name="Tabelle7.A1" office:value-type="string">
            <text:p text:style-name="P10"><text:span text:style-name="Absatz-Standardschriftart"><text:span text:style-name="T46">font-variant:</text:span></text:span></text:p>
          </table:table-cell>
          <table:table-cell table:style-name="Tabelle7.A1" office:value-type="string">
            <text:p text:style-name="P25"><text:span text:style-name="Absatz-Standardschriftart"><text:span text:style-name="T46">Schriftvariante:</text:span></text:span><text:span text:style-name="Absatz-Standardschriftart"><text:span text:style-name="T78"> </text:span></text:span><text:span text:style-name="Absatz-Standardschriftart"><text:span text:style-name="T64">normal</text:span></text:span><text:span text:style-name="Absatz-Standardschriftart"><text:span text:style-name="T55">,</text:span></text:span><text:span text:style-name="Absatz-Standardschriftart"><text:span text:style-name="T78"> </text:span></text:span><text:span text:style-name="Absatz-Standardschriftart"><text:span text:style-name="T64">small-caps</text:span></text:span></text:p>
          </table:table-cell>
        </table:table-row>
        <table:table-row table:style-name="Tabelle7.10">
          <table:table-cell table:style-name="Tabelle7.A1" office:value-type="string">
            <text:p text:style-name="P11"><text:span text:style-name="Absatz-Standardschriftart"><text:span text:style-name="T46">text-decoration:</text:span></text:span></text:p>
          </table:table-cell>
          <table:table-cell table:style-name="Tabelle7.A1" office:value-type="string">
            <text:p text:style-name="P43"><text:span text:style-name="Absatz-Standardschriftart"><text:span text:style-name="T46">Textgestaltung:</text:span></text:span><text:span text:style-name="Absatz-Standardschriftart"><text:span text:style-name="T78"> </text:span></text:span><text:span text:style-name="Absatz-Standardschriftart"><text:span text:style-name="T48">underline</text:span></text:span><text:span text:style-name="Absatz-Standardschriftart"><text:span text:style-name="T46">,</text:span></text:span><text:span text:style-name="Absatz-Standardschriftart"><text:span text:style-name="T76"> </text:span></text:span><text:span text:style-name="Absatz-Standardschriftart"><text:span text:style-name="T48">overline</text:span></text:span><text:span text:style-name="Absatz-Standardschriftart"><text:span text:style-name="T46">,</text:span></text:span><text:span text:style-name="Absatz-Standardschriftart"><text:span text:style-name="T76"> </text:span></text:span><text:span text:style-name="Absatz-Standardschriftart"><text:span text:style-name="T48">line-through</text:span></text:span><text:span text:style-name="Absatz-Standardschriftart"><text:span text:style-name="T46">,</text:span></text:span><text:span text:style-name="Absatz-Standardschriftart"><text:span text:style-name="T148"> </text:span></text:span><text:span text:style-name="Absatz-Standardschriftart"><text:span text:style-name="T48">blink</text:span></text:span></text:p>
          </table:table-cell>
        </table:table-row>
        <table:table-row table:style-name="Tabelle7.11">
          <table:table-cell table:style-name="Tabelle7.A11" office:value-type="string">
            <text:p text:style-name="P9"><text:span text:style-name="Absatz-Standardschriftart"><text:span text:style-name="T46">text-transform:</text:span></text:span></text:p>
          </table:table-cell>
          <table:table-cell table:style-name="Tabelle7.A11" office:value-type="string">
            <text:p text:style-name="P22"><text:span text:style-name="Absatz-Standardschriftart"><text:span text:style-name="T46">Textart</text:span></text:span><text:span text:style-name="Absatz-Standardschriftart"><text:span text:style-name="T73"> </text:span></text:span><text:span text:style-name="Absatz-Standardschriftart"><text:span text:style-name="T48">capitalize</text:span></text:span><text:span text:style-name="Absatz-Standardschriftart"><text:span text:style-name="T46">,</text:span></text:span><text:span text:style-name="Absatz-Standardschriftart"><text:span text:style-name="T66"> </text:span></text:span><text:span text:style-name="Absatz-Standardschriftart"><text:span text:style-name="T64">uppercase</text:span></text:span><text:span text:style-name="Absatz-Standardschriftart"><text:span text:style-name="T55">,</text:span></text:span><text:span text:style-name="Absatz-Standardschriftart"><text:span text:style-name="T70"> </text:span></text:span><text:span text:style-name="Absatz-Standardschriftart"><text:span text:style-name="T48">lowercase</text:span></text:span><text:span text:style-name="Absatz-Standardschriftart"><text:span text:style-name="T46">,</text:span></text:span><text:span text:style-name="Absatz-Standardschriftart"><text:span text:style-name="T73"> </text:span></text:span><text:span text:style-name="Absatz-Standardschriftart"><text:span text:style-name="T80">none</text:span></text:span></text:p>
          </table:table-cell>
        </table:table-row>
      </table:table>
      <text:h text:style-name="P153" text:outline-level="2"><text:span text:style-name="Absatz-Standardschriftart"><text:span text:style-name="T15">Farbe</text:span></text:span><text:span text:style-name="Absatz-Standardschriftart"><text:span text:style-name="T18"> </text:span></text:span><text:span text:style-name="Absatz-Standardschriftart"><text:span text:style-name="T15">(CSS)</text:span></text:span></text:h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9"><text:span text:style-name="Absatz-Standardschriftart"><text:span text:style-name="T55">color:</text:span></text:span></text:p>
          </table:table-cell>
          <table:table-cell table:style-name="Tabelle8.A1" office:value-type="string">
            <text:p text:style-name="P43"><text:span text:style-name="Absatz-Standardschriftart"><text:span text:style-name="T50">Farbe</text:span></text:span><text:span text:style-name="Absatz-Standardschriftart"><text:span text:style-name="T54"> </text:span></text:span><text:span text:style-name="Absatz-Standardschriftart"><text:span text:style-name="T50">für</text:span></text:span><text:span text:style-name="Absatz-Standardschriftart"><text:span text:style-name="T62"> </text:span></text:span><text:span text:style-name="Absatz-Standardschriftart"><text:span text:style-name="T50">Schrift</text:span></text:span><text:span text:style-name="Absatz-Standardschriftart"><text:span text:style-name="T59"> </text:span></text:span><text:span text:style-name="Absatz-Standardschriftart"><text:span text:style-name="T43">bzw.</text:span></text:span><text:span text:style-name="Absatz-Standardschriftart"><text:span text:style-name="T82"> </text:span></text:span><text:span text:style-name="Absatz-Standardschriftart"><text:span text:style-name="T50">Vordergrund </text:span></text:span><text:span text:style-name="Absatz-Standardschriftart"><text:span text:style-name="T43">–</text:span></text:span><text:span text:style-name="Absatz-Standardschriftart"><text:span text:style-name="T54"> </text:span></text:span><text:span text:style-name="Absatz-Standardschriftart"><text:span text:style-name="T43">Angabe</text:span></text:span><text:span text:style-name="Absatz-Standardschriftart"><text:span text:style-name="T59"> </text:span></text:span><text:span text:style-name="Absatz-Standardschriftart"><text:span text:style-name="T43">über</text:span></text:span><text:span text:style-name="Absatz-Standardschriftart"><text:span text:style-name="T144"> </text:span></text:span><text:span text:style-name="Absatz-Standardschriftart"><text:span text:style-name="T50">englische</text:span></text:span><text:span text:style-name="Absatz-Standardschriftart"><text:span text:style-name="T77"> </text:span></text:span><text:span text:style-name="Absatz-Standardschriftart"><text:span text:style-name="T43">Bezeichnungen</text:span></text:span><text:span text:style-name="Absatz-Standardschriftart"><text:span text:style-name="T71"> </text:span></text:span><text:span text:style-name="Absatz-Standardschriftart"><text:span text:style-name="T43">oder</text:span></text:span><text:span text:style-name="Absatz-Standardschriftart"><text:span text:style-name="T69"> </text:span></text:span><text:span text:style-name="Absatz-Standardschriftart"><text:span text:style-name="T43">#000000</text:span></text:span></text:p>
          </table:table-cell>
        </table:table-row>
        <table:table-row table:style-name="Tabelle8.2">
          <table:table-cell table:style-name="Tabelle8.A1" office:value-type="string">
            <text:p text:style-name="P9"><text:span text:style-name="Absatz-Standardschriftart"><text:span text:style-name="T55">background-color:</text:span></text:span></text:p>
          </table:table-cell>
          <table:table-cell table:style-name="Tabelle8.A1" office:value-type="string">
            <text:p text:style-name="P22"><text:span text:style-name="Absatz-Standardschriftart"><text:span text:style-name="T46">Farbe</text:span></text:span><text:span text:style-name="Absatz-Standardschriftart"><text:span text:style-name="T70"> </text:span></text:span><text:span text:style-name="Absatz-Standardschriftart"><text:span text:style-name="T46">für</text:span></text:span><text:span text:style-name="Absatz-Standardschriftart"><text:span text:style-name="T73"> </text:span></text:span><text:span text:style-name="Absatz-Standardschriftart"><text:span text:style-name="T46">den</text:span></text:span><text:span text:style-name="Absatz-Standardschriftart"><text:span text:style-name="T73"> </text:span></text:span><text:span text:style-name="Absatz-Standardschriftart"><text:span text:style-name="T55">Hintergrundbereich</text:span></text:span></text:p>
          </table:table-cell>
        </table:table-row>
      </table:table>
      <text:p text:style-name="P129"/>
      <text:p text:style-name="P4"><text:span text:style-name="Absatz-Standardschriftart"><text:span text:style-name="T2">Rahmen</text:span></text:span><text:span text:style-name="Absatz-Standardschriftart"><text:span text:style-name="T4"> </text:span></text:span><text:span text:style-name="Absatz-Standardschriftart"><text:span text:style-name="T2">(CSS)</text:span></text:span><text:span text:style-name="Absatz-Standardschriftart"><text:span text:style-name="T19"><text:tab/></text:span></text:span><text:span text:style-name="Absatz-Standardschriftart"><text:span text:style-name="T192">alle</text:span></text:span><text:span text:style-name="Absatz-Standardschriftart"><text:span text:style-name="T193"> </text:span></text:span><text:span text:style-name="Absatz-Standardschriftart"><text:span text:style-name="T194">3</text:span></text:span><text:span text:style-name="Absatz-Standardschriftart"><text:span text:style-name="T195"> </text:span></text:span><text:span text:style-name="Absatz-Standardschriftart"><text:span text:style-name="T194">Angaben</text:span></text:span><text:span text:style-name="Absatz-Standardschriftart"><text:span text:style-name="T193"> </text:span></text:span><text:span text:style-name="Absatz-Standardschriftart"><text:span text:style-name="T192">sind</text:span></text:span><text:span text:style-name="Absatz-Standardschriftart"><text:span text:style-name="T193"> </text:span></text:span><text:span text:style-name="Absatz-Standardschriftart"><text:span text:style-name="T192">für</text:span></text:span><text:span text:style-name="Absatz-Standardschriftart"><text:span text:style-name="T195"> </text:span></text:span><text:span text:style-name="Absatz-Standardschriftart"><text:span text:style-name="T192">einen</text:span></text:span><text:span text:style-name="Absatz-Standardschriftart"><text:span text:style-name="T196"> </text:span></text:span><text:span text:style-name="Absatz-Standardschriftart"><text:span text:style-name="T194">Rahmen</text:span></text:span><text:span text:style-name="Absatz-Standardschriftart"><text:span text:style-name="T193"> </text:span></text:span><text:span text:style-name="Absatz-Standardschriftart"><text:span text:style-name="T194">notwendig!</text:span></text:span></text:p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9"><text:span text:style-name="Absatz-Standardschriftart"><text:span text:style-name="T46">border-color:</text:span></text:span></text:p>
          </table:table-cell>
          <table:table-cell table:style-name="Tabelle9.A1" office:value-type="string">
            <text:p text:style-name="P44"><text:span text:style-name="Absatz-Standardschriftart"><text:span text:style-name="T46">Rahmenfarbe</text:span></text:span><text:span text:style-name="Absatz-Standardschriftart"><text:span text:style-name="T85"> </text:span></text:span><text:span text:style-name="Absatz-Standardschriftart"><text:span text:style-name="T55">-</text:span></text:span><text:span text:style-name="Absatz-Standardschriftart"><text:span text:style-name="T58"> </text:span></text:span><text:span text:style-name="Absatz-Standardschriftart"><text:span text:style-name="T46">soll</text:span></text:span><text:span text:style-name="Absatz-Standardschriftart"><text:span text:style-name="T61"> </text:span></text:span><text:span text:style-name="Absatz-Standardschriftart"><text:span text:style-name="T55">nur</text:span></text:span><text:span text:style-name="Absatz-Standardschriftart"><text:span text:style-name="T61"> </text:span></text:span><text:span text:style-name="Absatz-Standardschriftart"><text:span text:style-name="T46">ein</text:span></text:span><text:span text:style-name="Absatz-Standardschriftart"><text:span text:style-name="T87"> </text:span></text:span><text:span text:style-name="Absatz-Standardschriftart"><text:span text:style-name="T46">Teil</text:span></text:span><text:span text:style-name="Absatz-Standardschriftart"><text:span text:style-name="T61"> </text:span></text:span><text:span text:style-name="Absatz-Standardschriftart"><text:span text:style-name="T55">des</text:span></text:span><text:span text:style-name="Absatz-Standardschriftart"><text:span text:style-name="T58"> </text:span></text:span><text:span text:style-name="Absatz-Standardschriftart"><text:span text:style-name="T55">Rahmens</text:span></text:span><text:span text:style-name="Absatz-Standardschriftart"><text:span text:style-name="T58"> </text:span></text:span><text:span text:style-name="Absatz-Standardschriftart"><text:span text:style-name="T55">gefärbt</text:span></text:span><text:span text:style-name="Absatz-Standardschriftart"><text:span text:style-name="T141"> </text:span></text:span><text:span text:style-name="Absatz-Standardschriftart"><text:span text:style-name="T46">werden,</text:span></text:span><text:span text:style-name="Absatz-Standardschriftart"><text:span text:style-name="T76"> </text:span></text:span><text:span text:style-name="Absatz-Standardschriftart"><text:span text:style-name="T55">dann:</text:span></text:span></text:p>
            <text:p text:style-name="P45"><text:span text:style-name="Absatz-Standardschriftart"><text:span text:style-name="T46">border-top-color,</text:span></text:span><text:span text:style-name="Absatz-Standardschriftart"><text:span text:style-name="T89"> </text:span></text:span><text:span text:style-name="Absatz-Standardschriftart"><text:span text:style-name="T55">border-right-color,</text:span></text:span><text:span text:style-name="Absatz-Standardschriftart"><text:span text:style-name="T91"> </text:span></text:span><text:span text:style-name="Absatz-Standardschriftart"><text:span text:style-name="T55">border-bottom-</text:span></text:span><text:span text:style-name="Absatz-Standardschriftart"><text:span text:style-name="T149"> </text:span></text:span><text:span text:style-name="Absatz-Standardschriftart"><text:span text:style-name="T55">color</text:span></text:span><text:span text:style-name="Absatz-Standardschriftart"><text:span text:style-name="T68"> </text:span></text:span><text:span text:style-name="Absatz-Standardschriftart"><text:span text:style-name="T55">und</text:span></text:span><text:span text:style-name="Absatz-Standardschriftart"><text:span text:style-name="T68"> </text:span></text:span><text:span text:style-name="Absatz-Standardschriftart"><text:span text:style-name="T46">border-left-color</text:span></text:span></text:p>
          </table:table-cell>
        </table:table-row>
        <table:table-row table:style-name="Tabelle9.2">
          <table:table-cell table:style-name="Tabelle9.A1" office:value-type="string">
            <text:p text:style-name="P9"><text:span text:style-name="Absatz-Standardschriftart"><text:span text:style-name="T46">border-width:</text:span></text:span></text:p>
          </table:table-cell>
          <table:table-cell table:style-name="Tabelle9.A1" office:value-type="string">
            <text:p text:style-name="P26"><text:span text:style-name="Absatz-Standardschriftart"><text:span text:style-name="T55">Rahmenstärke</text:span></text:span><text:span text:style-name="Absatz-Standardschriftart"><text:span text:style-name="T70"> </text:span></text:span><text:span text:style-name="Absatz-Standardschriftart"><text:span text:style-name="T55">in</text:span></text:span><text:span text:style-name="Absatz-Standardschriftart"><text:span text:style-name="T66"> </text:span></text:span><text:span text:style-name="Absatz-Standardschriftart"><text:span text:style-name="T46">Pixel</text:span></text:span></text:p>
            <text:p text:style-name="P23"><text:span text:style-name="Absatz-Standardschriftart"><text:span text:style-name="T46">soll</text:span></text:span><text:span text:style-name="Absatz-Standardschriftart"><text:span text:style-name="T58"> </text:span></text:span><text:span text:style-name="Absatz-Standardschriftart"><text:span text:style-name="T55">nur</text:span></text:span><text:span text:style-name="Absatz-Standardschriftart"><text:span text:style-name="T58"> </text:span></text:span><text:span text:style-name="Absatz-Standardschriftart"><text:span text:style-name="T46">ein</text:span></text:span><text:span text:style-name="Absatz-Standardschriftart"><text:span text:style-name="T58"> </text:span></text:span><text:span text:style-name="Absatz-Standardschriftart"><text:span text:style-name="T55">Bereich</text:span></text:span><text:span text:style-name="Absatz-Standardschriftart"><text:span text:style-name="T58"> </text:span></text:span><text:span text:style-name="Absatz-Standardschriftart"><text:span text:style-name="T46">geändert</text:span></text:span><text:span text:style-name="Absatz-Standardschriftart"><text:span text:style-name="T85"> </text:span></text:span><text:span text:style-name="Absatz-Standardschriftart"><text:span text:style-name="T46">werden:</text:span></text:span></text:p>
            <text:p text:style-name="P46"><text:span text:style-name="Absatz-Standardschriftart"><text:span text:style-name="T46">border-top-width,</text:span></text:span><text:span text:style-name="Absatz-Standardschriftart"><text:span text:style-name="T75"> </text:span></text:span><text:span text:style-name="Absatz-Standardschriftart"><text:span text:style-name="T55">border-right-width,</text:span></text:span><text:span text:style-name="Absatz-Standardschriftart"><text:span text:style-name="T92"> </text:span></text:span><text:span text:style-name="Absatz-Standardschriftart"><text:span text:style-name="T55">border-</text:span></text:span><text:span text:style-name="Absatz-Standardschriftart"><text:span text:style-name="T150"> </text:span></text:span><text:span text:style-name="Absatz-Standardschriftart"><text:span text:style-name="T46">bottom-width</text:span></text:span><text:span text:style-name="Absatz-Standardschriftart"><text:span text:style-name="T78"> </text:span></text:span><text:span text:style-name="Absatz-Standardschriftart"><text:span text:style-name="T55">und</text:span></text:span><text:span text:style-name="Absatz-Standardschriftart"><text:span text:style-name="T93"> </text:span></text:span><text:span text:style-name="Absatz-Standardschriftart"><text:span text:style-name="T46">border-left-width</text:span></text:span></text:p>
          </table:table-cell>
        </table:table-row>
        <table:table-row table:style-name="Tabelle9.3">
          <table:table-cell table:style-name="Tabelle9.A1" office:value-type="string">
            <text:p text:style-name="P9"><text:span text:style-name="Absatz-Standardschriftart"><text:span text:style-name="T46">border-style:</text:span></text:span></text:p>
          </table:table-cell>
          <table:table-cell table:style-name="Tabelle9.A1" office:value-type="string">
            <text:p text:style-name="P47"><text:span text:style-name="Absatz-Standardschriftart"><text:span text:style-name="T46">Rahmenart</text:span></text:span><text:span text:style-name="Absatz-Standardschriftart"><text:span text:style-name="T75"> </text:span></text:span><text:span text:style-name="Absatz-Standardschriftart"><text:span text:style-name="T46">bestimmen</text:span></text:span><text:span text:style-name="Absatz-Standardschriftart"><text:span text:style-name="T151"> </text:span></text:span><text:span text:style-name="Absatz-Standardschriftart"><text:span text:style-name="T46">folgende</text:span></text:span><text:span text:style-name="Absatz-Standardschriftart"><text:span text:style-name="T70"> </text:span></text:span><text:span text:style-name="Absatz-Standardschriftart"><text:span text:style-name="T55">Möglichkeiten</text:span></text:span><text:span text:style-name="Absatz-Standardschriftart"><text:span text:style-name="T66"> </text:span></text:span><text:span text:style-name="Absatz-Standardschriftart"><text:span text:style-name="T55">gibt</text:span></text:span><text:span text:style-name="Absatz-Standardschriftart"><text:span text:style-name="T66"> </text:span></text:span><text:span text:style-name="Absatz-Standardschriftart"><text:span text:style-name="T55">es:</text:span></text:span></text:p>
            <text:p text:style-name="P48"><text:span text:style-name="Absatz-Standardschriftart"><text:span text:style-name="T46">solid</text:span></text:span><text:span text:style-name="Absatz-Standardschriftart"><text:span text:style-name="T73"> </text:span></text:span><text:span text:style-name="Absatz-Standardschriftart"><text:span text:style-name="T55">=</text:span></text:span><text:span text:style-name="Absatz-Standardschriftart"><text:span text:style-name="T73"> </text:span></text:span><text:span text:style-name="Absatz-Standardschriftart"><text:span text:style-name="T55">durchgezogen</text:span></text:span><text:span text:style-name="Absatz-Standardschriftart"><text:span text:style-name="T152"> </text:span></text:span><text:span text:style-name="Absatz-Standardschriftart"><text:span text:style-name="T55">double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doppelt</text:span></text:span></text:p>
            <text:p text:style-name="P49"><text:span text:style-name="Absatz-Standardschriftart"><text:span text:style-name="T55">none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58"> </text:span></text:span><text:span text:style-name="Absatz-Standardschriftart"><text:span text:style-name="T46">kein</text:span></text:span><text:span text:style-name="Absatz-Standardschriftart"><text:span text:style-name="T52"> </text:span></text:span><text:span text:style-name="Absatz-Standardschriftart"><text:span text:style-name="T46">Rahmen</text:span></text:span><text:span text:style-name="Absatz-Standardschriftart"><text:span text:style-name="T58"> </text:span></text:span><text:span text:style-name="Absatz-Standardschriftart"><text:span text:style-name="T55">(unsichtbar)</text:span></text:span><text:span text:style-name="Absatz-Standardschriftart"><text:span text:style-name="T140"> </text:span></text:span><text:span text:style-name="Absatz-Standardschriftart"><text:span text:style-name="T46">hidden</text:span></text:span><text:span text:style-name="Absatz-Standardschriftart"><text:span text:style-name="T52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46">kein</text:span></text:span><text:span text:style-name="Absatz-Standardschriftart"><text:span text:style-name="T52"> </text:span></text:span><text:span text:style-name="Absatz-Standardschriftart"><text:span text:style-name="T46">Rahmen</text:span></text:span><text:span text:style-name="Absatz-Standardschriftart"><text:span text:style-name="T52"> </text:span></text:span><text:span text:style-name="Absatz-Standardschriftart"><text:span text:style-name="T55">(unsichtbar)</text:span></text:span><text:span text:style-name="Absatz-Standardschriftart"><text:span text:style-name="T154"> </text:span></text:span><text:span text:style-name="Absatz-Standardschriftart"><text:span text:style-name="T46">dotted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46">gepunktet</text:span></text:span></text:p>
            <text:p text:style-name="P50"><text:span text:style-name="Absatz-Standardschriftart"><text:span text:style-name="T55">dashed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gestrichelt</text:span></text:span><text:span text:style-name="Absatz-Standardschriftart"><text:span text:style-name="T156"> </text:span></text:span><text:span text:style-name="Absatz-Standardschriftart"><text:span text:style-name="T46">groove</text:span></text:span><text:span text:style-name="Absatz-Standardschriftart"><text:span text:style-name="T58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3D-Effekt</text:span></text:span><text:span text:style-name="Absatz-Standardschriftart"><text:span text:style-name="T158"> </text:span></text:span><text:span text:style-name="Absatz-Standardschriftart"><text:span text:style-name="T55">ridge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3D-Effekt</text:span></text:span><text:span text:style-name="Absatz-Standardschriftart"><text:span text:style-name="T159"> </text:span></text:span><text:span text:style-name="Absatz-Standardschriftart"><text:span text:style-name="T46">inset</text:span></text:span><text:span text:style-name="Absatz-Standardschriftart"><text:span text:style-name="T52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3D-Effekt</text:span></text:span><text:span text:style-name="Absatz-Standardschriftart"><text:span text:style-name="T146"> </text:span></text:span><text:span text:style-name="Absatz-Standardschriftart"><text:span text:style-name="T46">outset</text:span></text:span><text:span text:style-name="Absatz-Standardschriftart"><text:span text:style-name="T66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3D-Effekt</text:span></text:span></text:p>
            <text:p text:style-name="P51"/>
            <text:p text:style-name="P54"><text:span text:style-name="Absatz-Standardschriftart"><text:span text:style-name="T46">Soll</text:span></text:span><text:span text:style-name="Absatz-Standardschriftart"><text:span text:style-name="T61"> </text:span></text:span><text:span text:style-name="Absatz-Standardschriftart"><text:span text:style-name="T55">nur</text:span></text:span><text:span text:style-name="Absatz-Standardschriftart"><text:span text:style-name="T83"> </text:span></text:span><text:span text:style-name="Absatz-Standardschriftart"><text:span text:style-name="T46">ein</text:span></text:span><text:span text:style-name="Absatz-Standardschriftart"><text:span text:style-name="T61"> </text:span></text:span><text:span text:style-name="Absatz-Standardschriftart"><text:span text:style-name="T46">Teil</text:span></text:span><text:span text:style-name="Absatz-Standardschriftart"><text:span text:style-name="T83"> </text:span></text:span><text:span text:style-name="Absatz-Standardschriftart"><text:span text:style-name="T55">des</text:span></text:span><text:span text:style-name="Absatz-Standardschriftart"><text:span text:style-name="T61"> </text:span></text:span><text:span text:style-name="Absatz-Standardschriftart"><text:span text:style-name="T55">Rahmen</text:span></text:span><text:span text:style-name="Absatz-Standardschriftart"><text:span text:style-name="T61"> </text:span></text:span><text:span text:style-name="Absatz-Standardschriftart"><text:span text:style-name="T46">definiert </text:span></text:span><text:span text:style-name="Absatz-Standardschriftart"><text:span text:style-name="T55">werden,</text:span></text:span><text:span text:style-name="Absatz-Standardschriftart"><text:span text:style-name="T61"> </text:span></text:span><text:span text:style-name="Absatz-Standardschriftart"><text:span text:style-name="T81">dann:</text:span></text:span><text:span text:style-name="Absatz-Standardschriftart"><text:span text:style-name="T160"> </text:span></text:span><text:span text:style-name="Absatz-Standardschriftart"><text:span text:style-name="T46">border-top-style,</text:span></text:span><text:span text:style-name="Absatz-Standardschriftart"><text:span text:style-name="T76"> </text:span></text:span><text:span text:style-name="Absatz-Standardschriftart"><text:span text:style-name="T55">border-right-style,</text:span></text:span><text:span text:style-name="Absatz-Standardschriftart"><text:span text:style-name="T76"> </text:span></text:span><text:span text:style-name="Absatz-Standardschriftart"><text:span text:style-name="T55">border-bottom-</text:span></text:span><text:span text:style-name="Absatz-Standardschriftart"><text:span text:style-name="T161"> </text:span></text:span><text:span text:style-name="Absatz-Standardschriftart"><text:span text:style-name="T55">style</text:span></text:span><text:span text:style-name="Absatz-Standardschriftart"><text:span text:style-name="T76"> </text:span></text:span><text:span text:style-name="Absatz-Standardschriftart"><text:span text:style-name="T55">und</text:span></text:span><text:span text:style-name="Absatz-Standardschriftart"><text:span text:style-name="T70"> </text:span></text:span><text:span text:style-name="Absatz-Standardschriftart"><text:span text:style-name="T55">border-left-style</text:span></text:span></text:p>
          </table:table-cell>
        </table:table-row>
      </table:table>
      <text:p text:style-name="P131"/>
      <text:h text:style-name="P155" text:outline-level="2"><text:span text:style-name="Absatz-Standardschriftart"><text:span text:style-name="T15">Ausrichtung</text:span></text:span><text:span text:style-name="Absatz-Standardschriftart"><text:span text:style-name="T20"> </text:span></text:span><text:span text:style-name="Absatz-Standardschriftart"><text:span text:style-name="T15">von</text:span></text:span><text:span text:style-name="Absatz-Standardschriftart"><text:span text:style-name="T20"> </text:span></text:span><text:span text:style-name="Absatz-Standardschriftart"><text:span text:style-name="T15">Elementen</text:span></text:span><text:span text:style-name="Absatz-Standardschriftart"><text:span text:style-name="T21"> </text:span></text:span><text:span text:style-name="Absatz-Standardschriftart"><text:span text:style-name="T15">(CSS)</text:span></text:span></text:h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text:span text:style-name="Absatz-Standardschriftart"><text:span text:style-name="T46">text-align:</text:span></text:span></text:p>
          </table:table-cell>
          <table:table-cell table:style-name="Tabelle10.A1" office:value-type="string">
            <text:p text:style-name="P22"><text:span text:style-name="Absatz-Standardschriftart"><text:span text:style-name="T55">Horizontale</text:span></text:span><text:span text:style-name="Absatz-Standardschriftart"><text:span text:style-name="T76"> </text:span></text:span><text:span text:style-name="Absatz-Standardschriftart"><text:span text:style-name="T55">Ausrichtung,</text:span></text:span><text:span text:style-name="Absatz-Standardschriftart"><text:span text:style-name="T68"> </text:span></text:span><text:span text:style-name="Absatz-Standardschriftart"><text:span text:style-name="T55">möglich</text:span></text:span><text:span text:style-name="Absatz-Standardschriftart"><text:span text:style-name="T68"> </text:span></text:span><text:span text:style-name="Absatz-Standardschriftart"><text:span text:style-name="T46">Werte:</text:span></text:span></text:p>
            <text:p text:style-name="P24"><text:span text:style-name="Absatz-Standardschriftart"><text:span text:style-name="T48">left</text:span></text:span><text:span text:style-name="Absatz-Standardschriftart"><text:span text:style-name="T46">|</text:span></text:span><text:span text:style-name="Absatz-Standardschriftart"><text:span text:style-name="T48">center</text:span></text:span><text:span text:style-name="Absatz-Standardschriftart"><text:span text:style-name="T46">|</text:span></text:span><text:span text:style-name="Absatz-Standardschriftart"><text:span text:style-name="T48">right</text:span></text:span><text:span text:style-name="Absatz-Standardschriftart"><text:span text:style-name="T46">|</text:span></text:span><text:span text:style-name="Absatz-Standardschriftart"><text:span text:style-name="T48">justify</text:span></text:span></text:p>
          </table:table-cell>
        </table:table-row>
        <table:table-row table:style-name="Tabelle10.2">
          <table:table-cell table:style-name="Tabelle10.A1" office:value-type="string">
            <text:p text:style-name="P9"><text:span text:style-name="Absatz-Standardschriftart"><text:span text:style-name="T46">vertical-align:</text:span></text:span></text:p>
          </table:table-cell>
          <table:table-cell table:style-name="Tabelle10.A1" office:value-type="string">
            <text:p text:style-name="P55"><text:span text:style-name="Absatz-Standardschriftart"><text:span text:style-name="T46">Vertikale</text:span></text:span><text:span text:style-name="Absatz-Standardschriftart"><text:span text:style-name="T92"> </text:span></text:span><text:span text:style-name="Absatz-Standardschriftart"><text:span text:style-name="T55">Ausrichtung</text:span></text:span><text:span text:style-name="Absatz-Standardschriftart"><text:span text:style-name="T145"> </text:span></text:span><text:span text:style-name="Absatz-Standardschriftart"><text:span text:style-name="T46">mögliche</text:span></text:span><text:span text:style-name="Absatz-Standardschriftart"><text:span text:style-name="T93"> </text:span></text:span><text:span text:style-name="Absatz-Standardschriftart"><text:span text:style-name="T55">Werte:</text:span></text:span></text:p>
            <text:p text:style-name="P56"><text:span text:style-name="Absatz-Standardschriftart"><text:span text:style-name="T64">top</text:span></text:span><text:span text:style-name="Absatz-Standardschriftart"><text:span text:style-name="T84"> </text:span></text:span><text:span text:style-name="Absatz-Standardschriftart"><text:span text:style-name="T55">=</text:span></text:span><text:span text:style-name="Absatz-Standardschriftart"><text:span text:style-name="T58"> </text:span></text:span><text:span text:style-name="Absatz-Standardschriftart"><text:span text:style-name="T46">oben</text:span></text:span><text:span text:style-name="Absatz-Standardschriftart"><text:span text:style-name="T83"> </text:span></text:span><text:span text:style-name="Absatz-Standardschriftart"><text:span text:style-name="T55">bündig</text:span></text:span><text:span text:style-name="Absatz-Standardschriftart"><text:span text:style-name="T158"> </text:span></text:span><text:span text:style-name="Absatz-Standardschriftart"><text:span text:style-name="T48">middle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58"> </text:span></text:span><text:span text:style-name="Absatz-Standardschriftart"><text:span text:style-name="T55">mittig</text:span></text:span><text:span text:style-name="Absatz-Standardschriftart"><text:span text:style-name="T159"> </text:span></text:span><text:span text:style-name="Absatz-Standardschriftart"><text:span text:style-name="T158"><text:s/></text:span></text:span><text:span text:style-name="Absatz-Standardschriftart"><text:span text:style-name="T64">bottom</text:span></text:span><text:span text:style-name="Absatz-Standardschriftart"><text:span text:style-name="T63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unten</text:span></text:span><text:span text:style-name="Absatz-Standardschriftart"><text:span text:style-name="T52"> </text:span></text:span><text:span text:style-name="Absatz-Standardschriftart"><text:span text:style-name="T55">bündig</text:span></text:span></text:p>
            <text:p text:style-name="P57"><text:span text:style-name="Absatz-Standardschriftart"><text:span text:style-name="T48">baseline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ausrichten</text:span></text:span><text:span text:style-name="Absatz-Standardschriftart"><text:span text:style-name="T58"> </text:span></text:span><text:span text:style-name="Absatz-Standardschriftart"><text:span text:style-name="T55">an</text:span></text:span><text:span text:style-name="Absatz-Standardschriftart"><text:span text:style-name="T52"> </text:span></text:span><text:span text:style-name="Absatz-Standardschriftart"><text:span text:style-name="T55">Basislinie</text:span></text:span><text:span text:style-name="Absatz-Standardschriftart"><text:span text:style-name="T52"> </text:span></text:span><text:span text:style-name="Absatz-Standardschriftart"><text:span text:style-name="T55">falls</text:span></text:span><text:span text:style-name="Absatz-Standardschriftart"><text:span text:style-name="T52"> </text:span></text:span><text:span text:style-name="Absatz-Standardschriftart"><text:span text:style-name="T46">vorhanden,</text:span></text:span><text:span text:style-name="Absatz-Standardschriftart"><text:span text:style-name="T162"> </text:span></text:span><text:span text:style-name="Absatz-Standardschriftart"><text:span text:style-name="T46">ansonsten</text:span></text:span><text:span text:style-name="Absatz-Standardschriftart"><text:span text:style-name="T70"> </text:span></text:span><text:span text:style-name="Absatz-Standardschriftart"><text:span text:style-name="T55">unten</text:span></text:span><text:span text:style-name="Absatz-Standardschriftart"><text:span text:style-name="T70"> </text:span></text:span><text:span text:style-name="Absatz-Standardschriftart"><text:span text:style-name="T55">bündig</text:span></text:span></text:p>
            <text:p text:style-name="P58"><text:span text:style-name="Absatz-Standardschriftart"><text:span text:style-name="T64">sub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46">tieferstellen</text:span></text:span><text:span text:style-name="Absatz-Standardschriftart"><text:span text:style-name="T52"> </text:span></text:span><text:span text:style-name="Absatz-Standardschriftart"><text:span text:style-name="T46">(ohne</text:span></text:span><text:span text:style-name="Absatz-Standardschriftart"><text:span text:style-name="T66"> </text:span></text:span><text:span text:style-name="Absatz-Standardschriftart"><text:span text:style-name="T55">Änderung</text:span></text:span><text:span text:style-name="Absatz-Standardschriftart"><text:span text:style-name="T52"> </text:span></text:span><text:span text:style-name="Absatz-Standardschriftart"><text:span text:style-name="T55">der</text:span></text:span><text:span text:style-name="Absatz-Standardschriftart"><text:span text:style-name="T52"> </text:span></text:span><text:span text:style-name="Absatz-Standardschriftart"><text:span text:style-name="T46">Schriftgröße)</text:span></text:span><text:span text:style-name="Absatz-Standardschriftart"><text:span text:style-name="T164"> </text:span></text:span><text:span text:style-name="Absatz-Standardschriftart"><text:span text:style-name="T64">super</text:span></text:span><text:span text:style-name="Absatz-Standardschriftart"><text:span text:style-name="T63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46">höherstellen</text:span></text:span><text:span text:style-name="Absatz-Standardschriftart"><text:span text:style-name="T58"> </text:span></text:span><text:span text:style-name="Absatz-Standardschriftart"><text:span text:style-name="T46">(ohne</text:span></text:span><text:span text:style-name="Absatz-Standardschriftart"><text:span text:style-name="T52"> </text:span></text:span><text:span text:style-name="Absatz-Standardschriftart"><text:span text:style-name="T55">Änderung</text:span></text:span><text:span text:style-name="Absatz-Standardschriftart"><text:span text:style-name="T52"> </text:span></text:span><text:span text:style-name="Absatz-Standardschriftart"><text:span text:style-name="T55">der</text:span></text:span><text:span text:style-name="Absatz-Standardschriftart"><text:span text:style-name="T165"> </text:span></text:span><text:span text:style-name="Absatz-Standardschriftart"><text:span text:style-name="T46">Schriftgröße)</text:span></text:span></text:p>
            <text:p text:style-name="P24"><text:span text:style-name="Absatz-Standardschriftart"><text:span text:style-name="T48">text-top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66"> </text:span></text:span><text:span text:style-name="Absatz-Standardschriftart"><text:span text:style-name="T55">am</text:span></text:span><text:span text:style-name="Absatz-Standardschriftart"><text:span text:style-name="T52"> </text:span></text:span><text:span text:style-name="Absatz-Standardschriftart"><text:span text:style-name="T46">oberen</text:span></text:span><text:span text:style-name="Absatz-Standardschriftart"><text:span text:style-name="T58"> </text:span></text:span><text:span text:style-name="Absatz-Standardschriftart"><text:span text:style-name="T55">Schriftrand</text:span></text:span></text:p>
            <text:p text:style-name="P22"><text:span text:style-name="Absatz-Standardschriftart"><text:span text:style-name="T48">text-bottom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73"> </text:span></text:span><text:span text:style-name="Absatz-Standardschriftart"><text:span text:style-name="T55">am</text:span></text:span><text:span text:style-name="Absatz-Standardschriftart"><text:span text:style-name="T66"> </text:span></text:span><text:span text:style-name="Absatz-Standardschriftart"><text:span text:style-name="T55">unteren</text:span></text:span><text:span text:style-name="Absatz-Standardschriftart"><text:span text:style-name="T66"> </text:span></text:span><text:span text:style-name="Absatz-Standardschriftart"><text:span text:style-name="T55">Schriftrand</text:span></text:span></text:p>
          </table:table-cell>
        </table:table-row>
      </table:table>
      <text:p text:style-name="P68"/>
      <text:p text:style-name="P5"><text:span text:style-name="Absatz-Standardschriftart"><text:span text:style-name="T2">Abstände</text:span></text:span><text:span text:style-name="Absatz-Standardschriftart"><text:span text:style-name="T5"> </text:span></text:span><text:span text:style-name="Absatz-Standardschriftart"><text:span text:style-name="T2">(CSS)</text:span></text:span></text:p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9"><text:span text:style-name="Absatz-Standardschriftart"><text:span text:style-name="T46">margin:</text:span></text:span></text:p>
          </table:table-cell>
          <table:table-cell table:style-name="Tabelle11.A1" office:value-type="string">
            <text:p text:style-name="P59"><text:span text:style-name="Absatz-Standardschriftart"><text:span text:style-name="T46">Abstand</text:span></text:span><text:span text:style-name="Absatz-Standardschriftart"><text:span text:style-name="T58"> </text:span></text:span><text:span text:style-name="Absatz-Standardschriftart"><text:span text:style-name="T55">zum</text:span></text:span><text:span text:style-name="Absatz-Standardschriftart"><text:span text:style-name="T52"> </text:span></text:span><text:span text:style-name="Absatz-Standardschriftart"><text:span text:style-name="T55">nächsten</text:span></text:span><text:span text:style-name="Absatz-Standardschriftart"><text:span text:style-name="T58"> </text:span></text:span><text:span text:style-name="Absatz-Standardschriftart"><text:span text:style-name="T55">Element:</text:span></text:span><text:span text:style-name="Absatz-Standardschriftart"><text:span text:style-name="T61"> </text:span></text:span><text:span text:style-name="Absatz-Standardschriftart"><text:span text:style-name="T55">kann</text:span></text:span><text:span text:style-name="Absatz-Standardschriftart"><text:span text:style-name="T58"> </text:span></text:span><text:span text:style-name="Absatz-Standardschriftart"><text:span text:style-name="T55">auch</text:span></text:span><text:span text:style-name="Absatz-Standardschriftart"><text:span text:style-name="T58"> </text:span></text:span><text:span text:style-name="Absatz-Standardschriftart"><text:span text:style-name="T46">für</text:span></text:span><text:span text:style-name="Absatz-Standardschriftart"><text:span text:style-name="T61"> </text:span></text:span><text:span text:style-name="Absatz-Standardschriftart"><text:span text:style-name="T46">jede</text:span></text:span><text:span text:style-name="Absatz-Standardschriftart"><text:span text:style-name="T151"> </text:span></text:span><text:span text:style-name="Absatz-Standardschriftart"><text:span text:style-name="T46">Seite</text:span></text:span><text:span text:style-name="Absatz-Standardschriftart"><text:span text:style-name="T52"> </text:span></text:span><text:span text:style-name="Absatz-Standardschriftart"><text:span text:style-name="T46">einzeln</text:span></text:span><text:span text:style-name="Absatz-Standardschriftart"><text:span text:style-name="T73"> </text:span></text:span><text:span text:style-name="Absatz-Standardschriftart"><text:span text:style-name="T55">angegeben</text:span></text:span><text:span text:style-name="Absatz-Standardschriftart"><text:span text:style-name="T73"> </text:span></text:span><text:span text:style-name="Absatz-Standardschriftart"><text:span text:style-name="T55">werden:</text:span></text:span></text:p>
            <text:p text:style-name="P22"><text:span text:style-name="Absatz-Standardschriftart"><text:span text:style-name="T46">margin-left,</text:span></text:span><text:span text:style-name="Absatz-Standardschriftart"><text:span text:style-name="T93"> </text:span></text:span><text:span text:style-name="Absatz-Standardschriftart"><text:span text:style-name="T55">margin-right,</text:span></text:span><text:span text:style-name="Absatz-Standardschriftart"><text:span text:style-name="T78"> </text:span></text:span><text:span text:style-name="Absatz-Standardschriftart"><text:span text:style-name="T55">margin-bottom,</text:span></text:span><text:span text:style-name="Absatz-Standardschriftart"><text:span text:style-name="T95"> </text:span></text:span><text:span text:style-name="Absatz-Standardschriftart"><text:span text:style-name="T55">margin-top</text:span></text:span></text:p>
          </table:table-cell>
        </table:table-row>
        <table:table-row table:style-name="Tabelle11.2">
          <table:table-cell table:style-name="Tabelle11.A2" office:value-type="string">
            <text:p text:style-name="P9"><text:span text:style-name="Absatz-Standardschriftart"><text:span text:style-name="T55">padding:</text:span></text:span></text:p>
          </table:table-cell>
          <table:table-cell table:style-name="Tabelle11.A2" office:value-type="string">
            <text:p text:style-name="P60"><text:span text:style-name="Absatz-Standardschriftart"><text:span text:style-name="T46">Abstand</text:span></text:span><text:span text:style-name="Absatz-Standardschriftart"><text:span text:style-name="T58"> </text:span></text:span><text:span text:style-name="Absatz-Standardschriftart"><text:span text:style-name="T55">zum</text:span></text:span><text:span text:style-name="Absatz-Standardschriftart"><text:span text:style-name="T61"> </text:span></text:span><text:span text:style-name="Absatz-Standardschriftart"><text:span text:style-name="T55">Rand:</text:span></text:span><text:span text:style-name="Absatz-Standardschriftart"><text:span text:style-name="T61"> </text:span></text:span><text:span text:style-name="Absatz-Standardschriftart"><text:span text:style-name="T55">kann</text:span></text:span><text:span text:style-name="Absatz-Standardschriftart"><text:span text:style-name="T85"> </text:span></text:span><text:span text:style-name="Absatz-Standardschriftart"><text:span text:style-name="T55">auch</text:span></text:span><text:span text:style-name="Absatz-Standardschriftart"><text:span text:style-name="T52"> </text:span></text:span><text:span text:style-name="Absatz-Standardschriftart"><text:span text:style-name="T46">für</text:span></text:span><text:span text:style-name="Absatz-Standardschriftart"><text:span text:style-name="T61"> </text:span></text:span><text:span text:style-name="Absatz-Standardschriftart"><text:span text:style-name="T46">jede</text:span></text:span><text:span text:style-name="Absatz-Standardschriftart"><text:span text:style-name="T58"> </text:span></text:span><text:span text:style-name="Absatz-Standardschriftart"><text:span text:style-name="T46">Seite</text:span></text:span><text:span text:style-name="Absatz-Standardschriftart"><text:span text:style-name="T58"> </text:span></text:span><text:span text:style-name="Absatz-Standardschriftart"><text:span text:style-name="T46">einzeln</text:span></text:span><text:span text:style-name="Absatz-Standardschriftart"><text:span text:style-name="T167"> </text:span></text:span><text:span text:style-name="Absatz-Standardschriftart"><text:span text:style-name="T46">angeben</text:span></text:span><text:span text:style-name="Absatz-Standardschriftart"><text:span text:style-name="T78"> </text:span></text:span><text:span text:style-name="Absatz-Standardschriftart"><text:span text:style-name="T55">werden: padding-to</text:span></text:span></text:p>
          </table:table-cell>
        </table:table-row>
      </table:table>
      <text:h text:style-name="P154" text:outline-level="2"><text:span text:style-name="Absatz-Standardschriftart"><text:span text:style-name="T15">Weiten,</text:span></text:span><text:span text:style-name="Absatz-Standardschriftart"><text:span text:style-name="T22"> </text:span></text:span><text:span text:style-name="Absatz-Standardschriftart"><text:span text:style-name="T1">Höhen-Angaben</text:span></text:span><text:span text:style-name="Absatz-Standardschriftart"><text:span text:style-name="T23"> </text:span></text:span><text:span text:style-name="Absatz-Standardschriftart"><text:span text:style-name="T1">(CSS)</text:span></text:span></text:h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10"><text:span text:style-name="Absatz-Standardschriftart"><text:span text:style-name="T55">width:</text:span></text:span></text:p>
          </table:table-cell>
          <table:table-cell table:style-name="Tabelle12.A1" office:value-type="string">
            <text:p text:style-name="P25"><text:span text:style-name="Absatz-Standardschriftart"><text:span text:style-name="T46">Breite</text:span></text:span><text:span text:style-name="Absatz-Standardschriftart"><text:span text:style-name="T61"> </text:span></text:span><text:span text:style-name="Absatz-Standardschriftart"><text:span text:style-name="T55">in:</text:span></text:span><text:span text:style-name="Absatz-Standardschriftart"><text:span text:style-name="T61"> </text:span></text:span><text:span text:style-name="Absatz-Standardschriftart"><text:span text:style-name="T46">px,</text:span></text:span><text:span text:style-name="Absatz-Standardschriftart"><text:span text:style-name="T61"> </text:span></text:span><text:span text:style-name="Absatz-Standardschriftart"><text:span text:style-name="T55">em,</text:span></text:span><text:span text:style-name="Absatz-Standardschriftart"><text:span text:style-name="T61"> </text:span></text:span><text:span text:style-name="Absatz-Standardschriftart"><text:span text:style-name="T55">Prozent,</text:span></text:span><text:span text:style-name="Absatz-Standardschriftart"><text:span text:style-name="T83"> </text:span></text:span><text:span text:style-name="Absatz-Standardschriftart"><text:span text:style-name="T55">auto (verteilt mittig)</text:span></text:span></text:p>
            <text:p text:style-name="P25"><text:span text:style-name="Absatz-Standardschriftart"><text:span text:style-name="T55"/></text:span></text:p>
          </table:table-cell>
        </table:table-row>
        <table:table-row table:style-name="Tabelle12.1">
          <table:table-cell table:style-name="Tabelle12.A2" office:value-type="string">
            <text:p text:style-name="P17">max-width:</text:p>
          </table:table-cell>
          <table:table-cell table:style-name="Tabelle12.A2" office:value-type="string">
            <text:p text:style-name="P27">Maximalbreite </text:p>
          </table:table-cell>
        </table:table-row>
        <table:table-row table:style-name="Tabelle12.3">
          <table:table-cell table:style-name="Tabelle12.A1" office:value-type="string">
            <text:p text:style-name="P9"><text:span text:style-name="Absatz-Standardschriftart"><text:span text:style-name="T46">height:</text:span></text:span></text:p>
          </table:table-cell>
          <table:table-cell table:style-name="Tabelle12.A1" office:value-type="string">
            <text:p text:style-name="P22"><text:span text:style-name="Absatz-Standardschriftart"><text:span text:style-name="T55">Höhe</text:span></text:span><text:span text:style-name="Absatz-Standardschriftart"><text:span text:style-name="T58"> </text:span></text:span><text:span text:style-name="Absatz-Standardschriftart"><text:span text:style-name="T55">in:</text:span></text:span><text:span text:style-name="Absatz-Standardschriftart"><text:span text:style-name="T61"> </text:span></text:span><text:span text:style-name="Absatz-Standardschriftart"><text:span text:style-name="T46">px,</text:span></text:span><text:span text:style-name="Absatz-Standardschriftart"><text:span text:style-name="T83"> </text:span></text:span><text:span text:style-name="Absatz-Standardschriftart"><text:span text:style-name="T46">em,</text:span></text:span><text:span text:style-name="Absatz-Standardschriftart"><text:span text:style-name="T61"> </text:span></text:span><text:span text:style-name="Absatz-Standardschriftart"><text:span text:style-name="T55">Prozent,</text:span></text:span><text:span text:style-name="Absatz-Standardschriftart"><text:span text:style-name="T61"> </text:span></text:span><text:span text:style-name="Absatz-Standardschriftart"><text:span text:style-name="T55">auto</text:span></text:span></text:p>
          </table:table-cell>
        </table:table-row>
        <table:table-row table:style-name="Tabelle12.4">
          <table:table-cell table:style-name="Tabelle12.A2" office:value-type="string">
            <text:p text:style-name="P9"><text:span text:style-name="T57">overflow</text:span> </text:p>
          </table:table-cell>
          <table:table-cell table:style-name="Tabelle12.A2" office:value-type="string">
            <text:p text:style-name="P28">Elementbereich mit übergrossen Inhalt: visible, hidden, scroll, auto</text:p>
            <text:p text:style-name="P28"/>
            <text:p text:style-name="P28"/>
          </table:table-cell>
        </table:table-row>
      </table:table>
      <text:p text:style-name="P129"/>
      <text:p text:style-name="P5"><text:span text:style-name="Absatz-Standardschriftart"><text:span text:style-name="T2">Grafik</text:span></text:span><text:span text:style-name="Absatz-Standardschriftart"><text:span text:style-name="T6"> </text:span></text:span><text:span text:style-name="Absatz-Standardschriftart"><text:span text:style-name="T2">und</text:span></text:span><text:span text:style-name="Absatz-Standardschriftart"><text:span text:style-name="T7"> </text:span></text:span><text:span text:style-name="Absatz-Standardschriftart"><text:span text:style-name="T2">Bilder</text:span></text:span><text:span text:style-name="Absatz-Standardschriftart"><text:span text:style-name="T7"> </text:span></text:span><text:span text:style-name="Absatz-Standardschriftart"><text:span text:style-name="T2">(CSS)</text:span></text:span></text:p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9"><text:span text:style-name="Absatz-Standardschriftart"><text:span text:style-name="T56">background-image: <text:s text:c="2"/></text:span></text:span><text:span text:style-name="Absatz-Standardschriftart"><text:span text:style-name="T97"><text:s/></text:span></text:span><text:span text:style-name="Absatz-Standardschriftart"><text:span text:style-name="T47">url("hintergrund.jpg");</text:span></text:span></text:p>
          </table:table-cell>
          <table:table-cell table:style-name="Tabelle13.A1" office:value-type="string">
            <text:p text:style-name="P61"><text:span text:style-name="Absatz-Standardschriftart"><text:span text:style-name="T46">Hintergrundbild,</text:span></text:span><text:span text:style-name="Absatz-Standardschriftart"><text:span text:style-name="T73"> </text:span></text:span><text:span text:style-name="Absatz-Standardschriftart"><text:span text:style-name="T55">anstatt</text:span></text:span><text:span text:style-name="Absatz-Standardschriftart"><text:span text:style-name="T70"> </text:span></text:span><text:span text:style-name="Absatz-Standardschriftart"><text:span text:style-name="T46">hintergrund.jpg</text:span></text:span><text:span text:style-name="Absatz-Standardschriftart"><text:span text:style-name="T70"> </text:span></text:span><text:span text:style-name="Absatz-Standardschriftart"><text:span text:style-name="T55">den</text:span></text:span><text:span text:style-name="Absatz-Standardschriftart"><text:span text:style-name="T70"> </text:span></text:span><text:span text:style-name="Absatz-Standardschriftart"><text:span text:style-name="T46">Pfad</text:span></text:span><text:span text:style-name="Absatz-Standardschriftart"><text:span text:style-name="T169"> </text:span></text:span><text:span text:style-name="Absatz-Standardschriftart"><text:span text:style-name="T55">und</text:span></text:span><text:span text:style-name="Absatz-Standardschriftart"><text:span text:style-name="T52"> </text:span></text:span><text:span text:style-name="Absatz-Standardschriftart"><text:span text:style-name="T55">den</text:span></text:span><text:span text:style-name="Absatz-Standardschriftart"><text:span text:style-name="T52"> </text:span></text:span><text:span text:style-name="Absatz-Standardschriftart"><text:span text:style-name="T55">Namen</text:span></text:span><text:span text:style-name="Absatz-Standardschriftart"><text:span text:style-name="T58"> </text:span></text:span><text:span text:style-name="Absatz-Standardschriftart"><text:span text:style-name="T55">des</text:span></text:span><text:span text:style-name="Absatz-Standardschriftart"><text:span text:style-name="T52"> </text:span></text:span><text:span text:style-name="Absatz-Standardschriftart"><text:span text:style-name="T55">gewünschten</text:span></text:span><text:span text:style-name="Absatz-Standardschriftart"><text:span text:style-name="T52"> </text:span></text:span><text:span text:style-name="Absatz-Standardschriftart"><text:span text:style-name="T46">Bildes</text:span></text:span><text:span text:style-name="Absatz-Standardschriftart"><text:span text:style-name="T52"> </text:span></text:span><text:span text:style-name="Absatz-Standardschriftart"><text:span text:style-name="T55">angeben</text:span></text:span></text:p>
          </table:table-cell>
        </table:table-row>
        <table:table-row table:style-name="Tabelle13.2">
          <table:table-cell table:style-name="Tabelle13.A1" office:value-type="string">
            <text:p text:style-name="P11"><text:span text:style-name="Absatz-Standardschriftart"><text:span text:style-name="T46">background-repeat:</text:span></text:span></text:p>
          </table:table-cell>
          <table:table-cell table:style-name="Tabelle13.A1" office:value-type="string">
            <text:p text:style-name="P62"><text:span text:style-name="Absatz-Standardschriftart"><text:span text:style-name="T46">Verhaltensweise</text:span></text:span><text:span text:style-name="Absatz-Standardschriftart"><text:span text:style-name="T58"> </text:span></text:span><text:span text:style-name="Absatz-Standardschriftart"><text:span text:style-name="T55">des</text:span></text:span><text:span text:style-name="Absatz-Standardschriftart"><text:span text:style-name="T58"> </text:span></text:span><text:span text:style-name="Absatz-Standardschriftart"><text:span text:style-name="T55">Bilds</text:span></text:span><text:span text:style-name="Absatz-Standardschriftart"><text:span text:style-name="T83"> </text:span></text:span><text:span text:style-name="Absatz-Standardschriftart"><text:span text:style-name="T55">-</text:span></text:span><text:span text:style-name="Absatz-Standardschriftart"><text:span text:style-name="T58"> </text:span></text:span><text:span text:style-name="Absatz-Standardschriftart"><text:span text:style-name="T81">ob</text:span></text:span><text:span text:style-name="Absatz-Standardschriftart"><text:span text:style-name="T61"> </text:span></text:span><text:span text:style-name="Absatz-Standardschriftart"><text:span text:style-name="T55">es</text:span></text:span><text:span text:style-name="Absatz-Standardschriftart"><text:span text:style-name="T52"> </text:span></text:span><text:span text:style-name="Absatz-Standardschriftart"><text:span text:style-name="T55">nur</text:span></text:span><text:span text:style-name="Absatz-Standardschriftart"><text:span text:style-name="T61"> </text:span></text:span><text:span text:style-name="Absatz-Standardschriftart"><text:span text:style-name="T46">einmal</text:span></text:span><text:span text:style-name="Absatz-Standardschriftart"><text:span text:style-name="T162"> </text:span></text:span><text:span text:style-name="Absatz-Standardschriftart"><text:span text:style-name="T46">angezeigt</text:span></text:span><text:span text:style-name="Absatz-Standardschriftart"><text:span text:style-name="T73"> </text:span></text:span><text:span text:style-name="Absatz-Standardschriftart"><text:span text:style-name="T46">oder</text:span></text:span><text:span text:style-name="Absatz-Standardschriftart"><text:span text:style-name="T58"> </text:span></text:span><text:span text:style-name="Absatz-Standardschriftart"><text:span text:style-name="T46">wiederholt</text:span></text:span><text:span text:style-name="Absatz-Standardschriftart"><text:span text:style-name="T61"> </text:span></text:span><text:span text:style-name="Absatz-Standardschriftart"><text:span text:style-name="T55">wird.</text:span></text:span></text:p>
            <text:p text:style-name="P52"/>
            <text:p text:style-name="P23"><text:span text:style-name="Absatz-Standardschriftart"><text:span text:style-name="T46">Mögliche</text:span></text:span><text:span text:style-name="Absatz-Standardschriftart"><text:span text:style-name="T98"> </text:span></text:span><text:span text:style-name="Absatz-Standardschriftart"><text:span text:style-name="T55">Werte:</text:span></text:span></text:p>
            <text:p text:style-name="P23"><text:span text:style-name="Absatz-Standardschriftart"><text:span text:style-name="T64">repeat</text:span></text:span><text:span text:style-name="Absatz-Standardschriftart"><text:span text:style-name="T53"> </text:span></text:span><text:span text:style-name="Absatz-Standardschriftart"><text:span text:style-name="T55">=</text:span></text:span><text:span text:style-name="Absatz-Standardschriftart"><text:span text:style-name="T70"> </text:span></text:span><text:span text:style-name="Absatz-Standardschriftart"><text:span text:style-name="T46">wiederholen</text:span></text:span><text:span text:style-name="Absatz-Standardschriftart"><text:span text:style-name="T66"> </text:span></text:span><text:span text:style-name="Absatz-Standardschriftart"><text:span text:style-name="T46">(Standard)</text:span></text:span></text:p>
            <text:p text:style-name="P63"><text:span text:style-name="Absatz-Standardschriftart"><text:span text:style-name="T64">repeat-y</text:span></text:span><text:span text:style-name="Absatz-Standardschriftart"><text:span text:style-name="T53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nur</text:span></text:span><text:span text:style-name="Absatz-Standardschriftart"><text:span text:style-name="T61"> </text:span></text:span><text:span text:style-name="Absatz-Standardschriftart"><text:span text:style-name="T55">in</text:span></text:span><text:span text:style-name="Absatz-Standardschriftart"><text:span text:style-name="T58"> </text:span></text:span><text:span text:style-name="Absatz-Standardschriftart"><text:span text:style-name="T46">Y-Richtung,</text:span></text:span><text:span text:style-name="Absatz-Standardschriftart"><text:span text:style-name="T85"> </text:span></text:span><text:span text:style-name="Absatz-Standardschriftart"><text:span text:style-name="T46">also</text:span></text:span><text:span text:style-name="Absatz-Standardschriftart"><text:span text:style-name="T58"> </text:span></text:span><text:span text:style-name="Absatz-Standardschriftart"><text:span text:style-name="T46">senkrecht</text:span></text:span><text:span text:style-name="Absatz-Standardschriftart"><text:span text:style-name="T170"> </text:span></text:span><text:span text:style-name="Absatz-Standardschriftart"><text:span text:style-name="T46">wiederholen</text:span></text:span></text:p>
            <text:p text:style-name="P64"><text:span text:style-name="Absatz-Standardschriftart"><text:span text:style-name="T64">repeat-x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nur</text:span></text:span><text:span text:style-name="Absatz-Standardschriftart"><text:span text:style-name="T58"> </text:span></text:span><text:span text:style-name="Absatz-Standardschriftart"><text:span text:style-name="T55">in</text:span></text:span><text:span text:style-name="Absatz-Standardschriftart"><text:span text:style-name="T58"> </text:span></text:span><text:span text:style-name="Absatz-Standardschriftart"><text:span text:style-name="T55">X-Richtung,</text:span></text:span><text:span text:style-name="Absatz-Standardschriftart"><text:span text:style-name="T58"> </text:span></text:span><text:span text:style-name="Absatz-Standardschriftart"><text:span text:style-name="T46">also</text:span></text:span><text:span text:style-name="Absatz-Standardschriftart"><text:span text:style-name="T58"> </text:span></text:span><text:span text:style-name="Absatz-Standardschriftart"><text:span text:style-name="T55">waagerecht</text:span></text:span><text:span text:style-name="Absatz-Standardschriftart"><text:span text:style-name="T158"> </text:span></text:span><text:span text:style-name="Absatz-Standardschriftart"><text:span text:style-name="T46">wiederholen</text:span></text:span></text:p>
            <text:p text:style-name="P24"><text:span text:style-name="Absatz-Standardschriftart"><text:span text:style-name="T64">no-repeat</text:span></text:span><text:span text:style-name="Absatz-Standardschriftart"><text:span text:style-name="T60"> </text:span></text:span><text:span text:style-name="Absatz-Standardschriftart"><text:span text:style-name="T55">=</text:span></text:span><text:span text:style-name="Absatz-Standardschriftart"><text:span text:style-name="T52"> </text:span></text:span><text:span text:style-name="Absatz-Standardschriftart"><text:span text:style-name="T55">nicht</text:span></text:span><text:span text:style-name="Absatz-Standardschriftart"><text:span text:style-name="T52"> </text:span></text:span><text:span text:style-name="Absatz-Standardschriftart"><text:span text:style-name="T46">wiederholen,</text:span></text:span><text:span text:style-name="Absatz-Standardschriftart"><text:span text:style-name="T52"> </text:span></text:span><text:span text:style-name="Absatz-Standardschriftart"><text:span text:style-name="T55">nur</text:span></text:span><text:span text:style-name="Absatz-Standardschriftart"><text:span text:style-name="T52"> </text:span></text:span><text:span text:style-name="Absatz-Standardschriftart"><text:span text:style-name="T46">einmal</text:span></text:span><text:span text:style-name="Absatz-Standardschriftart"><text:span text:style-name="T58"> </text:span></text:span><text:span text:style-name="Absatz-Standardschriftart"><text:span text:style-name="T46">anzeigen</text:span></text:span></text:p>
          </table:table-cell>
        </table:table-row>
        <table:table-row table:style-name="Tabelle13.3">
          <table:table-cell table:style-name="Tabelle13.A1" office:value-type="string">
            <text:p text:style-name="P9"><text:span text:style-name="Absatz-Standardschriftart"><text:span text:style-name="T55">background-position:</text:span></text:span></text:p>
          </table:table-cell>
          <table:table-cell table:style-name="Tabelle13.A1" office:value-type="string">
            <text:list xml:id="list9009101237650802724" text:style-name="L1">
              <text:list-item>
                <text:p text:style-name="P149"><text:span text:style-name="Absatz-Standardschriftart"><text:span text:style-name="T55">Wert</text:span></text:span><text:span text:style-name="Absatz-Standardschriftart"><text:span text:style-name="T61"> </text:span></text:span><text:span text:style-name="Absatz-Standardschriftart"><text:span text:style-name="T46">für</text:span></text:span><text:span text:style-name="Absatz-Standardschriftart"><text:span text:style-name="T52"> </text:span></text:span><text:span text:style-name="Absatz-Standardschriftart"><text:span text:style-name="T55">horizontale</text:span></text:span><text:span text:style-name="Absatz-Standardschriftart"><text:span text:style-name="T52"> </text:span></text:span><text:span text:style-name="Absatz-Standardschriftart"><text:span text:style-name="T55">2-Wert</text:span></text:span><text:span text:style-name="Absatz-Standardschriftart"><text:span text:style-name="T58"> </text:span></text:span><text:span text:style-name="Absatz-Standardschriftart"><text:span text:style-name="T46">für</text:span></text:span><text:span text:style-name="Absatz-Standardschriftart"><text:span text:style-name="T58"> </text:span></text:span><text:span text:style-name="Absatz-Standardschriftart"><text:span text:style-name="T46">Vertikale</text:span></text:span><text:span text:style-name="Absatz-Standardschriftart"><text:span text:style-name="T171"> </text:span></text:span><text:span text:style-name="Absatz-Standardschriftart"><text:span text:style-name="T55">1-Wert:</text:span></text:span><text:span text:style-name="Absatz-Standardschriftart"><text:span text:style-name="T52"> </text:span></text:span><text:span text:style-name="Absatz-Standardschriftart"><text:span text:style-name="T55">left</text:span></text:span><text:span text:style-name="Absatz-Standardschriftart"><text:span text:style-name="T58"> </text:span></text:span><text:span text:style-name="Absatz-Standardschriftart"><text:span text:style-name="T46">center</text:span></text:span><text:span text:style-name="Absatz-Standardschriftart"><text:span text:style-name="T58"> </text:span></text:span><text:span text:style-name="Absatz-Standardschriftart"><text:span text:style-name="T55">right</text:span></text:span></text:p>
              </text:list-item>
              <text:list-item>
                <text:p text:style-name="P150"><text:span text:style-name="Absatz-Standardschriftart"><text:span text:style-name="T55">Wert:</text:span></text:span><text:span text:style-name="Absatz-Standardschriftart"><text:span text:style-name="T52"> </text:span></text:span><text:span text:style-name="Absatz-Standardschriftart"><text:span text:style-name="T55">top</text:span></text:span><text:span text:style-name="Absatz-Standardschriftart"><text:span text:style-name="T58"> </text:span></text:span><text:span text:style-name="Absatz-Standardschriftart"><text:span text:style-name="T46">center</text:span></text:span><text:span text:style-name="Absatz-Standardschriftart"><text:span text:style-name="T52"> </text:span></text:span><text:span text:style-name="Absatz-Standardschriftart"><text:span text:style-name="T55">bottom</text:span></text:span></text:p>
              </text:list-item>
            </text:list>
            <text:p text:style-name="P52"/>
            <text:p text:style-name="P65"><text:span text:style-name="Absatz-Standardschriftart"><text:span text:style-name="T46">Der</text:span></text:span><text:span text:style-name="Absatz-Standardschriftart"><text:span text:style-name="T58"> </text:span></text:span><text:span text:style-name="Absatz-Standardschriftart"><text:span text:style-name="T55">erste</text:span></text:span><text:span text:style-name="Absatz-Standardschriftart"><text:span text:style-name="T61"> </text:span></text:span><text:span text:style-name="Absatz-Standardschriftart"><text:span text:style-name="T55">Wert</text:span></text:span><text:span text:style-name="Absatz-Standardschriftart"><text:span text:style-name="T58"> </text:span></text:span><text:span text:style-name="Absatz-Standardschriftart"><text:span text:style-name="T46">bestimmt</text:span></text:span><text:span text:style-name="Absatz-Standardschriftart"><text:span text:style-name="T61"> </text:span></text:span><text:span text:style-name="Absatz-Standardschriftart"><text:span text:style-name="T55">die</text:span></text:span><text:span text:style-name="Absatz-Standardschriftart"><text:span text:style-name="T52"> </text:span></text:span><text:span text:style-name="Absatz-Standardschriftart"><text:span text:style-name="T55">horizontale</text:span></text:span><text:span text:style-name="Absatz-Standardschriftart"><text:span text:style-name="T58"> </text:span></text:span><text:span text:style-name="Absatz-Standardschriftart"><text:span text:style-name="T55">und</text:span></text:span><text:span text:style-name="Absatz-Standardschriftart"><text:span text:style-name="T58"> </text:span></text:span><text:span text:style-name="Absatz-Standardschriftart"><text:span text:style-name="T55">der</text:span></text:span><text:span text:style-name="Absatz-Standardschriftart"><text:span text:style-name="T158"> </text:span></text:span><text:span text:style-name="Absatz-Standardschriftart"><text:span text:style-name="T46">zweite</text:span></text:span><text:span text:style-name="Absatz-Standardschriftart"><text:span text:style-name="T58"> </text:span></text:span><text:span text:style-name="Absatz-Standardschriftart"><text:span text:style-name="T55">Wert</text:span></text:span><text:span text:style-name="Absatz-Standardschriftart"><text:span text:style-name="T58"> </text:span></text:span><text:span text:style-name="Absatz-Standardschriftart"><text:span text:style-name="T55">die</text:span></text:span><text:span text:style-name="Absatz-Standardschriftart"><text:span text:style-name="T83"> </text:span></text:span><text:span text:style-name="Absatz-Standardschriftart"><text:span text:style-name="T46">vertikale</text:span></text:span><text:span text:style-name="Absatz-Standardschriftart"><text:span text:style-name="T52"> </text:span></text:span><text:span text:style-name="Absatz-Standardschriftart"><text:span text:style-name="T55">Position.</text:span></text:span><text:span text:style-name="Absatz-Standardschriftart"><text:span text:style-name="T58"> </text:span></text:span><text:span text:style-name="Absatz-Standardschriftart"><text:span text:style-name="T55">Es</text:span></text:span><text:span text:style-name="Absatz-Standardschriftart"><text:span text:style-name="T58"> </text:span></text:span><text:span text:style-name="Absatz-Standardschriftart"><text:span text:style-name="T55">können</text:span></text:span><text:span text:style-name="Absatz-Standardschriftart"><text:span text:style-name="T58"> </text:span></text:span><text:span text:style-name="Absatz-Standardschriftart"><text:span text:style-name="T55">auch</text:span></text:span><text:span text:style-name="Absatz-Standardschriftart"><text:span text:style-name="T145"> </text:span></text:span><text:span text:style-name="Absatz-Standardschriftart"><text:span text:style-name="T46">Pixelangaben</text:span></text:span><text:span text:style-name="Absatz-Standardschriftart"><text:span text:style-name="T75"> </text:span></text:span><text:span text:style-name="Absatz-Standardschriftart"><text:span text:style-name="T55">erfolgen,</text:span></text:span></text:p>
            <text:p text:style-name="P24"><text:span text:style-name="Absatz-Standardschriftart"><text:span text:style-name="T55">z.</text:span></text:span><text:span text:style-name="Absatz-Standardschriftart"><text:span text:style-name="T66"> </text:span></text:span><text:span text:style-name="Absatz-Standardschriftart"><text:span text:style-name="T55">B.</text:span></text:span><text:span text:style-name="Absatz-Standardschriftart"><text:span text:style-name="T66"> </text:span></text:span><text:span text:style-name="Absatz-Standardschriftart"><text:span text:style-name="T55">background-position:</text:span></text:span><text:span text:style-name="Absatz-Standardschriftart"><text:span text:style-name="T52"> </text:span></text:span><text:span text:style-name="Absatz-Standardschriftart"><text:span text:style-name="T55">100px</text:span></text:span><text:span text:style-name="Absatz-Standardschriftart"><text:span text:style-name="T66"> </text:span></text:span><text:span text:style-name="Absatz-Standardschriftart"><text:span text:style-name="T46">20px;</text:span></text:span></text:p>
            <text:p text:style-name="P66"><text:span text:style-name="Absatz-Standardschriftart"><text:span text:style-name="T46">Die</text:span></text:span><text:span text:style-name="Absatz-Standardschriftart"><text:span text:style-name="T58"> </text:span></text:span><text:span text:style-name="Absatz-Standardschriftart"><text:span text:style-name="T55">Grafik</text:span></text:span><text:span text:style-name="Absatz-Standardschriftart"><text:span text:style-name="T85"> </text:span></text:span><text:span text:style-name="Absatz-Standardschriftart"><text:span text:style-name="T46">wird</text:span></text:span><text:span text:style-name="Absatz-Standardschriftart"><text:span text:style-name="T85"> </text:span></text:span><text:span text:style-name="Absatz-Standardschriftart"><text:span text:style-name="T55">100px</text:span></text:span><text:span text:style-name="Absatz-Standardschriftart"><text:span text:style-name="T61"> </text:span></text:span><text:span text:style-name="Absatz-Standardschriftart"><text:span text:style-name="T46">von</text:span></text:span><text:span text:style-name="Absatz-Standardschriftart"><text:span text:style-name="T87"> </text:span></text:span><text:span text:style-name="Absatz-Standardschriftart"><text:span text:style-name="T55">links</text:span></text:span><text:span text:style-name="Absatz-Standardschriftart"><text:span text:style-name="T83"> </text:span></text:span><text:span text:style-name="Absatz-Standardschriftart"><text:span text:style-name="T55">und</text:span></text:span><text:span text:style-name="Absatz-Standardschriftart"><text:span text:style-name="T61"> </text:span></text:span><text:span text:style-name="Absatz-Standardschriftart"><text:span text:style-name="T55">20px</text:span></text:span><text:span text:style-name="Absatz-Standardschriftart"><text:span text:style-name="T83"> </text:span></text:span><text:span text:style-name="Absatz-Standardschriftart"><text:span text:style-name="T46">von</text:span></text:span><text:span text:style-name="Absatz-Standardschriftart"><text:span text:style-name="T87"> </text:span></text:span><text:span text:style-name="Absatz-Standardschriftart"><text:span text:style-name="T46">oben</text:span></text:span><text:span text:style-name="Absatz-Standardschriftart"><text:span text:style-name="T154"> </text:span></text:span><text:span text:style-name="Absatz-Standardschriftart"><text:span text:style-name="T55">platziert.</text:span></text:span></text:p>
            <text:p text:style-name="P67"/>
            <text:p text:style-name="P70"><text:span text:style-name="Absatz-Standardschriftart"><text:span text:style-name="T46">Das</text:span></text:span><text:span text:style-name="Absatz-Standardschriftart"><text:span text:style-name="T52"> </text:span></text:span><text:span text:style-name="Absatz-Standardschriftart"><text:span text:style-name="T55">geht</text:span></text:span><text:span text:style-name="Absatz-Standardschriftart"><text:span text:style-name="T58"> </text:span></text:span><text:span text:style-name="Absatz-Standardschriftart"><text:span text:style-name="T55">auch</text:span></text:span><text:span text:style-name="Absatz-Standardschriftart"><text:span text:style-name="T61"> </text:span></text:span><text:span text:style-name="Absatz-Standardschriftart"><text:span text:style-name="T55">mit</text:span></text:span><text:span text:style-name="Absatz-Standardschriftart"><text:span text:style-name="T58"> </text:span></text:span><text:span text:style-name="Absatz-Standardschriftart"><text:span text:style-name="T55">Prozentangaben</text:span></text:span><text:span text:style-name="Absatz-Standardschriftart"><text:span text:style-name="T58"> </text:span></text:span><text:span text:style-name="Absatz-Standardschriftart"><text:span text:style-name="T46">(auch</text:span></text:span><text:span text:style-name="Absatz-Standardschriftart"><text:span text:style-name="T61"> </text:span></text:span><text:span text:style-name="Absatz-Standardschriftart"><text:span text:style-name="T55">in</text:span></text:span><text:span text:style-name="Absatz-Standardschriftart"><text:span text:style-name="T140"> </text:span></text:span><text:span text:style-name="Absatz-Standardschriftart"><text:span text:style-name="T46">gemischter</text:span></text:span><text:span text:style-name="Absatz-Standardschriftart"><text:span text:style-name="T73"> </text:span></text:span><text:span text:style-name="Absatz-Standardschriftart"><text:span text:style-name="T46">Form):</text:span></text:span><text:span text:style-name="Absatz-Standardschriftart"><text:span text:style-name="T70"> </text:span></text:span><text:span text:style-name="Absatz-Standardschriftart"><text:span text:style-name="T55">background-position:</text:span></text:span><text:span text:style-name="Absatz-Standardschriftart"><text:span text:style-name="T70"> </text:span></text:span><text:span text:style-name="Absatz-Standardschriftart"><text:span text:style-name="T55">55px</text:span></text:span><text:span text:style-name="Absatz-Standardschriftart"><text:span text:style-name="T70"> </text:span></text:span><text:span text:style-name="Absatz-Standardschriftart"><text:span text:style-name="T55">50%;</text:span></text:span></text:p>
          </table:table-cell>
        </table:table-row>
        <table:table-row table:style-name="Tabelle13.4">
          <table:table-cell table:style-name="Tabelle13.A1" office:value-type="string">
            <text:p text:style-name="P11"><text:span text:style-name="Absatz-Standardschriftart"><text:span text:style-name="T46">background-attachment:</text:span></text:span></text:p>
          </table:table-cell>
          <table:table-cell table:style-name="Tabelle13.A1" office:value-type="string">
            <text:p text:style-name="P24"><text:span text:style-name="Absatz-Standardschriftart"><text:span text:style-name="T46">fixed</text:span></text:span></text:p>
            <text:p text:style-name="P67"/>
            <text:p text:style-name="P71"><text:span text:style-name="Absatz-Standardschriftart"><text:span text:style-name="T43">Hintergrundbild</text:span></text:span><text:span text:style-name="Absatz-Standardschriftart"><text:span text:style-name="T62"> </text:span></text:span><text:span text:style-name="Absatz-Standardschriftart"><text:span text:style-name="T50">fixieren.</text:span></text:span><text:span text:style-name="Absatz-Standardschriftart"><text:span text:style-name="T54"> </text:span></text:span><text:span text:style-name="Absatz-Standardschriftart"><text:span text:style-name="T43">Die</text:span></text:span><text:span text:style-name="Absatz-Standardschriftart"><text:span text:style-name="T62"> </text:span></text:span><text:span text:style-name="Absatz-Standardschriftart"><text:span text:style-name="T50">Bilder</text:span></text:span><text:span text:style-name="Absatz-Standardschriftart"><text:span text:style-name="T54"> </text:span></text:span><text:span text:style-name="Absatz-Standardschriftart"><text:span text:style-name="T50">bleiben</text:span></text:span><text:span text:style-name="Absatz-Standardschriftart"><text:span text:style-name="T59"> </text:span></text:span><text:span text:style-name="Absatz-Standardschriftart"><text:span text:style-name="T43">dann</text:span></text:span><text:span text:style-name="Absatz-Standardschriftart"><text:span text:style-name="T54"> </text:span></text:span><text:span text:style-name="Absatz-Standardschriftart"><text:span text:style-name="T43">an</text:span></text:span><text:span text:style-name="Absatz-Standardschriftart"><text:span text:style-name="T142"> </text:span></text:span><text:span text:style-name="Absatz-Standardschriftart"><text:span text:style-name="T50">Ort</text:span></text:span><text:span text:style-name="Absatz-Standardschriftart"><text:span text:style-name="T59"> </text:span></text:span><text:span text:style-name="Absatz-Standardschriftart"><text:span text:style-name="T43">und</text:span></text:span><text:span text:style-name="Absatz-Standardschriftart"><text:span text:style-name="T62"> </text:span></text:span><text:span text:style-name="Absatz-Standardschriftart"><text:span text:style-name="T50">Stellen,</text:span></text:span><text:span text:style-name="Absatz-Standardschriftart"><text:span text:style-name="T62"> </text:span></text:span><text:span text:style-name="Absatz-Standardschriftart"><text:span text:style-name="T50">wenn</text:span></text:span><text:span text:style-name="Absatz-Standardschriftart"><text:span text:style-name="T62"> </text:span></text:span><text:span text:style-name="Absatz-Standardschriftart"><text:span text:style-name="T43">gescrollt</text:span></text:span><text:span text:style-name="Absatz-Standardschriftart"><text:span text:style-name="T62"> </text:span></text:span><text:span text:style-name="Absatz-Standardschriftart"><text:span text:style-name="T50">wird. Standard</text:span></text:span><text:span text:style-name="Absatz-Standardschriftart"><text:span text:style-name="T62"> </text:span></text:span><text:span text:style-name="Absatz-Standardschriftart"><text:span text:style-name="T50">ist</text:span></text:span><text:span text:style-name="Absatz-Standardschriftart"><text:span text:style-name="T62"> </text:span></text:span><text:span text:style-name="Absatz-Standardschriftart"><text:span text:style-name="T43">die</text:span></text:span><text:span text:style-name="Absatz-Standardschriftart"><text:span text:style-name="T168"> </text:span></text:span><text:span text:style-name="Absatz-Standardschriftart"><text:span text:style-name="T43">AŶgaďe</text:span></text:span><text:span text:style-name="Absatz-Standardschriftart"><text:span text:style-name="T79"> </text:span></text:span><text:span text:style-name="Absatz-Standardschriftart"><text:span text:style-name="T43">„scroll“</text:span></text:span></text:p>
          </table:table-cell>
        </table:table-row>
      </table:table>
      <text:p text:style-name="P3"/>
      <text:p text:style-name="P5"><text:span text:style-name="Absatz-Standardschriftart"><text:span text:style-name="T2">CSS3:</text:span></text:span><text:span text:style-name="Absatz-Standardschriftart"><text:span text:style-name="T13"> </text:span></text:span><text:span text:style-name="Absatz-Standardschriftart"><text:span text:style-name="T2">mehrere</text:span></text:span><text:span text:style-name="Absatz-Standardschriftart"><text:span text:style-name="T6"> </text:span></text:span><text:span text:style-name="Absatz-Standardschriftart"><text:span text:style-name="T2">Bilder</text:span></text:span><text:span text:style-name="Absatz-Standardschriftart"><text:span text:style-name="T13"> </text:span></text:span><text:span text:style-name="Absatz-Standardschriftart"><text:span text:style-name="T2">im</text:span></text:span><text:span text:style-name="Absatz-Standardschriftart"><text:span text:style-name="T13"> </text:span></text:span><text:span text:style-name="Absatz-Standardschriftart"><text:span text:style-name="T2">Hintergrund</text:span></text:span></text:p>
      <text:p text:style-name="P120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<text:span text:style-name="Absatz-Standardschriftart"><text:span text:style-name="T55">background-image:</text:span></text:span></text:p>
            <text:p text:style-name="P144"><text:span text:style-name="Absatz-Standardschriftart"><text:span text:style-name="T46">url(css3-bilder-beispiel-saeulen.jpg),</text:span></text:span><text:span text:style-name="Absatz-Standardschriftart"><text:span text:style-name="T203"> </text:span></text:span><text:span text:style-name="Absatz-Standardschriftart"><text:span text:style-name="T46">url(css3-bilder-beispiel-himmel.jpg);</text:span></text:span></text:p>
          </table:table-cell>
          <table:table-cell table:style-name="Tabelle1.A1" office:value-type="string">
            <text:p text:style-name="P145"><text:span text:style-name="Absatz-Standardschriftart"><text:span text:style-name="T55">Es</text:span></text:span><text:span text:style-name="Absatz-Standardschriftart"><text:span text:style-name="T52"> </text:span></text:span><text:span text:style-name="Absatz-Standardschriftart"><text:span text:style-name="T55">können</text:span></text:span><text:span text:style-name="Absatz-Standardschriftart"><text:span text:style-name="T61"> </text:span></text:span><text:span text:style-name="Absatz-Standardschriftart"><text:span text:style-name="T55">in</text:span></text:span><text:span text:style-name="Absatz-Standardschriftart"><text:span text:style-name="T61"> </text:span></text:span><text:span text:style-name="Absatz-Standardschriftart"><text:span text:style-name="T46">CSS3</text:span></text:span><text:span text:style-name="Absatz-Standardschriftart"><text:span text:style-name="T52"> </text:span></text:span><text:span text:style-name="Absatz-Standardschriftart"><text:span text:style-name="T55">nun</text:span></text:span><text:span text:style-name="Absatz-Standardschriftart"><text:span text:style-name="T61"> </text:span></text:span><text:span text:style-name="Absatz-Standardschriftart"><text:span text:style-name="T55">mehrere</text:span></text:span><text:span text:style-name="Absatz-Standardschriftart"><text:span text:style-name="T52"> </text:span></text:span><text:span text:style-name="Absatz-Standardschriftart"><text:span text:style-name="T46">Bilder</text:span></text:span><text:span text:style-name="Absatz-Standardschriftart"><text:span text:style-name="T61"> </text:span></text:span><text:span text:style-name="Absatz-Standardschriftart"><text:span text:style-name="T55">angegeben</text:span></text:span><text:span text:style-name="Absatz-Standardschriftart"><text:span text:style-name="T154"> </text:span></text:span><text:span text:style-name="Absatz-Standardschriftart"><text:span text:style-name="T46">werden.</text:span></text:span><text:span text:style-name="Absatz-Standardschriftart"><text:span text:style-name="T61"> </text:span></text:span><text:span text:style-name="Absatz-Standardschriftart"><text:span text:style-name="T55">Das</text:span></text:span><text:span text:style-name="Absatz-Standardschriftart"><text:span text:style-name="T58"> </text:span></text:span><text:span text:style-name="Absatz-Standardschriftart"><text:span text:style-name="T55">erste</text:span></text:span><text:span text:style-name="Absatz-Standardschriftart"><text:span text:style-name="T83"> </text:span></text:span><text:span text:style-name="Absatz-Standardschriftart"><text:span text:style-name="T55">liegt</text:span></text:span><text:span text:style-name="Absatz-Standardschriftart"><text:span text:style-name="T61"> </text:span></text:span><text:span text:style-name="Absatz-Standardschriftart"><text:span text:style-name="T55">im</text:span></text:span><text:span text:style-name="Absatz-Standardschriftart"><text:span text:style-name="T85"> </text:span></text:span><text:span text:style-name="Absatz-Standardschriftart"><text:span text:style-name="T46">vor</text:span></text:span><text:span text:style-name="Absatz-Standardschriftart"><text:span text:style-name="T85"> </text:span></text:span><text:span text:style-name="Absatz-Standardschriftart"><text:span text:style-name="T55">dem</text:span></text:span><text:span text:style-name="Absatz-Standardschriftart"><text:span text:style-name="T58"> </text:span></text:span><text:span text:style-name="Absatz-Standardschriftart"><text:span text:style-name="T55">Zweiten</text:span></text:span><text:span text:style-name="Absatz-Standardschriftart"><text:span text:style-name="T83"> </text:span></text:span><text:span text:style-name="Absatz-Standardschriftart"><text:span text:style-name="T46">etc.</text:span></text:span></text:p>
          </table:table-cell>
        </table:table-row>
        <table:table-row table:style-name="Tabelle1.2">
          <table:table-cell table:style-name="Tabelle1.A1" office:value-type="string">
            <text:p text:style-name="P16"><text:span text:style-name="Absatz-Standardschriftart"><text:span text:style-name="T46">background-repeat:</text:span></text:span><text:span text:style-name="Absatz-Standardschriftart"><text:span text:style-name="T102"> </text:span></text:span><text:span text:style-name="Absatz-Standardschriftart"><text:span text:style-name="T55">no-repeat,</text:span></text:span><text:span text:style-name="Absatz-Standardschriftart"><text:span text:style-name="T202"> </text:span></text:span><text:span text:style-name="Absatz-Standardschriftart"><text:span text:style-name="T46">repeat-x;</text:span></text:span></text:p>
          </table:table-cell>
          <table:table-cell table:style-name="Tabelle1.A1" office:value-type="string">
            <text:p text:style-name="P101"><text:span text:style-name="Absatz-Standardschriftart"><text:span text:style-name="T43">Alle</text:span></text:span><text:span text:style-name="Absatz-Standardschriftart"><text:span text:style-name="T54"> </text:span></text:span><text:span text:style-name="Absatz-Standardschriftart"><text:span text:style-name="T43">weiteren</text:span></text:span><text:span text:style-name="Absatz-Standardschriftart"><text:span text:style-name="T82"> </text:span></text:span><text:span text:style-name="Absatz-Standardschriftart"><text:span text:style-name="T43">Angaben</text:span></text:span><text:span text:style-name="Absatz-Standardschriftart"><text:span text:style-name="T82"> </text:span></text:span><text:span text:style-name="Absatz-Standardschriftart"><text:span text:style-name="T43">bei</text:span></text:span><text:span text:style-name="Absatz-Standardschriftart"><text:span text:style-name="T62"> </text:span></text:span><text:span text:style-name="Absatz-Standardschriftart"><text:span text:style-name="T43">Bilder</text:span></text:span><text:span text:style-name="Absatz-Standardschriftart"><text:span text:style-name="T82"> </text:span></text:span><text:span text:style-name="Absatz-Standardschriftart"><text:span text:style-name="T50">können</text:span></text:span><text:span text:style-name="Absatz-Standardschriftart"><text:span text:style-name="T82"> </text:span></text:span><text:span text:style-name="Absatz-Standardschriftart"><text:span text:style-name="T43">nun</text:span></text:span><text:span text:style-name="Absatz-Standardschriftart"><text:span text:style-name="T62"> </text:span></text:span><text:span text:style-name="Absatz-Standardschriftart"><text:span text:style-name="T43">auch</text:span></text:span><text:span text:style-name="Absatz-Standardschriftart"><text:span text:style-name="T166"> </text:span></text:span><text:span text:style-name="Absatz-Standardschriftart"><text:span text:style-name="T50">für</text:span></text:span><text:span text:style-name="Absatz-Standardschriftart"><text:span text:style-name="T59"> </text:span></text:span><text:span text:style-name="Absatz-Standardschriftart"><text:span text:style-name="T43">die</text:span></text:span><text:span text:style-name="Absatz-Standardschriftart"><text:span text:style-name="T54"> </text:span></text:span><text:span text:style-name="Absatz-Standardschriftart"><text:span text:style-name="T50">entsprechende</text:span></text:span><text:span text:style-name="Absatz-Standardschriftart"><text:span text:style-name="T59"> </text:span></text:span><text:span text:style-name="Absatz-Standardschriftart"><text:span text:style-name="T43">Anzahl</text:span></text:span><text:span text:style-name="Absatz-Standardschriftart"><text:span text:style-name="T59"> </text:span></text:span><text:span text:style-name="Absatz-Standardschriftart"><text:span text:style-name="T43">der</text:span></text:span><text:span text:style-name="Absatz-Standardschriftart"><text:span text:style-name="T62"> </text:span></text:span><text:span text:style-name="Absatz-Standardschriftart"><text:span text:style-name="T50">Bilder</text:span></text:span><text:span text:style-name="Absatz-Standardschriftart"><text:span text:style-name="T59"> </text:span></text:span><text:span text:style-name="Absatz-Standardschriftart"><text:span text:style-name="T43">angegeben</text:span></text:span><text:span text:style-name="Absatz-Standardschriftart"><text:span text:style-name="T163"> </text:span></text:span><text:span text:style-name="Absatz-Standardschriftart"><text:span text:style-name="T50">werden</text:span></text:span><text:span text:style-name="Absatz-Standardschriftart"><text:span text:style-name="T62"> </text:span></text:span><text:span text:style-name="Absatz-Standardschriftart"><text:span text:style-name="T43">–</text:span></text:span><text:span text:style-name="Absatz-Standardschriftart"><text:span text:style-name="T54"> </text:span></text:span><text:span text:style-name="Absatz-Standardschriftart"><text:span text:style-name="T43">immer</text:span></text:span><text:span text:style-name="Absatz-Standardschriftart"><text:span text:style-name="T82"> </text:span></text:span><text:span text:style-name="Absatz-Standardschriftart"><text:span text:style-name="T50">mit</text:span></text:span><text:span text:style-name="Absatz-Standardschriftart"><text:span text:style-name="T59"> </text:span></text:span><text:span text:style-name="Absatz-Standardschriftart"><text:span text:style-name="T43">Komma</text:span></text:span><text:span text:style-name="Absatz-Standardschriftart"><text:span text:style-name="T86"> </text:span></text:span><text:span text:style-name="Absatz-Standardschriftart"><text:span text:style-name="T50">getrennt.</text:span></text:span></text:p>
          </table:table-cell>
        </table:table-row>
      </table:table>
      <text:h text:style-name="P156" text:outline-level="2"><text:span text:style-name="Absatz-Standardschriftart"><text:span text:style-name="T2"/></text:span></text:h>
      <text:h text:style-name="P155" text:outline-level="2"><text:span text:style-name="Absatz-Standardschriftart"><text:span text:style-name="T15">Dokumentieren/Ausdokumentieren</text:span></text:span><text:span text:style-name="Absatz-Standardschriftart"><text:span text:style-name="T24"> </text:span></text:span><text:span text:style-name="Absatz-Standardschriftart"><text:span text:style-name="T25">in</text:span></text:span><text:span text:style-name="Absatz-Standardschriftart"><text:span text:style-name="T26"> </text:span></text:span><text:span text:style-name="Absatz-Standardschriftart"><text:span text:style-name="T15">CSS</text:span></text:span></text:h>
      <text:p text:style-name="P138"><text:span text:style-name="Absatz-Standardschriftart"><text:span text:style-name="T207">/*</text:span></text:span><text:span text:style-name="Absatz-Standardschriftart"><text:span text:style-name="T186"><text:tab/></text:span></text:span><text:span text:style-name="Absatz-Standardschriftart"><text:span text:style-name="T207">*/</text:span></text:span><text:span text:style-name="Absatz-Standardschriftart"><text:span text:style-name="T186"><text:tab/></text:span></text:span><text:span text:style-name="Absatz-Standardschriftart"><text:span text:style-name="T206">Um</text:span></text:span><text:span text:style-name="Absatz-Standardschriftart"><text:span text:style-name="T208"> </text:span></text:span><text:span text:style-name="T204">Kommentare</text:span><text:span text:style-name="Absatz-Standardschriftart"><text:span text:style-name="T208"> </text:span></text:span><text:span text:style-name="T204">in</text:span><text:span text:style-name="Absatz-Standardschriftart"><text:span text:style-name="T211"> </text:span></text:span><text:span text:style-name="T204">CSS</text:span><text:span text:style-name="Absatz-Standardschriftart"><text:span text:style-name="T208"> </text:span></text:span><text:span text:style-name="T204">einzubauen,</text:span><text:span text:style-name="Absatz-Standardschriftart"><text:span text:style-name="T209"> </text:span></text:span><text:span text:style-name="Absatz-Standardschriftart"><text:span text:style-name="T206">werden</text:span></text:span><text:span text:style-name="Absatz-Standardschriftart"><text:span text:style-name="T209"> </text:span></text:span><text:span text:style-name="T204">diese</text:span><text:span text:style-name="Absatz-Standardschriftart"><text:span text:style-name="T208"> </text:span></text:span><text:span text:style-name="T204">zwischen</text:span><text:span text:style-name="Absatz-Standardschriftart"><text:span text:style-name="T209"> </text:span></text:span><text:span text:style-name="Absatz-Standardschriftart"><text:span text:style-name="T206">diese</text:span></text:span><text:span text:style-name="Absatz-Standardschriftart"><text:span text:style-name="T208"> </text:span></text:span><text:span text:style-name="T204">Zeichenfolge</text:span><text:span text:style-name="Absatz-Standardschriftart"><text:span text:style-name="T179"> </text:span></text:span><text:span text:style-name="Absatz-Standardschriftart"><text:span text:style-name="T206">gesetzt.</text:span></text:span><text:span text:style-name="Absatz-Standardschriftart"><text:span text:style-name="T208"> </text:span></text:span><text:span text:style-name="Absatz-Standardschriftart"><text:span text:style-name="T206">Dadurch</text:span></text:span><text:span text:style-name="Absatz-Standardschriftart"><text:span text:style-name="T209"> </text:span></text:span><text:span text:style-name="Absatz-Standardschriftart"><text:span text:style-name="T206">werden</text:span></text:span><text:span text:style-name="Absatz-Standardschriftart"><text:span text:style-name="T209"> </text:span></text:span><text:span text:style-name="T204">diese</text:span><text:span text:style-name="Absatz-Standardschriftart"><text:span text:style-name="T208"> </text:span></text:span><text:span text:style-name="T204">nicht</text:span><text:span text:style-name="Absatz-Standardschriftart"><text:span text:style-name="T209"> </text:span></text:span><text:span text:style-name="Absatz-Standardschriftart"><text:span text:style-name="T206">mehr</text:span></text:span><text:span text:style-name="Absatz-Standardschriftart"><text:span text:style-name="T209"> </text:span></text:span><text:span text:style-name="T204">ausgeführt</text:span></text:p>
      <text:p text:style-name="P139"><text:span text:style-name="Absatz-Standardschriftart"><text:span text:style-name="T206">(so</text:span></text:span><text:span text:style-name="Absatz-Standardschriftart"><text:span text:style-name="T208"> </text:span></text:span><text:span text:style-name="T204">können</text:span><text:span text:style-name="Absatz-Standardschriftart"><text:span text:style-name="T208"> </text:span></text:span><text:span text:style-name="T204">zum</text:span><text:span text:style-name="Absatz-Standardschriftart"><text:span text:style-name="T212"> </text:span></text:span><text:span text:style-name="Absatz-Standardschriftart"><text:span text:style-name="T206">Testen</text:span></text:span><text:span text:style-name="Absatz-Standardschriftart"><text:span text:style-name="T208"> </text:span></text:span><text:span text:style-name="T204">auch</text:span><text:span text:style-name="Absatz-Standardschriftart"><text:span text:style-name="T214"> </text:span></text:span><text:span text:style-name="Absatz-Standardschriftart"><text:span text:style-name="T206">Teile</text:span></text:span><text:span text:style-name="Absatz-Standardschriftart"><text:span text:style-name="T208"> </text:span></text:span><text:span text:style-name="T204">der</text:span><text:span text:style-name="Absatz-Standardschriftart"><text:span text:style-name="T208"> </text:span></text:span><text:span text:style-name="T204">CSS-Anwe</text:span><text:span text:style-name="Absatz-Standardschriftart"><text:span text:style-name="T205">isung deaktiviert werden.)</text:span></text:span></text:p>
      <text:h text:style-name="P157" text:outline-level="2"><text:span text:style-name="Absatz-Standardschriftart"><text:span text:style-name="T15">Kurzschreibweisen</text:span></text:span></text:h>
      <text:p text:style-name="P140"><text:span text:style-name="Absatz-Standardschriftart"><text:span text:style-name="T206">Für</text:span></text:span><text:span text:style-name="Absatz-Standardschriftart"><text:span text:style-name="T208"> </text:span></text:span><text:span text:style-name="Absatz-Standardschriftart"><text:span text:style-name="T206">einige</text:span></text:span><text:span text:style-name="Absatz-Standardschriftart"><text:span text:style-name="T208"> </text:span></text:span><text:span text:style-name="T204">CSS-Formate</text:span><text:span text:style-name="Absatz-Standardschriftart"><text:span text:style-name="T208"> </text:span></text:span><text:span text:style-name="Absatz-Standardschriftart"><text:span text:style-name="T206">gibt</text:span></text:span><text:span text:style-name="Absatz-Standardschriftart"><text:span text:style-name="T209"> </text:span></text:span><text:span text:style-name="Absatz-Standardschriftart"><text:span text:style-name="T210">es</text:span></text:span><text:span text:style-name="Absatz-Standardschriftart"><text:span text:style-name="T208"> </text:span></text:span><text:span text:style-name="T204">die</text:span><text:span text:style-name="Absatz-Standardschriftart"><text:span text:style-name="T208"> </text:span></text:span><text:span text:style-name="T204">Möglichkeit,</text:span><text:span text:style-name="Absatz-Standardschriftart"><text:span text:style-name="T209"> </text:span></text:span><text:span text:style-name="T204">diese</text:span><text:span text:style-name="Absatz-Standardschriftart"><text:span text:style-name="T208"> </text:span></text:span><text:span text:style-name="T204">in</text:span><text:span text:style-name="Absatz-Standardschriftart"><text:span text:style-name="T211"> </text:span></text:span><text:span text:style-name="T204">einer</text:span><text:span text:style-name="Absatz-Standardschriftart"><text:span text:style-name="T209"> </text:span></text:span><text:span text:style-name="T204">Kurzschreibweise</text:span><text:span text:style-name="Absatz-Standardschriftart"><text:span text:style-name="T208"> </text:span></text:span><text:span text:style-name="T204">zusammenzufassen.</text:span><text:span text:style-name="Absatz-Standardschriftart"><text:span text:style-name="T208"> </text:span></text:span><text:span text:style-name="Absatz-Standardschriftart"><text:span text:style-name="T206">Dadurch</text:span></text:span><text:span text:style-name="Absatz-Standardschriftart"><text:span text:style-name="T176"> </text:span></text:span><text:span text:style-name="Absatz-Standardschriftart"><text:span text:style-name="T206">wird</text:span></text:span><text:span text:style-name="Absatz-Standardschriftart"><text:span text:style-name="T209"> </text:span></text:span><text:span text:style-name="T204">es</text:span><text:span text:style-name="Absatz-Standardschriftart"><text:span text:style-name="T208"> </text:span></text:span><text:span text:style-name="T204">übersichtlicher</text:span><text:span text:style-name="Absatz-Standardschriftart"><text:span text:style-name="T209"> </text:span></text:span><text:span text:style-name="T204">und</text:span><text:span text:style-name="Absatz-Standardschriftart"><text:span text:style-name="T209"> </text:span></text:span><text:span text:style-name="Absatz-Standardschriftart"><text:span text:style-name="T206">weniger</text:span></text:span><text:span text:style-name="Absatz-Standardschriftart"><text:span text:style-name="T211"> </text:span></text:span><text:span text:style-name="T204">Code.</text:span></text:p>
      <text:p text:style-name="P146"/>
      <text:p text:style-name="P8"><text:span text:style-name="Absatz-Standardschriftart"><text:span text:style-name="T206">Kurzschreibweise</text:span></text:span><text:span text:style-name="Absatz-Standardschriftart"><text:span text:style-name="T208"> </text:span></text:span><text:span text:style-name="T204">in</text:span><text:span text:style-name="Absatz-Standardschriftart"><text:span text:style-name="T209"> </text:span></text:span><text:span text:style-name="T204">Form</text:span><text:span text:style-name="Absatz-Standardschriftart"><text:span text:style-name="T212"> </text:span></text:span><text:span text:style-name="Absatz-Standardschriftart"><text:span text:style-name="T206">von</text:span></text:span><text:span text:style-name="Absatz-Standardschriftart"><text:span text:style-name="T213"> </text:span></text:span><text:span text:style-name="Absatz-Standardschriftart"><text:span text:style-name="T206">Beispiel</text:span></text:span>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9"><text:span text:style-name="Absatz-Standardschriftart"><text:span text:style-name="T46">border:1px</text:span></text:span><text:span text:style-name="Absatz-Standardschriftart"><text:span text:style-name="T73"> </text:span></text:span><text:span text:style-name="Absatz-Standardschriftart"><text:span text:style-name="T46">solid</text:span></text:span><text:span text:style-name="Absatz-Standardschriftart"><text:span text:style-name="T66"> </text:span></text:span><text:span text:style-name="Absatz-Standardschriftart"><text:span text:style-name="T55">red;</text:span></text:span></text:p>
          </table:table-cell>
          <table:table-cell table:style-name="Tabelle14.A1" office:value-type="string">
            <text:p text:style-name="P22"><text:span text:style-name="Absatz-Standardschriftart"><text:span text:style-name="T46">Rahmen:</text:span></text:span><text:span text:style-name="Absatz-Standardschriftart"><text:span text:style-name="T78"> </text:span></text:span><text:span text:style-name="Absatz-Standardschriftart"><text:span text:style-name="T55">border-width</text:span></text:span><text:span text:style-name="Absatz-Standardschriftart"><text:span text:style-name="T76"> </text:span></text:span><text:span text:style-name="Absatz-Standardschriftart"><text:span text:style-name="T55">border-style</text:span></text:span><text:span text:style-name="Absatz-Standardschriftart"><text:span text:style-name="T78"> </text:span></text:span><text:span text:style-name="Absatz-Standardschriftart"><text:span text:style-name="T55">border-color;</text:span></text:span></text:p>
          </table:table-cell>
        </table:table-row>
        <table:table-row table:style-name="Tabelle14.2">
          <table:table-cell table:style-name="Tabelle14.A1" office:value-type="string">
            <text:p text:style-name="P72"><text:span text:style-name="Absatz-Standardschriftart"><text:span text:style-name="T55">background:</text:span></text:span><text:span text:style-name="Absatz-Standardschriftart"><text:span text:style-name="T70"> </text:span></text:span><text:span text:style-name="Absatz-Standardschriftart"><text:span text:style-name="T46">#ff00ee</text:span></text:span><text:span text:style-name="Absatz-Standardschriftart"><text:span text:style-name="T68"> </text:span></text:span><text:span text:style-name="Absatz-Standardschriftart"><text:span text:style-name="T55">url(bild.jpg)</text:span></text:span><text:span text:style-name="Absatz-Standardschriftart"><text:span text:style-name="T70"> </text:span></text:span><text:span text:style-name="Absatz-Standardschriftart"><text:span text:style-name="T46">fixed</text:span></text:span><text:span text:style-name="Absatz-Standardschriftart"><text:span text:style-name="T70"> </text:span></text:span><text:span text:style-name="Absatz-Standardschriftart"><text:span text:style-name="T55">no-repeat</text:span></text:span><text:span text:style-name="Absatz-Standardschriftart"><text:span text:style-name="T172"> </text:span></text:span><text:span text:style-name="Absatz-Standardschriftart"><text:span text:style-name="T55">right</text:span></text:span><text:span text:style-name="Absatz-Standardschriftart"><text:span text:style-name="T52"> </text:span></text:span><text:span text:style-name="Absatz-Standardschriftart"><text:span text:style-name="T55">top;</text:span></text:span></text:p>
          </table:table-cell>
          <table:table-cell table:style-name="Tabelle14.A1" office:value-type="string">
            <text:p text:style-name="P73"><text:span text:style-name="Absatz-Standardschriftart"><text:span text:style-name="T55">background-color:</text:span></text:span><text:span text:style-name="Absatz-Standardschriftart"><text:span text:style-name="T89"> </text:span></text:span><text:span text:style-name="Absatz-Standardschriftart"><text:span text:style-name="T46">#ff00ee;</text:span></text:span><text:span text:style-name="Absatz-Standardschriftart"><text:span text:style-name="T171"> </text:span></text:span><text:span text:style-name="Absatz-Standardschriftart"><text:span text:style-name="T55">background-image:</text:span></text:span><text:span text:style-name="Absatz-Standardschriftart"><text:span text:style-name="T99"> </text:span></text:span><text:span text:style-name="Absatz-Standardschriftart"><text:span text:style-name="T46">url(bild.jpg);</text:span></text:span><text:span text:style-name="Absatz-Standardschriftart"><text:span text:style-name="T173"> </text:span></text:span><text:span text:style-name="Absatz-Standardschriftart"><text:span text:style-name="T46">background-attachment:</text:span></text:span><text:span text:style-name="Absatz-Standardschriftart"><text:span text:style-name="T100"> </text:span></text:span><text:span text:style-name="Absatz-Standardschriftart"><text:span text:style-name="T55">fixed;</text:span></text:span><text:span text:style-name="Absatz-Standardschriftart"><text:span text:style-name="T175"> </text:span></text:span><text:span text:style-name="Absatz-Standardschriftart"><text:span text:style-name="T46">background-repeat:</text:span></text:span><text:span text:style-name="Absatz-Standardschriftart"><text:span text:style-name="T100"> </text:span></text:span><text:span text:style-name="Absatz-Standardschriftart"><text:span text:style-name="T55">no-repeat;</text:span></text:span><text:span text:style-name="Absatz-Standardschriftart"><text:span text:style-name="T162"> </text:span></text:span><text:span text:style-name="Absatz-Standardschriftart"><text:span text:style-name="T55">background-position:</text:span></text:span><text:span text:style-name="Absatz-Standardschriftart"><text:span text:style-name="T95"> </text:span></text:span><text:span text:style-name="Absatz-Standardschriftart"><text:span text:style-name="T55">right</text:span></text:span><text:span text:style-name="Absatz-Standardschriftart"><text:span text:style-name="T68"> </text:span></text:span><text:span text:style-name="Absatz-Standardschriftart"><text:span text:style-name="T55">top;</text:span></text:span></text:p>
          </table:table-cell>
        </table:table-row>
        <table:table-row table:style-name="Tabelle14.3">
          <table:table-cell table:style-name="Tabelle14.A1" office:value-type="string">
            <text:p text:style-name="P9"><text:span text:style-name="Absatz-Standardschriftart"><text:span text:style-name="T55">padding:</text:span></text:span><text:span text:style-name="Absatz-Standardschriftart"><text:span text:style-name="T52"> </text:span></text:span><text:span text:style-name="Absatz-Standardschriftart"><text:span text:style-name="T55">35px</text:span></text:span><text:span text:style-name="Absatz-Standardschriftart"><text:span text:style-name="T58"> </text:span></text:span><text:span text:style-name="Absatz-Standardschriftart"><text:span text:style-name="T46">30px</text:span></text:span><text:span text:style-name="Absatz-Standardschriftart"><text:span text:style-name="T58"> </text:span></text:span><text:span text:style-name="Absatz-Standardschriftart"><text:span text:style-name="T55">20px</text:span></text:span><text:span text:style-name="Absatz-Standardschriftart"><text:span text:style-name="T61"> </text:span></text:span><text:span text:style-name="Absatz-Standardschriftart"><text:span text:style-name="T46">15px;</text:span></text:span></text:p>
          </table:table-cell>
          <table:table-cell table:style-name="Tabelle14.A1" office:value-type="string">
            <text:p text:style-name="P74"><text:span text:style-name="Absatz-Standardschriftart"><text:span text:style-name="T46">Leserichtung</text:span></text:span><text:span text:style-name="Absatz-Standardschriftart"><text:span text:style-name="T58"> </text:span></text:span><text:span text:style-name="Absatz-Standardschriftart"><text:span text:style-name="T46">wie</text:span></text:span><text:span text:style-name="Absatz-Standardschriftart"><text:span text:style-name="T52"> </text:span></text:span><text:span text:style-name="Absatz-Standardschriftart"><text:span text:style-name="T55">bei</text:span></text:span><text:span text:style-name="Absatz-Standardschriftart"><text:span text:style-name="T58"> </text:span></text:span><text:span text:style-name="Absatz-Standardschriftart"><text:span text:style-name="T55">Uhr</text:span></text:span><text:span text:style-name="Absatz-Standardschriftart"><text:span text:style-name="T58"> </text:span></text:span><text:span text:style-name="Absatz-Standardschriftart"><text:span text:style-name="T46">(oben,</text:span></text:span><text:span text:style-name="Absatz-Standardschriftart"><text:span text:style-name="T61"> </text:span></text:span><text:span text:style-name="Absatz-Standardschriftart"><text:span text:style-name="T46">rechts,</text:span></text:span><text:span text:style-name="Absatz-Standardschriftart"><text:span text:style-name="T58"> </text:span></text:span><text:span text:style-name="Absatz-Standardschriftart"><text:span text:style-name="T55">unten,</text:span></text:span><text:span text:style-name="Absatz-Standardschriftart"><text:span text:style-name="T58"> </text:span></text:span><text:span text:style-name="Absatz-Standardschriftart"><text:span text:style-name="T55">links)</text:span></text:span><text:span text:style-name="Absatz-Standardschriftart"><text:span text:style-name="T177"> </text:span></text:span><text:span text:style-name="Absatz-Standardschriftart"><text:span text:style-name="T46">Kurzschreibweise</text:span></text:span><text:span text:style-name="Absatz-Standardschriftart"><text:span text:style-name="T102"> </text:span></text:span><text:span text:style-name="Absatz-Standardschriftart"><text:span text:style-name="T55">für:</text:span></text:span></text:p>
            <text:p text:style-name="P75"><text:span text:style-name="Absatz-Standardschriftart"><text:span text:style-name="T55">padding-top:</text:span></text:span><text:span text:style-name="Absatz-Standardschriftart"><text:span text:style-name="T102"> </text:span></text:span><text:span text:style-name="Absatz-Standardschriftart"><text:span text:style-name="T46">35px;</text:span></text:span><text:span text:style-name="Absatz-Standardschriftart"><text:span text:style-name="T173"> </text:span></text:span><text:span text:style-name="Absatz-Standardschriftart"><text:span text:style-name="T55">padding-right:</text:span></text:span><text:span text:style-name="Absatz-Standardschriftart"><text:span text:style-name="T96"> </text:span></text:span><text:span text:style-name="Absatz-Standardschriftart"><text:span text:style-name="T46">30px;</text:span></text:span><text:span text:style-name="Absatz-Standardschriftart"><text:span text:style-name="T156"> </text:span></text:span><text:span text:style-name="Absatz-Standardschriftart"><text:span text:style-name="T46">padding-bottom:</text:span></text:span><text:span text:style-name="Absatz-Standardschriftart"><text:span text:style-name="T75"> </text:span></text:span><text:span text:style-name="Absatz-Standardschriftart"><text:span text:style-name="T46">20px;</text:span></text:span><text:span text:style-name="Absatz-Standardschriftart"><text:span text:style-name="T178"> </text:span></text:span><text:span text:style-name="Absatz-Standardschriftart"><text:span text:style-name="T46">padding-left:</text:span></text:span><text:span text:style-name="Absatz-Standardschriftart"><text:span text:style-name="T102"> </text:span></text:span><text:span text:style-name="Absatz-Standardschriftart"><text:span text:style-name="T55">15px;</text:span></text:span></text:p>
          </table:table-cell>
        </table:table-row>
        <table:table-row table:style-name="Tabelle14.4">
          <table:table-cell table:style-name="Tabelle14.A1" office:value-type="string">
            <text:p text:style-name="P9"><text:span text:style-name="Absatz-Standardschriftart"><text:span text:style-name="T55">padding:</text:span></text:span><text:span text:style-name="Absatz-Standardschriftart"><text:span text:style-name="T73"> </text:span></text:span><text:span text:style-name="Absatz-Standardschriftart"><text:span text:style-name="T55">35px</text:span></text:span><text:span text:style-name="Absatz-Standardschriftart"><text:span text:style-name="T52"> </text:span></text:span><text:span text:style-name="Absatz-Standardschriftart"><text:span text:style-name="T46">18px;</text:span></text:span></text:p>
          </table:table-cell>
          <table:table-cell table:style-name="Tabelle14.A1" office:value-type="string">
            <text:p text:style-name="P76"><text:span text:style-name="Absatz-Standardschriftart"><text:span text:style-name="T55">Wenn</text:span></text:span><text:span text:style-name="Absatz-Standardschriftart"><text:span text:style-name="T61"> </text:span></text:span><text:span text:style-name="Absatz-Standardschriftart"><text:span text:style-name="T46">oben</text:span></text:span><text:span text:style-name="Absatz-Standardschriftart"><text:span text:style-name="T83"> </text:span></text:span><text:span text:style-name="Absatz-Standardschriftart"><text:span text:style-name="T55">und</text:span></text:span><text:span text:style-name="Absatz-Standardschriftart"><text:span text:style-name="T61"> </text:span></text:span><text:span text:style-name="Absatz-Standardschriftart"><text:span text:style-name="T55">unten</text:span></text:span><text:span text:style-name="Absatz-Standardschriftart"><text:span text:style-name="T61"> </text:span></text:span><text:span text:style-name="Absatz-Standardschriftart"><text:span text:style-name="T46">gleich</text:span></text:span><text:span text:style-name="Absatz-Standardschriftart"><text:span text:style-name="T52"> </text:span></text:span><text:span text:style-name="Absatz-Standardschriftart"><text:span text:style-name="T46">sind</text:span></text:span><text:span text:style-name="Absatz-Standardschriftart"><text:span text:style-name="T61"> </text:span></text:span><text:span text:style-name="Absatz-Standardschriftart"><text:span text:style-name="T55">(wie</text:span></text:span><text:span text:style-name="Absatz-Standardschriftart"><text:span text:style-name="T58"> </text:span></text:span><text:span text:style-name="Absatz-Standardschriftart"><text:span text:style-name="T55">auch</text:span></text:span><text:span text:style-name="Absatz-Standardschriftart"><text:span text:style-name="T61"> </text:span></text:span><text:span text:style-name="Absatz-Standardschriftart"><text:span text:style-name="T46">rechts</text:span></text:span><text:span text:style-name="Absatz-Standardschriftart"><text:span text:style-name="T180"> </text:span></text:span><text:span text:style-name="Absatz-Standardschriftart"><text:span text:style-name="T55">und</text:span></text:span><text:span text:style-name="Absatz-Standardschriftart"><text:span text:style-name="T66"> </text:span></text:span><text:span text:style-name="Absatz-Standardschriftart"><text:span text:style-name="T55">links)</text:span></text:span></text:p>
            <text:p text:style-name="P77"><text:span text:style-name="Absatz-Standardschriftart"><text:span text:style-name="T46">Kurzschreibweise</text:span></text:span><text:span text:style-name="Absatz-Standardschriftart"><text:span text:style-name="T102"> </text:span></text:span><text:span text:style-name="Absatz-Standardschriftart"><text:span text:style-name="T55">für:</text:span></text:span><text:span text:style-name="Absatz-Standardschriftart"><text:span text:style-name="T145"> </text:span></text:span><text:span text:style-name="Absatz-Standardschriftart"><text:span text:style-name="T55">padding-top:</text:span></text:span><text:span text:style-name="Absatz-Standardschriftart"><text:span text:style-name="T102"> </text:span></text:span><text:span text:style-name="Absatz-Standardschriftart"><text:span text:style-name="T46">35px;</text:span></text:span><text:span text:style-name="Absatz-Standardschriftart"><text:span text:style-name="T173"> </text:span></text:span><text:span text:style-name="Absatz-Standardschriftart"><text:span text:style-name="T55">padding-right:</text:span></text:span><text:span text:style-name="Absatz-Standardschriftart"><text:span text:style-name="T96"> </text:span></text:span><text:span text:style-name="Absatz-Standardschriftart"><text:span text:style-name="T46">18px;</text:span></text:span><text:span text:style-name="Absatz-Standardschriftart"><text:span text:style-name="T172"> </text:span></text:span><text:span text:style-name="Absatz-Standardschriftart"><text:span text:style-name="T46">padding-bottom:</text:span></text:span><text:span text:style-name="Absatz-Standardschriftart"><text:span text:style-name="T75"> </text:span></text:span><text:span text:style-name="Absatz-Standardschriftart"><text:span text:style-name="T46">35px;</text:span></text:span><text:span text:style-name="Absatz-Standardschriftart"><text:span text:style-name="T145"> </text:span></text:span><text:span text:style-name="Absatz-Standardschriftart"><text:span text:style-name="T46">padding-left:</text:span></text:span><text:span text:style-name="Absatz-Standardschriftart"><text:span text:style-name="T102"> </text:span></text:span><text:span text:style-name="Absatz-Standardschriftart"><text:span text:style-name="T55">18px;</text:span></text:span></text:p>
          </table:table-cell>
        </table:table-row>
        <table:table-row table:style-name="Tabelle14.5">
          <table:table-cell table:style-name="Tabelle14.A1" office:value-type="string">
            <text:p text:style-name="P9"><text:span text:style-name="Absatz-Standardschriftart"><text:span text:style-name="T55">padding:</text:span></text:span><text:span text:style-name="Absatz-Standardschriftart"><text:span text:style-name="T68"> </text:span></text:span><text:span text:style-name="Absatz-Standardschriftart"><text:span text:style-name="T46">8px;</text:span></text:span></text:p>
          </table:table-cell>
          <table:table-cell table:style-name="Tabelle14.A1" office:value-type="string">
            <text:p text:style-name="P78"><text:span text:style-name="Absatz-Standardschriftart"><text:span text:style-name="T55">Wenn</text:span></text:span><text:span text:style-name="Absatz-Standardschriftart"><text:span text:style-name="T83"> </text:span></text:span><text:span text:style-name="Absatz-Standardschriftart"><text:span text:style-name="T55">alle</text:span></text:span><text:span text:style-name="Absatz-Standardschriftart"><text:span text:style-name="T58"> </text:span></text:span><text:span text:style-name="Absatz-Standardschriftart"><text:span text:style-name="T55">4</text:span></text:span><text:span text:style-name="Absatz-Standardschriftart"><text:span text:style-name="T83"> </text:span></text:span><text:span text:style-name="Absatz-Standardschriftart"><text:span text:style-name="T46">Seiten</text:span></text:span><text:span text:style-name="Absatz-Standardschriftart"><text:span text:style-name="T61"> </text:span></text:span><text:span text:style-name="Absatz-Standardschriftart"><text:span text:style-name="T55">gleich</text:span></text:span><text:span text:style-name="Absatz-Standardschriftart"><text:span text:style-name="T83"> </text:span></text:span><text:span text:style-name="Absatz-Standardschriftart"><text:span text:style-name="T46">sind</text:span></text:span><text:span text:style-name="Absatz-Standardschriftart"><text:span text:style-name="T140"> </text:span></text:span><text:span text:style-name="Absatz-Standardschriftart"><text:span text:style-name="T46">Kurzschreibweise</text:span></text:span><text:span text:style-name="Absatz-Standardschriftart"><text:span text:style-name="T102"> </text:span></text:span><text:span text:style-name="Absatz-Standardschriftart"><text:span text:style-name="T46">für:</text:span></text:span><text:span text:style-name="Absatz-Standardschriftart"><text:span text:style-name="T150"> </text:span></text:span><text:span text:style-name="Absatz-Standardschriftart"><text:span text:style-name="T55">padding-top:</text:span></text:span><text:span text:style-name="Absatz-Standardschriftart"><text:span text:style-name="T93"> </text:span></text:span><text:span text:style-name="Absatz-Standardschriftart"><text:span text:style-name="T46">8px;</text:span></text:span></text:p>
            <text:p text:style-name="P79"><text:span text:style-name="Absatz-Standardschriftart"><text:span text:style-name="T55">padding-right:</text:span></text:span><text:span text:style-name="Absatz-Standardschriftart"><text:span text:style-name="T102"> </text:span></text:span><text:span text:style-name="Absatz-Standardschriftart"><text:span text:style-name="T46">8px;</text:span></text:span><text:span text:style-name="Absatz-Standardschriftart"><text:span text:style-name="T172"> </text:span></text:span><text:span text:style-name="Absatz-Standardschriftart"><text:span text:style-name="T46">padding-bottom:</text:span></text:span><text:span text:style-name="Absatz-Standardschriftart"><text:span text:style-name="T92"> </text:span></text:span><text:span text:style-name="Absatz-Standardschriftart"><text:span text:style-name="T46">8px;</text:span></text:span><text:span text:style-name="Absatz-Standardschriftart"><text:span text:style-name="T145"> </text:span></text:span><text:span text:style-name="Absatz-Standardschriftart"><text:span text:style-name="T46">padding-left:</text:span></text:span><text:span text:style-name="Absatz-Standardschriftart"><text:span text:style-name="T93"> </text:span></text:span><text:span text:style-name="Absatz-Standardschriftart"><text:span text:style-name="T46">8px;</text:span></text:span></text:p>
          </table:table-cell>
        </table:table-row>
        <table:table-row table:style-name="Tabelle14.1">
          <table:table-cell table:style-name="Tabelle14.A1" office:value-type="string">
            <text:p text:style-name="P9"><text:span text:style-name="Absatz-Standardschriftart"><text:span text:style-name="T46">margin:</text:span></text:span></text:p>
          </table:table-cell>
          <table:table-cell table:style-name="Tabelle14.A1" office:value-type="string">
            <text:p text:style-name="P22"><text:span text:style-name="Absatz-Standardschriftart"><text:span text:style-name="T46">Desselbe</text:span></text:span><text:span text:style-name="Absatz-Standardschriftart"><text:span text:style-name="T66"> </text:span></text:span><text:span text:style-name="Absatz-Standardschriftart"><text:span text:style-name="T55">wie</text:span></text:span><text:span text:style-name="Absatz-Standardschriftart"><text:span text:style-name="T66"> </text:span></text:span><text:span text:style-name="Absatz-Standardschriftart"><text:span text:style-name="T55">bei</text:span></text:span><text:span text:style-name="Absatz-Standardschriftart"><text:span text:style-name="T58"> </text:span></text:span><text:span text:style-name="Absatz-Standardschriftart"><text:span text:style-name="T55">padding</text:span></text:span></text:p>
          </table:table-cell>
        </table:table-row>
        <table:table-row table:style-name="Tabelle14.7">
          <table:table-cell table:style-name="Tabelle14.A1" office:value-type="string">
            <text:p text:style-name="P9"><text:span text:style-name="Absatz-Standardschriftart"><text:span text:style-name="T46">font:</text:span></text:span></text:p>
          </table:table-cell>
          <table:table-cell table:style-name="Tabelle14.A1" office:value-type="string">
            <text:p text:style-name="P80"><text:span text:style-name="Absatz-Standardschriftart"><text:span text:style-name="T46">font-size</text:span></text:span><text:span text:style-name="Absatz-Standardschriftart"><text:span text:style-name="T70"> </text:span></text:span><text:span text:style-name="Absatz-Standardschriftart"><text:span text:style-name="T55">und</text:span></text:span><text:span text:style-name="Absatz-Standardschriftart"><text:span text:style-name="T66"> </text:span></text:span><text:span text:style-name="Absatz-Standardschriftart"><text:span text:style-name="T46">font-family</text:span></text:span><text:span text:style-name="Absatz-Standardschriftart"><text:span text:style-name="T66"> </text:span></text:span><text:span text:style-name="Absatz-Standardschriftart"><text:span text:style-name="T46">sind</text:span></text:span><text:span text:style-name="Absatz-Standardschriftart"><text:span text:style-name="T66"> </text:span></text:span><text:span text:style-name="Absatz-Standardschriftart"><text:span text:style-name="T46">Pflichtangaben,</text:span></text:span><text:span text:style-name="Absatz-Standardschriftart"><text:span text:style-name="T73"> </text:span></text:span><text:span text:style-name="Absatz-Standardschriftart"><text:span text:style-name="T55">wobei</text:span></text:span><text:span text:style-name="Absatz-Standardschriftart"><text:span text:style-name="T181"> </text:span></text:span><text:span text:style-name="Absatz-Standardschriftart"><text:span text:style-name="T55">die</text:span></text:span><text:span text:style-name="Absatz-Standardschriftart"><text:span text:style-name="T52"> </text:span></text:span><text:span text:style-name="Absatz-Standardschriftart"><text:span text:style-name="T46">font-family</text:span></text:span><text:span text:style-name="Absatz-Standardschriftart"><text:span text:style-name="T61"> </text:span></text:span><text:span text:style-name="Absatz-Standardschriftart"><text:span text:style-name="T46">immer</text:span></text:span><text:span text:style-name="Absatz-Standardschriftart"><text:span text:style-name="T61"> </text:span></text:span><text:span text:style-name="Absatz-Standardschriftart"><text:span text:style-name="T55">die</text:span></text:span><text:span text:style-name="Absatz-Standardschriftart"><text:span text:style-name="T52"> </text:span></text:span><text:span text:style-name="Absatz-Standardschriftart"><text:span text:style-name="T55">letzte</text:span></text:span><text:span text:style-name="Absatz-Standardschriftart"><text:span text:style-name="T58"> </text:span></text:span><text:span text:style-name="Absatz-Standardschriftart"><text:span text:style-name="T55">Angabe</text:span></text:span><text:span text:style-name="Absatz-Standardschriftart"><text:span text:style-name="T58"> </text:span></text:span><text:span text:style-name="Absatz-Standardschriftart"><text:span text:style-name="T46">ist.</text:span></text:span></text:p>
            <text:p text:style-name="P22"><text:span text:style-name="Absatz-Standardschriftart"><text:span text:style-name="T46">font:</text:span></text:span><text:span text:style-name="Absatz-Standardschriftart"><text:span text:style-name="T52"> </text:span></text:span><text:span text:style-name="Absatz-Standardschriftart"><text:span text:style-name="T55">12pt</text:span></text:span><text:span text:style-name="Absatz-Standardschriftart"><text:span text:style-name="T52"> </text:span></text:span><text:span text:style-name="Absatz-Standardschriftart"><text:span text:style-name="T55">Arial,</text:span></text:span><text:span text:style-name="Absatz-Standardschriftart"><text:span text:style-name="T52"> </text:span></text:span><text:span text:style-name="Absatz-Standardschriftart"><text:span text:style-name="T55">sans-serif;</text:span></text:span></text:p>
            <text:p text:style-name="P81"/>
            <text:p text:style-name="P84"><text:span text:style-name="Absatz-Standardschriftart"><text:span text:style-name="T46">wenn</text:span></text:span><text:span text:style-name="Absatz-Standardschriftart"><text:span text:style-name="T52"> </text:span></text:span><text:span text:style-name="Absatz-Standardschriftart"><text:span text:style-name="T55">auch</text:span></text:span><text:span text:style-name="Absatz-Standardschriftart"><text:span text:style-name="T58"> </text:span></text:span><text:span text:style-name="Absatz-Standardschriftart"><text:span text:style-name="T55">die</text:span></text:span><text:span text:style-name="Absatz-Standardschriftart"><text:span text:style-name="T66"> </text:span></text:span><text:span text:style-name="Absatz-Standardschriftart"><text:span text:style-name="T55">line-height</text:span></text:span><text:span text:style-name="Absatz-Standardschriftart"><text:span text:style-name="T58"> </text:span></text:span><text:span text:style-name="Absatz-Standardschriftart"><text:span text:style-name="T55">mitgegeben</text:span></text:span><text:span text:style-name="Absatz-Standardschriftart"><text:span text:style-name="T52"> </text:span></text:span><text:span text:style-name="Absatz-Standardschriftart"><text:span text:style-name="T55">wird,</text:span></text:span><text:span text:style-name="Absatz-Standardschriftart"><text:span text:style-name="T58"> </text:span></text:span><text:span text:style-name="Absatz-Standardschriftart"><text:span text:style-name="T55">dann</text:span></text:span><text:span text:style-name="Absatz-Standardschriftart"><text:span text:style-name="T173"> </text:span></text:span><text:span text:style-name="Absatz-Standardschriftart"><text:span text:style-name="T46">wird</text:span></text:span><text:span text:style-name="Absatz-Standardschriftart"><text:span text:style-name="T58"> </text:span></text:span><text:span text:style-name="Absatz-Standardschriftart"><text:span text:style-name="T55">diese</text:span></text:span><text:span text:style-name="Absatz-Standardschriftart"><text:span text:style-name="T58"> </text:span></text:span><text:span text:style-name="Absatz-Standardschriftart"><text:span text:style-name="T55">mit</text:span></text:span><text:span text:style-name="Absatz-Standardschriftart"><text:span text:style-name="T61"> </text:span></text:span><text:span text:style-name="Absatz-Standardschriftart"><text:span text:style-name="T55">/</text:span></text:span><text:span text:style-name="Absatz-Standardschriftart"><text:span text:style-name="T85"> </text:span></text:span><text:span text:style-name="Absatz-Standardschriftart"><text:span text:style-name="T46">von</text:span></text:span><text:span text:style-name="Absatz-Standardschriftart"><text:span text:style-name="T61"> </text:span></text:span><text:span text:style-name="Absatz-Standardschriftart"><text:span text:style-name="T55">der</text:span></text:span><text:span text:style-name="Absatz-Standardschriftart"><text:span text:style-name="T61"> </text:span></text:span><text:span text:style-name="Absatz-Standardschriftart"><text:span text:style-name="T46">Schriftgrößte</text:span></text:span><text:span text:style-name="Absatz-Standardschriftart"><text:span text:style-name="T61"> </text:span></text:span><text:span text:style-name="Absatz-Standardschriftart"><text:span text:style-name="T46">getrennt:</text:span></text:span><text:span text:style-name="Absatz-Standardschriftart"><text:span text:style-name="T182"> </text:span></text:span><text:span text:style-name="Absatz-Standardschriftart"><text:span text:style-name="T46">font:12pt/1.6em</text:span></text:span><text:span text:style-name="Absatz-Standardschriftart"><text:span text:style-name="T102"> </text:span></text:span><text:span text:style-name="Absatz-Standardschriftart"><text:span text:style-name="T46">serif;</text:span></text:span></text:p>
          </table:table-cell>
        </table:table-row>
      </table:table>
      <text:p text:style-name="P82"/>
      <text:h text:style-name="P158" text:outline-level="2"><text:span text:style-name="Absatz-Standardschriftart"><text:span text:style-name="T3">CSS Textfluss</text:span></text:span></text:h>
      <text:p text:style-name="P8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<text:s/><text:span text:style-name="T57">float</text:span></text:p>
          </table:table-cell>
          <table:table-cell table:style-name="Tabelle2.B1" office:value-type="string">
            <text:p text:style-name="P143">Element steht links oder rechts und wird auf der anderen Seite von dem nachfolgenden Elementen umflossen: left, right, none</text:p>
          </table:table-cell>
        </table:table-row>
        <table:table-row>
          <table:table-cell table:style-name="Tabelle2.A2" office:value-type="string">
            <text:p text:style-name="Table_20_Contents"><text:s/><text:span text:style-name="T57">clear</text:span></text:p>
          </table:table-cell>
          <table:table-cell table:style-name="Tabelle2.B2" office:value-type="string">
            <text:p text:style-name="P143">Fortsetzung oder Unterbrechung des Fliessens: left, right, both, none</text:p>
          </table:table-cell>
        </table:table-row>
      </table:table>
      <text:p text:style-name="P5"><text:span text:style-name="Absatz-Standardschriftart"><text:span text:style-name="T2">CSS Anzeigeart</text:span>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57"><text:s/>display</text:span> </text:p>
          </table:table-cell>
          <table:table-cell table:style-name="Tabelle3.B1" office:value-type="string">
            <text:p text:style-name="P143">Anzeigeart der Element: block, inline, none (nicht sichtbar ohne Platzreservierung)</text:p>
          </table:table-cell>
        </table:table-row>
        <table:table-row>
          <table:table-cell table:style-name="Tabelle3.A2" office:value-type="string">
            <text:p text:style-name="Table_20_Contents"><text:span text:style-name="T57"><text:s/>visibility</text:span> </text:p>
          </table:table-cell>
          <table:table-cell table:style-name="Tabelle3.B2" office:value-type="string">
            <text:p text:style-name="P143">Sichtbarkeit: hidden (Platzreservierung), visible </text:p>
          </table:table-cell>
        </table:table-row>
      </table:table>
      <text:h text:style-name="P155" text:outline-level="2"><text:span text:style-name="Absatz-Standardschriftart"><text:span text:style-name="T15"/></text:span></text:h>
      <text:h text:style-name="P155" text:outline-level="2"><text:span text:style-name="Absatz-Standardschriftart"><text:span text:style-name="T15">CSS</text:span></text:span><text:span text:style-name="Absatz-Standardschriftart"><text:span text:style-name="T22"> </text:span></text:span><text:span text:style-name="Absatz-Standardschriftart"><text:span text:style-name="T15">Validieren: </text:span></text:span><text:a xlink:type="simple" xlink:href="http://jigsaw.w3.org/css-validator/" office:target-frame-name="_top" xlink:show="replace" text:style-name="Internet_20_link" text:visited-style-name="Visited_20_Internet_20_Link"><text:span text:style-name="Absatz-Standardschriftart"><text:span text:style-name="T198">http://jigsaw.w3.org/css-validator/</text:span>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default-outline-level="1" style:class="text">
      <style:paragraph-properties fo:margin-left="0.381cm" fo:margin-right="0cm" fo:margin-top="0.108cm" fo:margin-bottom="0cm" fo:hyphenation-ladder-count="no-limit" fo:text-indent="0cm" style:auto-text-indent="false">
        <style:tab-stops/>
      </style:paragraph-properties>
      <style:text-properties style:font-name="Cambria" fo:font-size="14pt" fo:font-weight="bold" style:font-name-asian="Cambria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left="0.275cm" fo:margin-right="0cm" fo:margin-top="0.111cm" fo:margin-bottom="0cm" fo:hyphenation-ladder-count="no-limit" fo:text-indent="0cm" style:auto-text-indent="false">
        <style:tab-stops/>
      </style:paragraph-properties>
      <style:text-properties style:font-name="Cambria" fo:font-size="13pt" fo:font-weight="bold" style:font-name-asian="Cambria" style:font-size-asian="13pt" style:font-weight-asian="bold" style:font-size-complex="13pt" style:font-weight-complex="bold"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left="0.275cm" fo:margin-right="0cm" fo:hyphenation-ladder-count="no-limit" fo:text-indent="0cm" style:auto-text-indent="false">
        <style:tab-stops/>
      </style:paragraph-properties>
      <style:text-properties style:font-name="Calibri" fo:font-size="10pt" fo:font-weight="bold" style:font-name-asian="Calibri" style:font-size-asian="10pt" style:font-weight-asian="bold" style:font-size-complex="10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Calibri" fo:font-size="10pt" fo:letter-spacing="-0.002cm" style:font-name-asian="Calibri" style:font-size-asian="10pt" style:font-size-complex="10pt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>
      <style:paragraph-properties style:writing-mode="lr-tb"/>
    </style:style>
    <style:style style:name="Mgr1" style:family="graphic">
      <style:graphic-properties draw:stroke="solid" svg:stroke-width="0.028cm" svg:stroke-color="#000000" svg:stroke-opacity="100%" draw:stroke-linejoin="round" draw:fill="none" fo:min-height="0cm" fo:min-width="0cm" fo:padding-top="-0.01cm" fo:padding-bottom="-0.01cm" fo:padding-left="-0.01cm" fo:padding-right="-0.01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35cm" fo:margin-bottom="1.748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882cm" fo:margin-left="0cm" fo:margin-right="0cm" fo:margin-bottom="0cm" style:dynamic-spacing="true"/>
      </style:header-style>
      <style:footer-style>
        <style:header-footer-properties fo:min-height="0.333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2.117cm" fo:margin-bottom="2.081cm" fo:margin-left="2.117cm" fo:margin-right="1.55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9" style:page-layout-name="Mpm2">
      <style:header>
        <text:p text:style-name="MP1"><draw:custom-shape text:anchor-type="paragraph" draw:z-index="2" draw:name="Freeform 6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3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0" style:page-layout-name="Mpm2">
      <style:header>
        <text:p text:style-name="MP1"><draw:custom-shape text:anchor-type="paragraph" draw:z-index="4" draw:name="Freeform 3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5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1" style:page-layout-name="Mpm3">
      <style:header>
        <text:p text:style-name="MP1"><draw:custom-shape text:anchor-type="paragraph" draw:z-index="6" draw:name="Freeform 3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7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2" style:page-layout-name="Mpm3">
      <style:header>
        <text:p text:style-name="MP1"><draw:custom-shape text:anchor-type="paragraph" draw:z-index="8" draw:name="Freeform 3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9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3" style:page-layout-name="Mpm3">
      <style:header>
        <text:p text:style-name="MP1"><draw:custom-shape text:anchor-type="paragraph" draw:z-index="10" draw:name="Freeform 3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11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4" style:page-layout-name="Mpm3">
      <style:header>
        <text:p text:style-name="MP1"><draw:custom-shape text:anchor-type="paragraph" draw:z-index="12" draw:name="Freeform 3" draw:style-name="Mgr1" draw:text-style-name="MP2" svg:width="0.004cm" svg:height="0.862cm" svg:x="18.694cm" svg:y="1.249cm"><text:p/><draw:enhanced-geometry svg:viewBox="0 0 1270 309880" draw:text-areas="?f8 ?f12 ?f11 ?f13" draw:glue-points="?f8 ?f9 ?f8 ?f10" draw:type="non-primitive" draw:enhanced-path="M 0 0 L 0 309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449580 / ?f7"/><draw:equation draw:name="f10" draw:formula="758825 / ?f7"/><draw:equation draw:name="f11" draw:formula="1270 / ?f6"/><draw:equation draw:name="f12" draw:formula="0 / ?f7"/><draw:equation draw:name="f13" draw:formula="309880 / ?f7"/></draw:enhanced-geometry></draw:custom-shape></text:p>
      </style:header>
      <style:footer>
        <text:p text:style-name="MP1"><draw:custom-shape text:anchor-type="paragraph" draw:z-index="13" draw:name="Freeform 9" draw:style-name="Mgr1" draw:text-style-name="MP2" svg:width="16.107cm" svg:height="0.004cm" svg:x="2.448cm" svg:y="27.58cm"><text:p/><draw:enhanced-geometry svg:viewBox="0 0 5798185 1270" draw:text-areas="?f8 ?f9 ?f10 ?f11" draw:glue-points="?f8 ?f9 ?f10 ?f9" draw:type="non-primitive" draw:enhanced-path="M 0 0 L 57981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p>
      </style:footer>
    </style:master-page>
    <style:master-page style:name="MP1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2T01:37:24.78</meta:creation-date>
    <meta:editing-duration>PT48M24S</meta:editing-duration>
    <meta:editing-cycles>21</meta:editing-cycles>
    <meta:generator>OpenOffice/4.1.1$Win32 OpenOffice.org_project/411m6$Build-9775</meta:generator>
    <meta:initial-creator>Yvonne Fitzgerald</meta:initial-creator>
    <dc:date>2017-10-09T20:07:19.45</dc:date>
    <dc:creator>Yvonne Fitzgerald</dc:creator>
    <meta:document-statistic meta:table-count="12" meta:image-count="0" meta:object-count="0" meta:page-count="4" meta:paragraph-count="164" meta:word-count="892" meta:character-count="6902"/>
  </office:meta>
</office:document-meta>
</file>